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0.5in"/>
    </style:style>
    <style:style style:name="Table1.C" style:family="table-column">
      <style:table-column-properties style:column-width="0.4375in"/>
    </style:style>
    <style:style style:name="Table1.D" style:family="table-column">
      <style:table-column-properties style:column-width="0.25in"/>
    </style:style>
    <style:style style:name="Table1.E" style:family="table-column">
      <style:table-column-properties style:column-width="0.875in"/>
    </style:style>
    <style:style style:name="Table1.F" style:family="table-column">
      <style:table-column-properties style:column-width="3.86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2" style:family="table">
      <style:table-properties style:width="6.925in" fo:margin-left="0in" table:align="left"/>
    </style:style>
    <style:style style:name="Table12.A" style:family="table-column">
      <style:table-column-properties style:column-width="0.909in"/>
    </style:style>
    <style:style style:name="Table12.B" style:family="table-column">
      <style:table-column-properties style:column-width="2.2139in"/>
    </style:style>
    <style:style style:name="Table12.C" style:family="table-column">
      <style:table-column-properties style:column-width="0.7042in"/>
    </style:style>
    <style:style style:name="Table12.D" style:family="table-column">
      <style:table-column-properties style:column-width="3.0979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0.909in"/>
    </style:style>
    <style:style style:name="Table2.B" style:family="table-column">
      <style:table-column-properties style:column-width="2.2139in"/>
    </style:style>
    <style:style style:name="Table2.C" style:family="table-column">
      <style:table-column-properties style:column-width="0.7042in"/>
    </style:style>
    <style:style style:name="Table2.D" style:family="table-column">
      <style:table-column-properties style:column-width="3.0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1" style:family="table">
      <style:table-properties style:width="6.925in" fo:margin-left="0in" table:align="left"/>
    </style:style>
    <style:style style:name="Table11.A" style:family="table-column">
      <style:table-column-properties style:column-width="0.909in"/>
    </style:style>
    <style:style style:name="Table11.B" style:family="table-column">
      <style:table-column-properties style:column-width="2.2139in"/>
    </style:style>
    <style:style style:name="Table11.C" style:family="table-column">
      <style:table-column-properties style:column-width="0.7042in"/>
    </style:style>
    <style:style style:name="Table11.D" style:family="table-column">
      <style:table-column-properties style:column-width="3.097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925in" fo:margin-left="0in" table:align="left"/>
    </style:style>
    <style:style style:name="Table8.A" style:family="table-column">
      <style:table-column-properties style:column-width="0.909in"/>
    </style:style>
    <style:style style:name="Table8.B" style:family="table-column">
      <style:table-column-properties style:column-width="2.2139in"/>
    </style:style>
    <style:style style:name="Table8.C" style:family="table-column">
      <style:table-column-properties style:column-width="0.7042in"/>
    </style:style>
    <style:style style:name="Table8.D" style:family="table-column">
      <style:table-column-properties style:column-width="3.0979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3" style:family="table">
      <style:table-properties style:width="6.925in" fo:margin-left="0in" table:align="left"/>
    </style:style>
    <style:style style:name="Table3.A" style:family="table-column">
      <style:table-column-properties style:column-width="0.909in"/>
    </style:style>
    <style:style style:name="Table3.B" style:family="table-column">
      <style:table-column-properties style:column-width="2.2139in"/>
    </style:style>
    <style:style style:name="Table3.C" style:family="table-column">
      <style:table-column-properties style:column-width="0.7042in"/>
    </style:style>
    <style:style style:name="Table3.D" style:family="table-column">
      <style:table-column-properties style:column-width="3.0979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0.05pt solid #000000" fo:border-bottom="0.05pt solid #000000"/>
    </style:style>
    <style:style style:name="Table3.A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10" style:family="table">
      <style:table-properties style:width="6.925in" fo:margin-left="0in" table:align="left"/>
    </style:style>
    <style:style style:name="Table10.A" style:family="table-column">
      <style:table-column-properties style:column-width="0.909in"/>
    </style:style>
    <style:style style:name="Table10.B" style:family="table-column">
      <style:table-column-properties style:column-width="2.2139in"/>
    </style:style>
    <style:style style:name="Table10.C" style:family="table-column">
      <style:table-column-properties style:column-width="0.7042in"/>
    </style:style>
    <style:style style:name="Table10.D" style:family="table-column">
      <style:table-column-properties style:column-width="3.097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9" style:family="table">
      <style:table-properties style:width="6.925in" fo:margin-left="0in" table:align="left"/>
    </style:style>
    <style:style style:name="Table9.A" style:family="table-column">
      <style:table-column-properties style:column-width="0.909in"/>
    </style:style>
    <style:style style:name="Table9.B" style:family="table-column">
      <style:table-column-properties style:column-width="2.2139in"/>
    </style:style>
    <style:style style:name="Table9.C" style:family="table-column">
      <style:table-column-properties style:column-width="0.7042in"/>
    </style:style>
    <style:style style:name="Table9.D" style:family="table-column">
      <style:table-column-properties style:column-width="3.0979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925in" fo:margin-left="0in" table:align="left"/>
    </style:style>
    <style:style style:name="Table5.A" style:family="table-column">
      <style:table-column-properties style:column-width="0.909in"/>
    </style:style>
    <style:style style:name="Table5.B" style:family="table-column">
      <style:table-column-properties style:column-width="2.2139in"/>
    </style:style>
    <style:style style:name="Table5.C" style:family="table-column">
      <style:table-column-properties style:column-width="0.7042in"/>
    </style:style>
    <style:style style:name="Table5.D" style:family="table-column">
      <style:table-column-properties style:column-width="3.0979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931in" style:rel-column-width="9397*"/>
    </style:style>
    <style:style style:name="Table4.B" style:family="table-column">
      <style:table-column-properties style:column-width="2.8292in" style:rel-column-width="26773*"/>
    </style:style>
    <style:style style:name="Table4.C" style:family="table-column">
      <style:table-column-properties style:column-width="3.1028in" style:rel-column-width="2936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weight="bold" officeooo:rsid="0018c977" officeooo:paragraph-rsid="0018c977" style:font-weight-asian="bold" style:font-weight-complex="bold"/>
    </style:style>
    <style:style style:name="P2" style:family="paragraph" style:parent-style-name="Standard">
      <style:text-properties style:font-name="Pericles" fo:font-size="10pt" fo:font-weight="bold" officeooo:rsid="0018c977" officeooo:paragraph-rsid="0018c977" style:font-size-asian="8.75pt" style:font-weight-asian="bold" style:font-size-complex="10pt" style:font-weight-complex="bold"/>
    </style:style>
    <style:style style:name="P3" style:family="paragraph" style:parent-style-name="Standard">
      <style:text-properties style:font-name="Pericles" fo:font-size="10pt" fo:font-weight="bold" officeooo:rsid="0018c977" officeooo:paragraph-rsid="005ad0a2" style:font-size-asian="8.75pt" style:font-weight-asian="bold" style:font-size-complex="10pt" style:font-weight-complex="bold"/>
    </style:style>
    <style:style style:name="P4" style:family="paragraph" style:parent-style-name="Standard">
      <style:text-properties style:font-name="Pericles" fo:font-size="10pt" fo:font-weight="bold" officeooo:rsid="0018c977" officeooo:paragraph-rsid="005fc9a8" style:font-size-asian="8.75pt" style:font-weight-asian="bold" style:font-size-complex="10pt" style:font-weight-complex="bold"/>
    </style:style>
    <style:style style:name="P5" style:family="paragraph" style:parent-style-name="Standard">
      <style:text-properties style:font-name="Pericles" fo:font-size="10pt" fo:font-weight="bold" officeooo:rsid="001a5cd2" officeooo:paragraph-rsid="001a5cd2" style:font-size-asian="8.75pt" style:font-weight-asian="bold" style:font-size-complex="10pt" style:font-weight-complex="bold"/>
    </style:style>
    <style:style style:name="P6" style:family="paragraph" style:parent-style-name="Standard">
      <style:text-properties style:font-name="Pericles" fo:font-size="10pt" fo:font-weight="bold" officeooo:rsid="002188d9" officeooo:paragraph-rsid="002188d9" style:font-size-asian="8.75pt" style:font-weight-asian="bold" style:font-size-complex="10pt" style:font-weight-complex="bold"/>
    </style:style>
    <style:style style:name="P7" style:family="paragraph" style:parent-style-name="Standard">
      <style:text-properties style:font-name="Pericles" fo:font-size="10pt" fo:font-weight="bold" officeooo:rsid="00261f04" officeooo:paragraph-rsid="00261f04" style:font-size-asian="8.75pt" style:font-weight-asian="bold" style:font-size-complex="10pt" style:font-weight-complex="bold"/>
    </style:style>
    <style:style style:name="P8" style:family="paragraph" style:parent-style-name="Standard">
      <style:text-properties style:font-name="Pericles" fo:font-size="10pt" fo:font-weight="bold" officeooo:rsid="002ae041" officeooo:paragraph-rsid="002ae041" style:font-size-asian="8.75pt" style:font-weight-asian="bold" style:font-size-complex="10pt" style:font-weight-complex="bold"/>
    </style:style>
    <style:style style:name="P9" style:family="paragraph" style:parent-style-name="Standard">
      <style:text-properties style:font-name="Pericles" fo:font-size="10pt" fo:font-weight="bold" officeooo:rsid="00570926" officeooo:paragraph-rsid="00570926" style:font-size-asian="8.75pt" style:font-weight-asian="bold" style:font-size-complex="10pt" style:font-weight-complex="bold"/>
    </style:style>
    <style:style style:name="P10" style:family="paragraph" style:parent-style-name="Standard">
      <style:text-properties style:font-name="Pericles" fo:font-size="10pt" fo:font-weight="bold" officeooo:rsid="005ad0a2" officeooo:paragraph-rsid="005ad0a2" style:font-size-asian="8.75pt" style:font-weight-asian="bold" style:font-size-complex="10pt" style:font-weight-complex="bold"/>
    </style:style>
    <style:style style:name="P11" style:family="paragraph" style:parent-style-name="Standard">
      <style:text-properties style:font-name="Pericles" fo:font-size="10pt" fo:font-weight="bold" officeooo:rsid="005fc9a8" officeooo:paragraph-rsid="005fc9a8" style:font-size-asian="8.75pt" style:font-weight-asian="bold" style:font-size-complex="10pt" style:font-weight-complex="bold"/>
    </style:style>
    <style:style style:name="P12" style:family="paragraph" style:parent-style-name="Standard">
      <style:text-properties style:font-name="Pericles" fo:font-size="10pt" fo:font-weight="normal" officeooo:rsid="0018c977" officeooo:paragraph-rsid="0018c977" style:font-size-asian="8.75pt" style:font-weight-asian="normal" style:font-size-complex="10pt" style:font-weight-complex="normal"/>
    </style:style>
    <style:style style:name="P13" style:family="paragraph" style:parent-style-name="Standard">
      <style:text-properties style:font-name="Pericles" fo:font-size="10pt" fo:font-weight="normal" officeooo:rsid="001a5cd2" officeooo:paragraph-rsid="001a5cd2" style:font-size-asian="8.75pt" style:font-weight-asian="normal" style:font-size-complex="10pt" style:font-weight-complex="normal"/>
    </style:style>
    <style:style style:name="P14" style:family="paragraph" style:parent-style-name="Standard">
      <style:text-properties style:font-name="Pericles" fo:font-size="10pt" fo:font-weight="normal" officeooo:rsid="001a5cd2" officeooo:paragraph-rsid="00194415" style:font-size-asian="8.75pt" style:font-weight-asian="normal" style:font-size-complex="10pt" style:font-weight-complex="normal"/>
    </style:style>
    <style:style style:name="P15" style:family="paragraph" style:parent-style-name="Standard">
      <style:text-properties style:font-name="Pericles" fo:font-size="10pt" fo:font-weight="normal" officeooo:rsid="002188d9" officeooo:paragraph-rsid="002188d9" style:font-size-asian="8.75pt" style:font-weight-asian="normal" style:font-size-complex="10pt" style:font-weight-complex="normal"/>
    </style:style>
    <style:style style:name="P16" style:family="paragraph" style:parent-style-name="Standard">
      <style:text-properties style:font-name="Pericles" fo:font-size="10pt" fo:font-weight="normal" officeooo:rsid="0021be42" officeooo:paragraph-rsid="001a5cd2" style:font-size-asian="8.75pt" style:font-weight-asian="normal" style:font-size-complex="10pt" style:font-weight-complex="normal"/>
    </style:style>
    <style:style style:name="P17" style:family="paragraph" style:parent-style-name="Standard">
      <style:text-properties style:font-name="Pericles" fo:font-size="10pt" fo:font-weight="normal" officeooo:rsid="002ae041" officeooo:paragraph-rsid="002ae041" style:font-size-asian="8.75pt" style:font-weight-asian="normal" style:font-size-complex="10pt" style:font-weight-complex="normal"/>
    </style:style>
    <style:style style:name="P18" style:family="paragraph" style:parent-style-name="Standard">
      <style:text-properties style:font-name="Pericles" fo:font-size="10pt" fo:font-weight="normal" officeooo:rsid="00570926" officeooo:paragraph-rsid="00570926" style:font-size-asian="8.75pt" style:font-weight-asian="normal" style:font-size-complex="10pt" style:font-weight-complex="normal"/>
    </style:style>
    <style:style style:name="P19" style:family="paragraph" style:parent-style-name="Standard">
      <style:text-properties style:font-name="Pericles" fo:font-size="10pt" fo:font-weight="normal" officeooo:rsid="00570926" officeooo:paragraph-rsid="005ad0a2" style:font-size-asian="8.75pt" style:font-weight-asian="normal" style:font-size-complex="10pt" style:font-weight-complex="normal"/>
    </style:style>
    <style:style style:name="P20" style:family="paragraph" style:parent-style-name="Standard">
      <style:text-properties style:font-name="Pericles" fo:font-size="10pt" fo:font-weight="normal" officeooo:rsid="00783241" officeooo:paragraph-rsid="00783241" style:font-size-asian="8.75pt" style:font-weight-asian="normal" style:font-size-complex="10pt" style:font-weight-complex="normal"/>
    </style:style>
    <style:style style:name="P21" style:family="paragraph" style:parent-style-name="Standard">
      <style:text-properties style:font-name="Pericles" fo:font-size="10pt" fo:font-style="italic" fo:font-weight="normal" officeooo:rsid="001ad77a" officeooo:paragraph-rsid="001ad77a" style:font-size-asian="8.75pt" style:font-style-asian="italic" style:font-weight-asian="normal" style:font-size-complex="10pt" style:font-style-complex="italic" style:font-weight-complex="normal"/>
    </style:style>
    <style:style style:name="P22" style:family="paragraph" style:parent-style-name="Standard">
      <style:text-properties style:font-name="Pericles" fo:font-size="10pt" fo:font-style="italic" fo:font-weight="normal" officeooo:rsid="0023f001" officeooo:paragraph-rsid="0023f001" style:font-size-asian="8.75pt" style:font-style-asian="italic" style:font-weight-asian="normal" style:font-size-complex="10pt" style:font-style-complex="italic" style:font-weight-complex="normal"/>
    </style:style>
    <style:style style:name="P23"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61f04" style:font-size-asian="8.75pt" style:font-style-asian="italic" style:font-weight-asian="bold" style:font-size-complex="10pt" style:font-style-complex="italic" style:font-weight-complex="bold"/>
    </style:style>
    <style:style style:name="P24"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69fd3" style:font-size-asian="8.75pt" style:font-style-asian="italic" style:font-weight-asian="bold" style:font-size-complex="10pt" style:font-style-complex="italic" style:font-weight-complex="bold"/>
    </style:style>
    <style:style style:name="P25"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87603" style:font-size-asian="8.75pt" style:font-style-asian="italic" style:font-weight-asian="bold" style:font-size-complex="10pt" style:font-style-complex="italic" style:font-weight-complex="bold"/>
    </style:style>
    <style:style style:name="P26"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a7f25" style:font-size-asian="8.75pt" style:font-style-asian="italic" style:font-weight-asian="bold" style:font-size-complex="10pt" style:font-style-complex="italic" style:font-weight-complex="bold"/>
    </style:style>
    <style:style style:name="P27"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a9b62" style:font-size-asian="8.75pt" style:font-style-asian="italic" style:font-weight-asian="bold" style:font-size-complex="10pt" style:font-style-complex="italic" style:font-weight-complex="bold"/>
    </style:style>
    <style:style style:name="P28"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ae041" style:font-size-asian="8.75pt" style:font-style-asian="italic" style:font-weight-asian="bold" style:font-size-complex="10pt" style:font-style-complex="italic" style:font-weight-complex="bold"/>
    </style:style>
    <style:style style:name="P29"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b8dd6" style:font-size-asian="8.75pt" style:font-style-asian="italic" style:font-weight-asian="bold" style:font-size-complex="10pt" style:font-style-complex="italic" style:font-weight-complex="bold"/>
    </style:style>
    <style:style style:name="P30"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d920c" style:font-size-asian="8.75pt" style:font-style-asian="italic" style:font-weight-asian="bold" style:font-size-complex="10pt" style:font-style-complex="italic" style:font-weight-complex="bold"/>
    </style:style>
    <style:style style:name="P31" style:family="paragraph" style:parent-style-name="Standard">
      <style:text-properties style:font-name="Pericles" fo:font-size="10pt" fo:font-style="italic" style:text-underline-style="solid" style:text-underline-width="auto" style:text-underline-color="font-color" fo:font-weight="bold" officeooo:rsid="0030884d" officeooo:paragraph-rsid="0030884d" style:font-size-asian="8.75pt" style:font-style-asian="italic" style:font-weight-asian="bold" style:font-size-complex="10pt" style:font-style-complex="italic" style:font-weight-complex="bold"/>
    </style:style>
    <style:style style:name="P32" style:family="paragraph" style:parent-style-name="Standard">
      <style:text-properties style:font-name="Pericles" fo:font-size="10pt" fo:font-style="italic" style:text-underline-style="solid" style:text-underline-width="auto" style:text-underline-color="font-color" fo:font-weight="bold" officeooo:rsid="00317e72" officeooo:paragraph-rsid="00317e72" style:font-size-asian="8.75pt" style:font-style-asian="italic" style:font-weight-asian="bold" style:font-size-complex="10pt" style:font-style-complex="italic" style:font-weight-complex="bold"/>
    </style:style>
    <style:style style:name="P33" style:family="paragraph" style:parent-style-name="Standard">
      <style:text-properties style:font-name="Pericles" fo:font-size="10pt" fo:font-style="italic" style:text-underline-style="solid" style:text-underline-width="auto" style:text-underline-color="font-color" fo:font-weight="bold" officeooo:rsid="003d6933" officeooo:paragraph-rsid="003d6933" style:font-size-asian="8.75pt" style:font-style-asian="italic" style:font-weight-asian="bold" style:font-size-complex="10pt" style:font-style-complex="italic" style:font-weight-complex="bold"/>
    </style:style>
    <style:style style:name="P34"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ef91e" style:font-size-asian="8.75pt" style:font-style-asian="italic" style:font-weight-asian="bold" style:font-size-complex="10pt" style:font-style-complex="italic" style:font-weight-complex="bold"/>
    </style:style>
    <style:style style:name="P35" style:family="paragraph" style:parent-style-name="Standard">
      <style:text-properties style:font-name="Pericles" fo:font-size="10pt" fo:font-style="italic" style:text-underline-style="solid" style:text-underline-width="auto" style:text-underline-color="font-color" fo:font-weight="bold" officeooo:rsid="0046b41f" officeooo:paragraph-rsid="0046b41f" style:font-size-asian="8.75pt" style:font-style-asian="italic" style:font-weight-asian="bold" style:font-size-complex="10pt" style:font-style-complex="italic" style:font-weight-complex="bold"/>
    </style:style>
    <style:style style:name="P36" style:family="paragraph" style:parent-style-name="Standard">
      <style:text-properties style:font-name="Pericles" fo:font-size="10pt" fo:font-style="italic" style:text-underline-style="solid" style:text-underline-width="auto" style:text-underline-color="font-color" fo:font-weight="bold" officeooo:rsid="004a15e2" officeooo:paragraph-rsid="004a15e2" style:font-size-asian="8.75pt" style:font-style-asian="italic" style:font-weight-asian="bold" style:font-size-complex="10pt" style:font-style-complex="italic" style:font-weight-complex="bold"/>
    </style:style>
    <style:style style:name="P37" style:family="paragraph" style:parent-style-name="Standard">
      <style:text-properties style:font-name="Pericles" fo:font-size="10pt" fo:font-style="italic" style:text-underline-style="solid" style:text-underline-width="auto" style:text-underline-color="font-color" fo:font-weight="bold" officeooo:rsid="0063523d" officeooo:paragraph-rsid="0063523d" style:font-size-asian="8.75pt" style:font-style-asian="italic" style:font-weight-asian="bold" style:font-size-complex="10pt" style:font-style-complex="italic" style:font-weight-complex="bold"/>
    </style:style>
    <style:style style:name="P38" style:family="paragraph" style:parent-style-name="Standard">
      <style:text-properties style:font-name="Pericles" fo:font-size="10pt" fo:font-style="italic" style:text-underline-style="solid" style:text-underline-width="auto" style:text-underline-color="font-color" fo:font-weight="bold" officeooo:rsid="00459a4c" officeooo:paragraph-rsid="007e3ddd" style:font-size-asian="8.75pt" style:font-style-asian="italic" style:font-weight-asian="bold" style:font-size-complex="10pt" style:font-style-complex="italic" style:font-weight-complex="bold"/>
    </style:style>
    <style:style style:name="P39"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15b99" style:font-size-asian="8.75pt" style:font-style-asian="italic" style:font-weight-asian="bold" style:font-size-complex="10pt" style:font-style-complex="italic" style:font-weight-complex="bold"/>
    </style:style>
    <style:style style:name="P40"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40c27" style:font-size-asian="8.75pt" style:font-style-asian="italic" style:font-weight-asian="bold" style:font-size-complex="10pt" style:font-style-complex="italic" style:font-weight-complex="bold"/>
    </style:style>
    <style:style style:name="P41"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9ebd5" style:font-size-asian="8.75pt" style:font-style-asian="italic" style:font-weight-asian="bold" style:font-size-complex="10pt" style:font-style-complex="italic" style:font-weight-complex="bold"/>
    </style:style>
    <style:style style:name="P42"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0c6dc" style:font-size-asian="8.75pt" style:font-style-asian="italic" style:font-weight-asian="bold" style:font-size-complex="10pt" style:font-style-complex="italic" style:font-weight-complex="bold"/>
    </style:style>
    <style:style style:name="P43"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6141f" style:font-size-asian="8.75pt" style:font-style-asian="italic" style:font-weight-asian="bold" style:font-size-complex="10pt" style:font-style-complex="italic" style:font-weight-complex="bold"/>
    </style:style>
    <style:style style:name="P44"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ac912" style:font-size-asian="8.75pt" style:font-style-asian="italic" style:font-weight-asian="bold" style:font-size-complex="10pt" style:font-style-complex="italic" style:font-weight-complex="bold"/>
    </style:style>
    <style:style style:name="P45"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df196" style:font-size-asian="8.75pt" style:font-style-asian="italic" style:font-weight-asian="bold" style:font-size-complex="10pt" style:font-style-complex="italic" style:font-weight-complex="bold"/>
    </style:style>
    <style:style style:name="P46" style:family="paragraph" style:parent-style-name="Standard">
      <style:text-properties style:font-name="Pericles" fo:font-size="10pt" fo:font-style="italic" style:text-underline-style="none" fo:font-weight="normal" officeooo:rsid="002ae041" officeooo:paragraph-rsid="002ae041" style:font-size-asian="8.75pt" style:font-style-asian="italic" style:font-weight-asian="normal" style:font-size-complex="10pt" style:font-style-complex="italic" style:font-weight-complex="normal"/>
    </style:style>
    <style:style style:name="P47" style:family="paragraph" style:parent-style-name="Standard">
      <style:text-properties style:font-name="Pericles" fo:font-size="10pt" fo:font-style="italic" style:text-underline-style="none" fo:font-weight="normal" officeooo:rsid="00287603" officeooo:paragraph-rsid="00287603" style:font-size-asian="8.75pt" style:font-style-asian="italic" style:font-weight-asian="normal" style:font-size-complex="10pt" style:font-style-complex="italic" style:font-weight-complex="normal"/>
    </style:style>
    <style:style style:name="P48" style:family="paragraph" style:parent-style-name="Standard">
      <style:text-properties style:font-name="Pericles" fo:font-size="10pt" style:text-underline-style="solid" style:text-underline-width="auto" style:text-underline-color="font-color" fo:font-weight="normal" officeooo:rsid="00261f04" officeooo:paragraph-rsid="00261f04" style:font-size-asian="8.75pt" style:font-weight-asian="normal" style:font-size-complex="10pt" style:font-weight-complex="normal"/>
    </style:style>
    <style:style style:name="P49" style:family="paragraph" style:parent-style-name="Standard">
      <style:text-properties style:font-name="Pericles" fo:font-size="10pt" fo:font-style="normal" style:text-underline-style="none" fo:font-weight="normal" officeooo:rsid="002ae041" officeooo:paragraph-rsid="002ae041" style:font-size-asian="8.75pt" style:font-style-asian="normal" style:font-weight-asian="normal" style:font-size-complex="10pt" style:font-style-complex="normal" style:font-weight-complex="normal"/>
    </style:style>
    <style:style style:name="P50" style:family="paragraph" style:parent-style-name="Standard">
      <style:text-properties style:font-name="Pericles" fo:font-size="10pt" fo:font-style="normal" style:text-underline-style="none" fo:font-weight="normal" officeooo:rsid="002b8dd6" officeooo:paragraph-rsid="002b8dd6" style:font-size-asian="8.75pt" style:font-style-asian="normal" style:font-weight-asian="normal" style:font-size-complex="10pt" style:font-style-complex="normal" style:font-weight-complex="normal"/>
    </style:style>
    <style:style style:name="P51" style:family="paragraph" style:parent-style-name="Standard">
      <style:text-properties style:font-name="Pericles" fo:font-size="10pt" fo:font-style="normal" style:text-underline-style="none" fo:font-weight="normal" officeooo:rsid="00261f04" officeooo:paragraph-rsid="00261f04"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style:text-underline-style="none" fo:font-weight="normal" officeooo:rsid="00269fd3" officeooo:paragraph-rsid="00269fd3"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style:text-underline-style="none" fo:font-weight="normal" officeooo:rsid="00287603" officeooo:paragraph-rsid="00287603"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style:text-underline-style="none" fo:font-weight="normal" officeooo:rsid="00293f85" officeooo:paragraph-rsid="00287603"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style:text-underline-style="none" fo:font-weight="normal" officeooo:rsid="002a7f25" officeooo:paragraph-rsid="002a7f25"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style:text-underline-style="none" fo:font-weight="normal" officeooo:rsid="002a9b62" officeooo:paragraph-rsid="002a9b62"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style:text-underline-style="none" fo:font-weight="normal" officeooo:rsid="002b9fb1" officeooo:paragraph-rsid="002b8dd6"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style:text-underline-style="none" fo:font-weight="normal" officeooo:rsid="002d920c" officeooo:paragraph-rsid="002d920c"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style:text-underline-style="none" fo:font-weight="normal" officeooo:rsid="002ef91e" officeooo:paragraph-rsid="002ef91e"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10pt" fo:font-style="normal" style:text-underline-style="none" fo:font-weight="normal" officeooo:rsid="0030884d" officeooo:paragraph-rsid="0030884d" style:font-size-asian="8.75pt" style:font-style-asian="normal" style:font-weight-asian="normal" style:font-size-complex="10pt" style:font-style-complex="normal" style:font-weight-complex="normal"/>
    </style:style>
    <style:style style:name="P61" style:family="paragraph" style:parent-style-name="Standard">
      <style:text-properties style:font-name="Pericles" fo:font-size="10pt" fo:font-style="normal" style:text-underline-style="none" fo:font-weight="normal" officeooo:rsid="00317e72" officeooo:paragraph-rsid="00317e72" style:font-size-asian="8.75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39b81f" officeooo:paragraph-rsid="0039b81f" style:font-size-asian="8.75pt" style:font-style-asian="normal" style:font-weight-asian="normal" style:font-size-complex="10pt" style:font-style-complex="normal" style:font-weight-complex="normal"/>
    </style:style>
    <style:style style:name="P63" style:family="paragraph" style:parent-style-name="Standard">
      <style:text-properties style:font-name="Pericles" fo:font-size="10pt" fo:font-style="normal" style:text-underline-style="none" fo:font-weight="normal" officeooo:rsid="0039b81f" officeooo:paragraph-rsid="00703b74" style:font-size-asian="8.75pt" style:font-style-asian="normal" style:font-weight-asian="normal" style:font-size-complex="10pt" style:font-style-complex="normal" style:font-weight-complex="normal"/>
    </style:style>
    <style:style style:name="P64" style:family="paragraph" style:parent-style-name="Standard">
      <style:text-properties style:font-name="Pericles" fo:font-size="10pt" fo:font-style="normal" style:text-underline-style="none" fo:font-weight="normal" officeooo:rsid="003b4060" officeooo:paragraph-rsid="004f0fbb" style:font-size-asian="8.75pt" style:font-style-asian="normal" style:font-weight-asian="normal" style:font-size-complex="10pt" style:font-style-complex="normal" style:font-weight-complex="normal"/>
    </style:style>
    <style:style style:name="P65" style:family="paragraph" style:parent-style-name="Standard">
      <style:text-properties style:font-name="Pericles" fo:font-size="10pt" fo:font-style="normal" style:text-underline-style="none" fo:font-weight="normal" officeooo:rsid="003b4060" officeooo:paragraph-rsid="003b4060" style:font-size-asian="8.75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3b4060" officeooo:paragraph-rsid="006a2ea1" style:font-size-asian="8.75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style:text-underline-style="none" fo:font-weight="normal" officeooo:rsid="003b4060" officeooo:paragraph-rsid="003ef09f" style:font-size-asian="8.75pt" style:font-style-asian="normal" style:font-weight-asian="normal" style:font-size-complex="10pt" style:font-style-complex="normal" style:font-weight-complex="normal"/>
    </style:style>
    <style:style style:name="P68" style:family="paragraph" style:parent-style-name="Standard">
      <style:text-properties style:font-name="Pericles" fo:font-size="10pt" fo:font-style="normal" style:text-underline-style="none" fo:font-weight="normal" officeooo:rsid="003b4060" officeooo:paragraph-rsid="006b8ce2" style:font-size-asian="8.75pt" style:font-style-asian="normal" style:font-weight-asian="normal" style:font-size-complex="10pt" style:font-style-complex="normal" style:font-weight-complex="normal"/>
    </style:style>
    <style:style style:name="P69" style:family="paragraph" style:parent-style-name="Standard">
      <style:text-properties style:font-name="Pericles" fo:font-size="10pt" fo:font-style="normal" style:text-underline-style="none" fo:font-weight="normal" officeooo:rsid="003ef09f" officeooo:paragraph-rsid="003ef09f"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4b38d3" officeooo:paragraph-rsid="004a15e2"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4b817d" officeooo:paragraph-rsid="004b817d"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58107d" officeooo:paragraph-rsid="0058107d"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5ad0a2" officeooo:paragraph-rsid="005ad0a2"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3d6933" officeooo:paragraph-rsid="003d6933"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3d6933" officeooo:paragraph-rsid="00703b74"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63523d" officeooo:paragraph-rsid="0063523d"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703b74" officeooo:paragraph-rsid="00703b74"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42ce70" officeooo:paragraph-rsid="003ef09f"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42ce70" officeooo:paragraph-rsid="009cfc23"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style:text-underline-style="none" fo:font-weight="normal" officeooo:rsid="004a15e2" officeooo:paragraph-rsid="007b5258"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style:text-underline-style="none" fo:font-weight="normal" officeooo:rsid="004a15e2" officeooo:paragraph-rsid="007e3ddd"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style:text-underline-style="none" fo:font-weight="normal" officeooo:rsid="009a103c" officeooo:paragraph-rsid="009a103c"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style:text-underline-style="none" fo:font-weight="bold" officeooo:rsid="0039b81f" officeooo:paragraph-rsid="0039b81f" style:font-size-asian="8.75pt" style:font-style-asian="normal" style:font-weight-asian="bold" style:font-size-complex="10pt" style:font-style-complex="normal" style:font-weight-complex="bold"/>
    </style:style>
    <style:style style:name="P88" style:family="paragraph" style:parent-style-name="Standard">
      <style:text-properties style:font-name="Pericles" fo:font-size="10pt" fo:font-style="normal" style:text-underline-style="none" fo:font-weight="bold" officeooo:rsid="003ef09f" officeooo:paragraph-rsid="003ef09f" style:font-size-asian="8.75pt" style:font-style-asian="normal" style:font-weight-asian="bold" style:font-size-complex="10pt" style:font-style-complex="normal" style:font-weight-complex="bold"/>
    </style:style>
    <style:style style:name="P89" style:family="paragraph" style:parent-style-name="Standard">
      <style:text-properties style:font-name="Pericles" fo:font-size="10pt" fo:font-style="normal" style:text-underline-style="none" fo:font-weight="bold" officeooo:rsid="004cdf03" officeooo:paragraph-rsid="004cdf03" style:font-size-asian="8.75pt" style:font-style-asian="normal" style:font-weight-asian="bold" style:font-size-complex="10pt" style:font-style-complex="normal" style:font-weight-complex="bold"/>
    </style:style>
    <style:style style:name="P90" style:family="paragraph" style:parent-style-name="Standard">
      <style:text-properties style:font-name="Pericles" fo:font-size="10pt" fo:font-style="normal" style:text-underline-style="none" fo:font-weight="bold" officeooo:rsid="0063523d" officeooo:paragraph-rsid="0063523d"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style:text-underline-style="none" fo:font-weight="bold" officeooo:rsid="005ad0a2" officeooo:paragraph-rsid="005ad0a2" style:font-size-asian="8.75pt" style:font-style-asian="normal" style:font-weight-asian="bold" style:font-size-complex="10pt" style:font-style-complex="normal" style:font-weight-complex="bold"/>
    </style:style>
    <style:style style:name="P92"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a7f25" style:font-size-asian="8.75pt" style:font-style-asian="normal" style:font-weight-asian="normal" style:font-size-complex="10pt" style:font-style-complex="normal" style:font-weight-complex="normal"/>
    </style:style>
    <style:style style:name="P93" style:family="paragraph" style:parent-style-name="Standard">
      <style:text-properties style:font-name="Pericles" fo:font-size="10pt" style:text-underline-style="none" fo:font-weight="normal" officeooo:rsid="00261f04" officeooo:paragraph-rsid="00261f04" style:font-size-asian="8.75pt" style:font-weight-asian="normal" style:font-size-complex="10pt" style:font-weight-complex="normal"/>
    </style:style>
    <style:style style:name="P94" style:family="paragraph" style:parent-style-name="Standard">
      <style:text-properties style:font-name="Pericles" fo:font-size="10pt" style:text-underline-style="none" fo:font-weight="normal" officeooo:rsid="00261f04" officeooo:paragraph-rsid="00287603" style:font-size-asian="8.75pt" style:font-weight-asian="normal" style:font-size-complex="10pt" style:font-weight-complex="normal"/>
    </style:style>
    <style:style style:name="P95" style:family="paragraph" style:parent-style-name="Standard">
      <style:text-properties style:font-name="Pericles" fo:font-weight="normal" officeooo:rsid="0018c977" officeooo:paragraph-rsid="0018c977" style:font-weight-asian="normal" style:font-weight-complex="normal"/>
    </style:style>
    <style:style style:name="P96" style:family="paragraph" style:parent-style-name="Table_20_Contents">
      <style:text-properties style:font-name="Pericles" fo:font-size="8pt" officeooo:rsid="001ad77a" officeooo:paragraph-rsid="001ad77a" style:font-size-asian="8pt" style:font-size-complex="8pt"/>
    </style:style>
    <style:style style:name="P97" style:family="paragraph" style:parent-style-name="Table_20_Contents">
      <style:paragraph-properties fo:text-align="center" style:justify-single-word="false"/>
      <style:text-properties style:font-name="Pericles" fo:font-size="8pt" officeooo:rsid="001ad77a" officeooo:paragraph-rsid="001ad77a" style:font-size-asian="8pt" style:font-size-complex="8pt"/>
    </style:style>
    <style:style style:name="P98" style:family="paragraph" style:parent-style-name="Table_20_Contents">
      <style:text-properties style:font-name="Pericles" fo:font-size="8pt" officeooo:rsid="001b11bf" officeooo:paragraph-rsid="001b11bf" style:font-size-asian="8pt" style:font-size-complex="8pt"/>
    </style:style>
    <style:style style:name="P99" style:family="paragraph" style:parent-style-name="Table_20_Contents">
      <style:text-properties style:font-name="Pericles" fo:font-size="8pt" officeooo:rsid="001b11bf" officeooo:paragraph-rsid="001dc464" style:font-size-asian="8pt" style:font-size-complex="8pt"/>
    </style:style>
    <style:style style:name="P100" style:family="paragraph" style:parent-style-name="Table_20_Contents">
      <style:text-properties style:font-name="Pericles" fo:font-size="8pt" officeooo:rsid="001dc464" officeooo:paragraph-rsid="001dc464" style:font-size-asian="8pt" style:font-size-complex="8pt"/>
    </style:style>
    <style:style style:name="P101" style:family="paragraph" style:parent-style-name="Table_20_Contents">
      <style:paragraph-properties fo:text-align="center" style:justify-single-word="false"/>
      <style:text-properties style:font-name="Pericles" fo:font-size="8pt" officeooo:rsid="001dc464" officeooo:paragraph-rsid="001dc464" style:font-size-asian="8pt" style:font-size-complex="8pt"/>
    </style:style>
    <style:style style:name="P102" style:family="paragraph" style:parent-style-name="Table_20_Contents">
      <style:text-properties style:font-name="Pericles" fo:font-size="8pt" officeooo:rsid="0023f001" officeooo:paragraph-rsid="0023f001" style:font-size-asian="8pt" style:font-size-complex="8pt"/>
    </style:style>
    <style:style style:name="P103" style:family="paragraph" style:parent-style-name="Table_20_Contents">
      <style:paragraph-properties fo:text-align="center" style:justify-single-word="false"/>
      <style:text-properties style:font-name="Pericles" fo:font-size="8pt" officeooo:rsid="0023f001" officeooo:paragraph-rsid="0023f001" style:font-size-asian="8pt" style:font-size-complex="8pt"/>
    </style:style>
    <style:style style:name="P104" style:family="paragraph" style:parent-style-name="Table_20_Contents">
      <style:text-properties style:font-name="Pericles" fo:font-size="8pt" officeooo:rsid="00248658" officeooo:paragraph-rsid="00248658" style:font-size-asian="8pt" style:font-size-complex="8pt"/>
    </style:style>
    <style:style style:name="P105" style:family="paragraph" style:parent-style-name="Table_20_Contents">
      <style:paragraph-properties fo:text-align="center" style:justify-single-word="false"/>
      <style:text-properties style:font-name="Pericles" fo:font-size="8pt" officeooo:rsid="00248658" officeooo:paragraph-rsid="00248658" style:font-size-asian="8pt" style:font-size-complex="8pt"/>
    </style:style>
    <style:style style:name="P106" style:family="paragraph" style:parent-style-name="Table_20_Contents">
      <style:text-properties style:font-name="Pericles" fo:font-size="8pt" officeooo:rsid="002ae041" officeooo:paragraph-rsid="002ae041" style:font-size-asian="8pt" style:font-size-complex="8pt"/>
    </style:style>
    <style:style style:name="P107" style:family="paragraph" style:parent-style-name="Table_20_Contents">
      <style:paragraph-properties fo:text-align="center" style:justify-single-word="false"/>
      <style:text-properties style:font-name="Pericles" fo:font-size="8pt" officeooo:rsid="002ae041" officeooo:paragraph-rsid="002ae041" style:font-size-asian="8pt" style:font-size-complex="8pt"/>
    </style:style>
    <style:style style:name="P108" style:family="paragraph" style:parent-style-name="Table_20_Contents">
      <style:text-properties style:font-name="Pericles" fo:font-size="8pt" officeooo:rsid="002b8dd6" officeooo:paragraph-rsid="002b8dd6" style:font-size-asian="8pt" style:font-size-complex="8pt"/>
    </style:style>
    <style:style style:name="P109" style:family="paragraph" style:parent-style-name="Table_20_Contents">
      <style:text-properties style:font-name="Pericles" fo:font-size="8pt" officeooo:rsid="0039b81f" officeooo:paragraph-rsid="0039b81f" style:font-size-asian="8pt" style:font-size-complex="8pt"/>
    </style:style>
    <style:style style:name="P110" style:family="paragraph" style:parent-style-name="Table_20_Contents">
      <style:paragraph-properties fo:text-align="center" style:justify-single-word="false"/>
      <style:text-properties style:font-name="Pericles" fo:font-size="8pt" officeooo:rsid="0039b81f" officeooo:paragraph-rsid="0039b81f" style:font-size-asian="8pt" style:font-size-complex="8pt"/>
    </style:style>
    <style:style style:name="P111" style:family="paragraph" style:parent-style-name="Table_20_Contents">
      <style:text-properties style:font-name="Pericles" fo:font-size="8pt" officeooo:rsid="003b4060" officeooo:paragraph-rsid="003b4060" style:font-size-asian="8pt" style:font-size-complex="8pt"/>
    </style:style>
    <style:style style:name="P112" style:family="paragraph" style:parent-style-name="Table_20_Contents">
      <style:text-properties style:font-name="Pericles" fo:font-size="8pt" officeooo:rsid="003b4060" officeooo:paragraph-rsid="004f0fbb" style:font-size-asian="8pt" style:font-size-complex="8pt"/>
    </style:style>
    <style:style style:name="P113" style:family="paragraph" style:parent-style-name="Table_20_Contents">
      <style:text-properties style:font-name="Pericles" fo:font-size="8pt" officeooo:rsid="003b4060" officeooo:paragraph-rsid="006a2ea1" style:font-size-asian="8pt" style:font-size-complex="8pt"/>
    </style:style>
    <style:style style:name="P114" style:family="paragraph" style:parent-style-name="Table_20_Contents">
      <style:text-properties style:font-name="Pericles" fo:font-size="8pt" officeooo:rsid="003b4060" officeooo:paragraph-rsid="006b8ce2" style:font-size-asian="8pt" style:font-size-complex="8pt"/>
    </style:style>
    <style:style style:name="P115" style:family="paragraph" style:parent-style-name="Table_20_Contents">
      <style:text-properties style:font-name="Pericles" fo:font-size="8pt" officeooo:rsid="003b6ceb" officeooo:paragraph-rsid="003b6ceb" style:font-size-asian="8pt" style:font-size-complex="8pt"/>
    </style:style>
    <style:style style:name="P116" style:family="paragraph" style:parent-style-name="Table_20_Contents">
      <style:text-properties style:font-name="Pericles" fo:font-size="8pt" officeooo:rsid="003bb19c" officeooo:paragraph-rsid="003bb19c" style:font-size-asian="8pt" style:font-size-complex="8pt"/>
    </style:style>
    <style:style style:name="P117" style:family="paragraph" style:parent-style-name="Table_20_Contents">
      <style:text-properties style:font-name="Pericles" fo:font-size="8pt" officeooo:rsid="003ef09f" officeooo:paragraph-rsid="003ef09f" style:font-size-asian="8pt" style:font-size-complex="8pt"/>
    </style:style>
    <style:style style:name="P118" style:family="paragraph" style:parent-style-name="Table_20_Contents">
      <style:text-properties style:font-name="Pericles" fo:font-size="8pt" officeooo:rsid="003ef09f" officeooo:paragraph-rsid="006a2ea1" style:font-size-asian="8pt" style:font-size-complex="8pt"/>
    </style:style>
    <style:style style:name="P119" style:family="paragraph" style:parent-style-name="Table_20_Contents">
      <style:text-properties style:font-name="Pericles" fo:font-size="8pt" officeooo:rsid="0040a38e" officeooo:paragraph-rsid="0040a38e" style:font-size-asian="8pt" style:font-size-complex="8pt"/>
    </style:style>
    <style:style style:name="P120" style:family="paragraph" style:parent-style-name="Table_20_Contents">
      <style:text-properties style:font-name="Pericles" fo:font-size="8pt" officeooo:rsid="004cdf03" officeooo:paragraph-rsid="004cdf03" style:font-size-asian="8pt" style:font-size-complex="8pt"/>
    </style:style>
    <style:style style:name="P121" style:family="paragraph" style:parent-style-name="Table_20_Contents">
      <style:text-properties style:font-name="Pericles" fo:font-size="8pt" officeooo:rsid="004edf02" officeooo:paragraph-rsid="004edf02" style:font-size-asian="8pt" style:font-size-complex="8pt"/>
    </style:style>
    <style:style style:name="P122" style:family="paragraph" style:parent-style-name="Table_20_Contents">
      <style:text-properties style:font-name="Pericles" fo:font-size="8pt" officeooo:rsid="004f0fbb" officeooo:paragraph-rsid="004f0fbb" style:font-size-asian="8pt" style:font-size-complex="8pt"/>
    </style:style>
    <style:style style:name="P123" style:family="paragraph" style:parent-style-name="Table_20_Contents">
      <style:text-properties style:font-name="Pericles" fo:font-size="8pt" officeooo:rsid="0050717b" officeooo:paragraph-rsid="0050717b" style:font-size-asian="8pt" style:font-size-complex="8pt"/>
    </style:style>
    <style:style style:name="P124" style:family="paragraph" style:parent-style-name="Table_20_Contents">
      <style:text-properties style:font-name="Pericles" fo:font-size="8pt" officeooo:rsid="0051edf4" officeooo:paragraph-rsid="0051edf4" style:font-size-asian="8pt" style:font-size-complex="8pt"/>
    </style:style>
    <style:style style:name="P125" style:family="paragraph" style:parent-style-name="Table_20_Contents">
      <style:text-properties style:font-name="Pericles" fo:font-size="8pt" officeooo:rsid="00522abf" officeooo:paragraph-rsid="00522abf" style:font-size-asian="8pt" style:font-size-complex="8pt"/>
    </style:style>
    <style:style style:name="P126" style:family="paragraph" style:parent-style-name="Table_20_Contents">
      <style:text-properties style:font-name="Pericles" fo:font-size="8pt" officeooo:rsid="005323e1" officeooo:paragraph-rsid="005323e1" style:font-size-asian="8pt" style:font-size-complex="8pt"/>
    </style:style>
    <style:style style:name="P127" style:family="paragraph" style:parent-style-name="Table_20_Contents">
      <style:text-properties style:font-name="Pericles" fo:font-size="8pt" officeooo:rsid="0053f8ee" officeooo:paragraph-rsid="0053f8ee" style:font-size-asian="8pt" style:font-size-complex="8pt"/>
    </style:style>
    <style:style style:name="P128" style:family="paragraph" style:parent-style-name="Table_20_Contents">
      <style:text-properties style:font-name="Pericles" fo:font-size="8pt" officeooo:rsid="0054edd0" officeooo:paragraph-rsid="0054edd0" style:font-size-asian="8pt" style:font-size-complex="8pt"/>
    </style:style>
    <style:style style:name="P129" style:family="paragraph" style:parent-style-name="Table_20_Contents">
      <style:text-properties style:font-name="Pericles" fo:font-size="8pt" officeooo:rsid="0055f6a2" officeooo:paragraph-rsid="0055f6a2" style:font-size-asian="8pt" style:font-size-complex="8pt"/>
    </style:style>
    <style:style style:name="P130" style:family="paragraph" style:parent-style-name="Table_20_Contents">
      <style:text-properties style:font-name="Pericles" fo:font-size="8pt" officeooo:rsid="0058107d" officeooo:paragraph-rsid="0058107d" style:font-size-asian="8pt" style:font-size-complex="8pt"/>
    </style:style>
    <style:style style:name="P131" style:family="paragraph" style:parent-style-name="Table_20_Contents">
      <style:text-properties style:font-name="Pericles" fo:font-size="8pt" officeooo:rsid="00590adb" officeooo:paragraph-rsid="00590adb" style:font-size-asian="8pt" style:font-size-complex="8pt"/>
    </style:style>
    <style:style style:name="P132" style:family="paragraph" style:parent-style-name="Table_20_Contents">
      <style:text-properties style:font-name="Pericles" fo:font-size="8pt" officeooo:rsid="005962cb" officeooo:paragraph-rsid="005962cb" style:font-size-asian="8pt" style:font-size-complex="8pt"/>
    </style:style>
    <style:style style:name="P133" style:family="paragraph" style:parent-style-name="Table_20_Contents">
      <style:text-properties style:font-name="Pericles" fo:font-size="8pt" officeooo:rsid="005befba" officeooo:paragraph-rsid="005befba" style:font-size-asian="8pt" style:font-size-complex="8pt"/>
    </style:style>
    <style:style style:name="P134" style:family="paragraph" style:parent-style-name="Table_20_Contents">
      <style:text-properties style:font-name="Pericles" fo:font-size="8pt" officeooo:rsid="005c6cd7" officeooo:paragraph-rsid="005c6cd7" style:font-size-asian="8pt" style:font-size-complex="8pt"/>
    </style:style>
    <style:style style:name="P135" style:family="paragraph" style:parent-style-name="Table_20_Contents">
      <style:text-properties style:font-name="Pericles" fo:font-size="8pt" officeooo:rsid="00534b4a" officeooo:paragraph-rsid="00534b4a" style:font-size-asian="8pt" style:font-size-complex="8pt"/>
    </style:style>
    <style:style style:name="P136" style:family="paragraph" style:parent-style-name="Table_20_Contents">
      <style:text-properties style:font-name="Pericles" fo:font-size="8pt" officeooo:rsid="006a2ea1" officeooo:paragraph-rsid="006a2ea1" style:font-size-asian="8pt" style:font-size-complex="8pt"/>
    </style:style>
    <style:style style:name="P137" style:family="paragraph" style:parent-style-name="Table_20_Contents">
      <style:text-properties style:font-name="Pericles" fo:font-size="8pt" officeooo:rsid="006b8ce2" officeooo:paragraph-rsid="006b8ce2" style:font-size-asian="8pt" style:font-size-complex="8pt"/>
    </style:style>
    <style:style style:name="P138" style:family="paragraph" style:parent-style-name="Table_20_Contents">
      <style:text-properties style:font-name="Pericles" fo:font-size="8pt" officeooo:rsid="00703b74" officeooo:paragraph-rsid="00703b74" style:font-size-asian="8pt" style:font-size-complex="8pt"/>
    </style:style>
    <style:style style:name="P139" style:family="paragraph" style:parent-style-name="Table_20_Contents">
      <style:text-properties style:font-name="Pericles" fo:font-size="8pt" officeooo:rsid="008cbe70" officeooo:paragraph-rsid="008cbe70" style:font-size-asian="8pt" style:font-size-complex="8pt"/>
    </style:style>
    <style:style style:name="P140" style:family="paragraph" style:parent-style-name="Table_20_Contents">
      <style:paragraph-properties fo:text-align="center" style:justify-single-word="false"/>
      <style:text-properties style:font-name="Pericles" fo:font-size="8pt" officeooo:rsid="00a2ed8e" officeooo:paragraph-rsid="00a2ed8e" style:font-size-asian="8pt" style:font-size-complex="8pt"/>
    </style:style>
    <style:style style:name="P141" style:family="paragraph" style:parent-style-name="Table_20_Contents">
      <style:text-properties style:font-name="Pericles" fo:font-size="8pt" fo:font-weight="bold" officeooo:rsid="001ad77a" officeooo:paragraph-rsid="001ad77a" style:font-size-asian="8pt" style:font-weight-asian="bold" style:font-size-complex="8pt" style:font-weight-complex="bold"/>
    </style:style>
    <style:style style:name="P142" style:family="paragraph" style:parent-style-name="Table_20_Contents">
      <style:text-properties style:font-name="Pericles" fo:font-size="8pt" fo:font-weight="bold" officeooo:rsid="001dc464" officeooo:paragraph-rsid="001dc464" style:font-size-asian="8pt" style:font-weight-asian="bold" style:font-size-complex="8pt" style:font-weight-complex="bold"/>
    </style:style>
    <style:style style:name="P143" style:family="paragraph" style:parent-style-name="Table_20_Contents">
      <style:text-properties style:font-name="Pericles" fo:font-size="8pt" fo:font-weight="bold" officeooo:rsid="0023f001" officeooo:paragraph-rsid="0023f001" style:font-size-asian="8pt" style:font-weight-asian="bold" style:font-size-complex="8pt" style:font-weight-complex="bold"/>
    </style:style>
    <style:style style:name="P144" style:family="paragraph" style:parent-style-name="Table_20_Contents">
      <style:text-properties style:font-name="Pericles" fo:font-size="8pt" fo:font-weight="bold" officeooo:rsid="003b4060" officeooo:paragraph-rsid="003b4060" style:font-size-asian="8pt" style:font-weight-asian="bold" style:font-size-complex="8pt" style:font-weight-complex="bold"/>
    </style:style>
    <style:style style:name="P145" style:family="paragraph" style:parent-style-name="Table_20_Contents">
      <style:text-properties style:font-name="Pericles" fo:font-size="8pt" fo:font-weight="bold" officeooo:rsid="004f0fbb" officeooo:paragraph-rsid="004f0fbb" style:font-size-asian="8pt" style:font-weight-asian="bold" style:font-size-complex="8pt" style:font-weight-complex="bold"/>
    </style:style>
    <style:style style:name="P146" style:family="paragraph" style:parent-style-name="Table_20_Contents">
      <style:text-properties style:font-name="Pericles" fo:font-size="8pt" fo:font-weight="bold" officeooo:rsid="006a2ea1" officeooo:paragraph-rsid="006a2ea1" style:font-size-asian="8pt" style:font-weight-asian="bold" style:font-size-complex="8pt" style:font-weight-complex="bold"/>
    </style:style>
    <style:style style:name="P147" style:family="paragraph" style:parent-style-name="Table_20_Contents">
      <style:text-properties style:font-name="Pericles" fo:font-size="8pt" fo:font-weight="bold" officeooo:rsid="006b8ce2" officeooo:paragraph-rsid="006b8ce2" style:font-size-asian="8pt" style:font-weight-asian="bold" style:font-size-complex="8pt" style:font-weight-complex="bold"/>
    </style:style>
    <style:style style:name="P148" style:family="paragraph" style:parent-style-name="Table_20_Contents">
      <style:text-properties style:font-name="Pericles" fo:font-size="8pt" fo:font-weight="bold" officeooo:rsid="00703b74" officeooo:paragraph-rsid="00703b74" style:font-size-asian="8pt" style:font-weight-asian="bold" style:font-size-complex="8pt" style:font-weight-complex="bold"/>
    </style:style>
    <style:style style:name="P149" style:family="paragraph" style:parent-style-name="Table_20_Contents">
      <style:text-properties style:font-name="Pericles" fo:font-size="8pt" fo:font-weight="bold" officeooo:rsid="007836eb" officeooo:paragraph-rsid="007836eb" style:font-size-asian="8pt" style:font-weight-asian="bold" style:font-size-complex="8pt" style:font-weight-complex="bold"/>
    </style:style>
    <style:style style:name="P150" style:family="paragraph" style:parent-style-name="Table_20_Contents">
      <style:text-properties style:font-name="Pericles" fo:font-size="8pt" fo:font-weight="bold" officeooo:rsid="007836eb" officeooo:paragraph-rsid="007b5258" style:font-size-asian="8pt" style:font-weight-asian="bold" style:font-size-complex="8pt" style:font-weight-complex="bold"/>
    </style:style>
    <style:style style:name="P151" style:family="paragraph" style:parent-style-name="Table_20_Contents">
      <style:text-properties style:font-name="Pericles" fo:font-size="8pt" fo:font-weight="bold" officeooo:rsid="007836eb" officeooo:paragraph-rsid="007e3ddd" style:font-size-asian="8pt" style:font-weight-asian="bold" style:font-size-complex="8pt" style:font-weight-complex="bold"/>
    </style:style>
    <style:style style:name="P152" style:family="paragraph" style:parent-style-name="Table_20_Contents">
      <style:text-properties style:font-name="Pericles" fo:font-size="8pt" fo:font-weight="bold" officeooo:rsid="007836eb" officeooo:paragraph-rsid="00815b99" style:font-size-asian="8pt" style:font-weight-asian="bold" style:font-size-complex="8pt" style:font-weight-complex="bold"/>
    </style:style>
    <style:style style:name="P153" style:family="paragraph" style:parent-style-name="Table_20_Contents">
      <style:text-properties style:font-name="Pericles" fo:font-size="8pt" fo:font-weight="bold" officeooo:rsid="007836eb" officeooo:paragraph-rsid="00840c27" style:font-size-asian="8pt" style:font-weight-asian="bold" style:font-size-complex="8pt" style:font-weight-complex="bold"/>
    </style:style>
    <style:style style:name="P154" style:family="paragraph" style:parent-style-name="Table_20_Contents">
      <style:text-properties style:font-name="Pericles" fo:font-size="8pt" fo:font-weight="bold" officeooo:rsid="007836eb" officeooo:paragraph-rsid="0089ebd5" style:font-size-asian="8pt" style:font-weight-asian="bold" style:font-size-complex="8pt" style:font-weight-complex="bold"/>
    </style:style>
    <style:style style:name="P155" style:family="paragraph" style:parent-style-name="Table_20_Contents">
      <style:text-properties style:font-name="Pericles" fo:font-size="8pt" fo:font-weight="bold" officeooo:rsid="007836eb" officeooo:paragraph-rsid="0090c6dc" style:font-size-asian="8pt" style:font-weight-asian="bold" style:font-size-complex="8pt" style:font-weight-complex="bold"/>
    </style:style>
    <style:style style:name="P156" style:family="paragraph" style:parent-style-name="Table_20_Contents">
      <style:text-properties style:font-name="Pericles" fo:font-size="8pt" fo:font-weight="bold" officeooo:rsid="007836eb" officeooo:paragraph-rsid="0096141f" style:font-size-asian="8pt" style:font-weight-asian="bold" style:font-size-complex="8pt" style:font-weight-complex="bold"/>
    </style:style>
    <style:style style:name="P157" style:family="paragraph" style:parent-style-name="Table_20_Contents">
      <style:text-properties style:font-name="Pericles" fo:font-size="8pt" fo:font-weight="bold" officeooo:rsid="007836eb" officeooo:paragraph-rsid="009ac912" style:font-size-asian="8pt" style:font-weight-asian="bold" style:font-size-complex="8pt" style:font-weight-complex="bold"/>
    </style:style>
    <style:style style:name="P158" style:family="paragraph" style:parent-style-name="Table_20_Contents">
      <style:text-properties style:font-name="Pericles" fo:font-size="8pt" fo:font-weight="bold" officeooo:rsid="007836eb" officeooo:paragraph-rsid="009cfc23" style:font-size-asian="8pt" style:font-weight-asian="bold" style:font-size-complex="8pt" style:font-weight-complex="bold"/>
    </style:style>
    <style:style style:name="P159" style:family="paragraph" style:parent-style-name="Table_20_Contents">
      <style:text-properties style:font-name="Pericles" fo:font-size="8pt" fo:font-weight="bold" officeooo:rsid="007836eb" officeooo:paragraph-rsid="009df196" style:font-size-asian="8pt" style:font-weight-asian="bold" style:font-size-complex="8pt" style:font-weight-complex="bold"/>
    </style:style>
    <style:style style:name="P160" style:family="paragraph" style:parent-style-name="Table_20_Contents">
      <style:text-properties style:font-name="Pericles" fo:font-size="8pt" fo:font-weight="bold" officeooo:rsid="007a1d40" officeooo:paragraph-rsid="007a1d40" style:font-size-asian="8pt" style:font-weight-asian="bold" style:font-size-complex="8pt" style:font-weight-complex="bold"/>
    </style:style>
    <style:style style:name="P161" style:family="paragraph" style:parent-style-name="Table_20_Contents">
      <style:text-properties style:font-name="Pericles" fo:font-size="8pt" fo:font-weight="bold" officeooo:rsid="007a1d40" officeooo:paragraph-rsid="007b5258" style:font-size-asian="8pt" style:font-weight-asian="bold" style:font-size-complex="8pt" style:font-weight-complex="bold"/>
    </style:style>
    <style:style style:name="P162" style:family="paragraph" style:parent-style-name="Table_20_Contents">
      <style:text-properties style:font-name="Pericles" fo:font-size="8pt" fo:font-weight="bold" officeooo:rsid="007a1d40" officeooo:paragraph-rsid="007e3ddd" style:font-size-asian="8pt" style:font-weight-asian="bold" style:font-size-complex="8pt" style:font-weight-complex="bold"/>
    </style:style>
    <style:style style:name="P163" style:family="paragraph" style:parent-style-name="Table_20_Contents">
      <style:text-properties style:font-name="Pericles" fo:font-size="8pt" fo:font-weight="bold" officeooo:rsid="007a1d40" officeooo:paragraph-rsid="00815b99" style:font-size-asian="8pt" style:font-weight-asian="bold" style:font-size-complex="8pt" style:font-weight-complex="bold"/>
    </style:style>
    <style:style style:name="P164" style:family="paragraph" style:parent-style-name="Table_20_Contents">
      <style:text-properties style:font-name="Pericles" fo:font-size="8pt" fo:font-weight="bold" officeooo:rsid="007a1d40" officeooo:paragraph-rsid="00840c27" style:font-size-asian="8pt" style:font-weight-asian="bold" style:font-size-complex="8pt" style:font-weight-complex="bold"/>
    </style:style>
    <style:style style:name="P165" style:family="paragraph" style:parent-style-name="Table_20_Contents">
      <style:text-properties style:font-name="Pericles" fo:font-size="8pt" fo:font-weight="bold" officeooo:rsid="007a1d40" officeooo:paragraph-rsid="0089ebd5" style:font-size-asian="8pt" style:font-weight-asian="bold" style:font-size-complex="8pt" style:font-weight-complex="bold"/>
    </style:style>
    <style:style style:name="P166" style:family="paragraph" style:parent-style-name="Table_20_Contents">
      <style:text-properties style:font-name="Pericles" fo:font-size="8pt" fo:font-weight="bold" officeooo:rsid="007a1d40" officeooo:paragraph-rsid="0090c6dc" style:font-size-asian="8pt" style:font-weight-asian="bold" style:font-size-complex="8pt" style:font-weight-complex="bold"/>
    </style:style>
    <style:style style:name="P167" style:family="paragraph" style:parent-style-name="Table_20_Contents">
      <style:text-properties style:font-name="Pericles" fo:font-size="8pt" fo:font-weight="bold" officeooo:rsid="007a1d40" officeooo:paragraph-rsid="0096141f" style:font-size-asian="8pt" style:font-weight-asian="bold" style:font-size-complex="8pt" style:font-weight-complex="bold"/>
    </style:style>
    <style:style style:name="P168" style:family="paragraph" style:parent-style-name="Table_20_Contents">
      <style:text-properties style:font-name="Pericles" fo:font-size="8pt" fo:font-weight="bold" officeooo:rsid="007a1d40" officeooo:paragraph-rsid="009ac912" style:font-size-asian="8pt" style:font-weight-asian="bold" style:font-size-complex="8pt" style:font-weight-complex="bold"/>
    </style:style>
    <style:style style:name="P169" style:family="paragraph" style:parent-style-name="Table_20_Contents">
      <style:text-properties style:font-name="Pericles" fo:font-size="8pt" fo:font-weight="bold" officeooo:rsid="007a1d40" officeooo:paragraph-rsid="009cfc23" style:font-size-asian="8pt" style:font-weight-asian="bold" style:font-size-complex="8pt" style:font-weight-complex="bold"/>
    </style:style>
    <style:style style:name="P170" style:family="paragraph" style:parent-style-name="Table_20_Contents">
      <style:text-properties style:font-name="Pericles" fo:font-size="8pt" fo:font-weight="bold" officeooo:rsid="007a1d40" officeooo:paragraph-rsid="009df196" style:font-size-asian="8pt" style:font-weight-asian="bold" style:font-size-complex="8pt" style:font-weight-complex="bold"/>
    </style:style>
    <style:style style:name="P171" style:family="paragraph" style:parent-style-name="Table_20_Contents">
      <style:text-properties style:font-name="Pericles" fo:font-size="8pt" fo:font-weight="bold" officeooo:rsid="007a3eea" officeooo:paragraph-rsid="007a3eea" style:font-size-asian="8pt" style:font-weight-asian="bold" style:font-size-complex="8pt" style:font-weight-complex="bold"/>
    </style:style>
    <style:style style:name="P172" style:family="paragraph" style:parent-style-name="Table_20_Contents">
      <style:text-properties style:font-name="Pericles" fo:font-size="8pt" fo:font-weight="bold" officeooo:rsid="007a3eea" officeooo:paragraph-rsid="007b5258" style:font-size-asian="8pt" style:font-weight-asian="bold" style:font-size-complex="8pt" style:font-weight-complex="bold"/>
    </style:style>
    <style:style style:name="P173" style:family="paragraph" style:parent-style-name="Table_20_Contents">
      <style:text-properties style:font-name="Pericles" fo:font-size="8pt" fo:font-weight="bold" officeooo:rsid="007a3eea" officeooo:paragraph-rsid="007e3ddd" style:font-size-asian="8pt" style:font-weight-asian="bold" style:font-size-complex="8pt" style:font-weight-complex="bold"/>
    </style:style>
    <style:style style:name="P174" style:family="paragraph" style:parent-style-name="Table_20_Contents">
      <style:text-properties style:font-name="Pericles" fo:font-size="8pt" fo:font-weight="bold" officeooo:rsid="007a3eea" officeooo:paragraph-rsid="00815b99" style:font-size-asian="8pt" style:font-weight-asian="bold" style:font-size-complex="8pt" style:font-weight-complex="bold"/>
    </style:style>
    <style:style style:name="P175" style:family="paragraph" style:parent-style-name="Table_20_Contents">
      <style:text-properties style:font-name="Pericles" fo:font-size="8pt" fo:font-weight="bold" officeooo:rsid="007a3eea" officeooo:paragraph-rsid="00840c27" style:font-size-asian="8pt" style:font-weight-asian="bold" style:font-size-complex="8pt" style:font-weight-complex="bold"/>
    </style:style>
    <style:style style:name="P176" style:family="paragraph" style:parent-style-name="Table_20_Contents">
      <style:text-properties style:font-name="Pericles" fo:font-size="8pt" fo:font-weight="bold" officeooo:rsid="007a3eea" officeooo:paragraph-rsid="0089ebd5" style:font-size-asian="8pt" style:font-weight-asian="bold" style:font-size-complex="8pt" style:font-weight-complex="bold"/>
    </style:style>
    <style:style style:name="P177" style:family="paragraph" style:parent-style-name="Table_20_Contents">
      <style:text-properties style:font-name="Pericles" fo:font-size="8pt" fo:font-weight="bold" officeooo:rsid="007a3eea" officeooo:paragraph-rsid="0090c6dc" style:font-size-asian="8pt" style:font-weight-asian="bold" style:font-size-complex="8pt" style:font-weight-complex="bold"/>
    </style:style>
    <style:style style:name="P178" style:family="paragraph" style:parent-style-name="Table_20_Contents">
      <style:text-properties style:font-name="Pericles" fo:font-size="8pt" fo:font-weight="bold" officeooo:rsid="007a3eea" officeooo:paragraph-rsid="0096141f" style:font-size-asian="8pt" style:font-weight-asian="bold" style:font-size-complex="8pt" style:font-weight-complex="bold"/>
    </style:style>
    <style:style style:name="P179" style:family="paragraph" style:parent-style-name="Table_20_Contents">
      <style:text-properties style:font-name="Pericles" fo:font-size="8pt" fo:font-weight="bold" officeooo:rsid="007a3eea" officeooo:paragraph-rsid="009ac912" style:font-size-asian="8pt" style:font-weight-asian="bold" style:font-size-complex="8pt" style:font-weight-complex="bold"/>
    </style:style>
    <style:style style:name="P180" style:family="paragraph" style:parent-style-name="Table_20_Contents">
      <style:text-properties style:font-name="Pericles" fo:font-size="8pt" fo:font-weight="bold" officeooo:rsid="007a3eea" officeooo:paragraph-rsid="009cfc23" style:font-size-asian="8pt" style:font-weight-asian="bold" style:font-size-complex="8pt" style:font-weight-complex="bold"/>
    </style:style>
    <style:style style:name="P181" style:family="paragraph" style:parent-style-name="Table_20_Contents">
      <style:text-properties style:font-name="Pericles" fo:font-size="8pt" fo:font-weight="bold" officeooo:rsid="007a3eea" officeooo:paragraph-rsid="009df196" style:font-size-asian="8pt" style:font-weight-asian="bold" style:font-size-complex="8pt" style:font-weight-complex="bold"/>
    </style:style>
    <style:style style:name="P182" style:family="paragraph" style:parent-style-name="Table_20_Contents">
      <style:text-properties style:font-name="Pericles" fo:font-size="8pt" fo:font-weight="bold" officeooo:rsid="007b5258" officeooo:paragraph-rsid="007b5258" style:font-size-asian="8pt" style:font-weight-asian="bold" style:font-size-complex="8pt" style:font-weight-complex="bold"/>
    </style:style>
    <style:style style:name="P183" style:family="paragraph" style:parent-style-name="Table_20_Contents">
      <style:text-properties style:font-name="Pericles" fo:font-size="8pt" fo:font-weight="bold" officeooo:rsid="00801f7f" officeooo:paragraph-rsid="00815b99" style:font-size-asian="8pt" style:font-weight-asian="bold" style:font-size-complex="8pt" style:font-weight-complex="bold"/>
    </style:style>
    <style:style style:name="P184" style:family="paragraph" style:parent-style-name="Table_20_Contents">
      <style:text-properties style:font-name="Pericles" fo:font-size="8pt" fo:font-weight="bold" officeooo:rsid="00801f7f" officeooo:paragraph-rsid="00995236" style:font-size-asian="8pt" style:font-weight-asian="bold" style:font-size-complex="8pt" style:font-weight-complex="bold"/>
    </style:style>
    <style:style style:name="P185" style:family="paragraph" style:parent-style-name="Table_20_Contents">
      <style:text-properties style:font-name="Pericles" fo:font-size="8pt" fo:font-weight="bold" officeooo:rsid="00840c27" officeooo:paragraph-rsid="00840c27" style:font-size-asian="8pt" style:font-weight-asian="bold" style:font-size-complex="8pt" style:font-weight-complex="bold"/>
    </style:style>
    <style:style style:name="P186" style:family="paragraph" style:parent-style-name="Table_20_Contents">
      <style:text-properties style:font-name="Pericles" fo:font-size="8pt" fo:font-weight="bold" officeooo:rsid="0090c6dc" officeooo:paragraph-rsid="0090c6dc" style:font-size-asian="8pt" style:font-weight-asian="bold" style:font-size-complex="8pt" style:font-weight-complex="bold"/>
    </style:style>
    <style:style style:name="P187" style:family="paragraph" style:parent-style-name="Table_20_Contents">
      <style:text-properties style:font-name="Pericles" fo:font-size="8pt" fo:font-weight="bold" officeooo:rsid="0096141f" officeooo:paragraph-rsid="0096141f" style:font-size-asian="8pt" style:font-weight-asian="bold" style:font-size-complex="8pt" style:font-weight-complex="bold"/>
    </style:style>
    <style:style style:name="P188" style:family="paragraph" style:parent-style-name="Table_20_Contents">
      <style:text-properties style:font-name="Pericles" fo:font-size="8pt" fo:font-weight="bold" officeooo:rsid="009ac912" officeooo:paragraph-rsid="009ac912" style:font-size-asian="8pt" style:font-weight-asian="bold" style:font-size-complex="8pt" style:font-weight-complex="bold"/>
    </style:style>
    <style:style style:name="P189" style:family="paragraph" style:parent-style-name="Table_20_Contents">
      <style:text-properties style:font-name="Pericles" fo:font-size="8pt" fo:font-weight="bold" officeooo:rsid="009cfc23" officeooo:paragraph-rsid="009cfc23" style:font-size-asian="8pt" style:font-weight-asian="bold" style:font-size-complex="8pt" style:font-weight-complex="bold"/>
    </style:style>
    <style:style style:name="P190" style:family="paragraph" style:parent-style-name="Table_20_Contents">
      <style:text-properties style:font-name="Pericles" fo:font-size="8pt" fo:font-weight="bold" officeooo:rsid="009df196" officeooo:paragraph-rsid="009df196" style:font-size-asian="8pt" style:font-weight-asian="bold" style:font-size-complex="8pt" style:font-weight-complex="bold"/>
    </style:style>
    <style:style style:name="P191" style:family="paragraph" style:parent-style-name="Table_20_Contents">
      <style:text-properties style:font-name="Pericles" fo:font-size="8pt" fo:font-style="italic" officeooo:rsid="001b11bf" officeooo:paragraph-rsid="001dc464" style:font-size-asian="8pt" style:font-style-asian="italic" style:font-size-complex="8pt" style:font-style-complex="italic"/>
    </style:style>
    <style:style style:name="P192" style:family="paragraph" style:parent-style-name="Table_20_Contents">
      <style:text-properties style:font-name="Pericles" fo:font-size="8pt" fo:font-style="italic" officeooo:rsid="001b11bf" officeooo:paragraph-rsid="001b11bf" style:font-size-asian="8pt" style:font-style-asian="italic" style:font-size-complex="8pt" style:font-style-complex="italic"/>
    </style:style>
    <style:style style:name="P193" style:family="paragraph" style:parent-style-name="Table_20_Contents">
      <style:paragraph-properties fo:text-align="center" style:justify-single-word="false"/>
      <style:text-properties style:font-name="Pericles" fo:font-size="8pt" fo:font-style="italic" officeooo:rsid="0023f001" officeooo:paragraph-rsid="0023f001" style:font-size-asian="8pt" style:font-style-asian="italic" style:font-size-complex="8pt" style:font-style-complex="italic"/>
    </style:style>
    <style:style style:name="P194" style:family="paragraph" style:parent-style-name="Table_20_Contents">
      <style:text-properties style:font-name="Pericles" fo:font-size="8pt" fo:font-style="italic" officeooo:rsid="001cd117" officeooo:paragraph-rsid="001cd117" style:font-size-asian="8pt" style:font-style-asian="italic" style:font-size-complex="8pt" style:font-style-complex="italic"/>
    </style:style>
    <style:style style:name="P195" style:family="paragraph" style:parent-style-name="Table_20_Contents">
      <style:paragraph-properties fo:text-align="center" style:justify-single-word="false"/>
      <style:text-properties style:font-name="Pericles" fo:font-size="8pt" fo:font-style="italic" officeooo:rsid="001cd117" officeooo:paragraph-rsid="001cd117" style:font-size-asian="8pt" style:font-style-asian="italic" style:font-size-complex="8pt" style:font-style-complex="italic"/>
    </style:style>
    <style:style style:name="P196" style:family="paragraph" style:parent-style-name="Table_20_Contents">
      <style:paragraph-properties fo:text-align="center" style:justify-single-word="false"/>
      <style:text-properties style:font-name="Pericles" fo:font-size="8pt" fo:font-style="italic" officeooo:rsid="0034364e" officeooo:paragraph-rsid="0034364e" style:font-size-asian="8pt" style:font-style-asian="italic" style:font-size-complex="8pt" style:font-style-complex="italic"/>
    </style:style>
    <style:style style:name="P197" style:family="paragraph" style:parent-style-name="Table_20_Contents">
      <style:text-properties style:font-name="Pericles" fo:font-size="8pt" fo:font-style="italic" officeooo:rsid="00354efe" officeooo:paragraph-rsid="00354efe" style:font-size-asian="8pt" style:font-style-asian="italic" style:font-size-complex="8pt" style:font-style-complex="italic"/>
    </style:style>
    <style:style style:name="P198" style:family="paragraph" style:parent-style-name="Normal">
      <style:text-properties style:font-name="Pericles" fo:font-size="8pt" fo:font-weight="bold" officeooo:paragraph-rsid="005ad0a2" style:font-size-asian="8pt" style:font-weight-asian="bold" style:font-size-complex="8pt"/>
    </style:style>
    <style:style style:name="P199" style:family="paragraph" style:parent-style-name="Normal">
      <style:text-properties style:font-name="Pericles" fo:font-size="8pt" fo:font-weight="bold" officeooo:paragraph-rsid="005fc9a8" style:font-size-asian="8pt" style:font-weight-asian="bold" style:font-size-complex="8pt"/>
    </style:style>
    <style:style style:name="P200" style:family="paragraph" style:parent-style-name="Normal">
      <style:text-properties style:font-name="Pericles" fo:font-size="8pt" officeooo:rsid="0022b8a5" officeooo:paragraph-rsid="005ad0a2" style:font-size-asian="8pt" style:font-size-complex="8pt"/>
    </style:style>
    <style:style style:name="P201" style:family="paragraph" style:parent-style-name="Normal">
      <style:text-properties style:font-name="Pericles" fo:font-size="8pt" officeooo:paragraph-rsid="005ad0a2" style:font-size-asian="8pt" style:font-size-complex="8pt"/>
    </style:style>
    <style:style style:name="P202" style:family="paragraph" style:parent-style-name="Normal">
      <style:text-properties style:font-name="Pericles" fo:font-size="8pt" officeooo:rsid="001a044b" officeooo:paragraph-rsid="005fc9a8" style:font-size-asian="8pt" style:font-size-complex="8pt"/>
    </style:style>
    <style:style style:name="P203" style:family="paragraph" style:parent-style-name="Normal">
      <style:text-properties style:font-name="Pericles" fo:font-size="8pt" officeooo:rsid="001bb755" officeooo:paragraph-rsid="005fc9a8" style:font-size-asian="8pt" style:font-size-complex="8pt"/>
    </style:style>
    <style:style style:name="P204" style:family="paragraph" style:parent-style-name="Normal">
      <style:text-properties style:font-name="Pericles" fo:font-size="8pt" officeooo:paragraph-rsid="005fc9a8" style:font-size-asian="8pt" style:font-size-complex="8pt"/>
    </style:style>
    <style:style style:name="P205" style:family="paragraph" style:parent-style-name="Normal">
      <style:text-properties style:font-name="Pericles" fo:font-size="8pt" officeooo:rsid="005fc9a8" officeooo:paragraph-rsid="005fc9a8" style:font-size-asian="8pt" style:font-size-complex="8pt"/>
    </style:style>
    <style:style style:name="P206" style:family="paragraph" style:parent-style-name="Normal">
      <style:text-properties style:font-name="Pericles" fo:font-size="8pt" officeooo:rsid="00613142" officeooo:paragraph-rsid="00613142" style:font-size-asian="8pt" style:font-size-complex="8pt"/>
    </style:style>
    <style:style style:name="P207" style:family="paragraph" style:parent-style-name="Normal">
      <style:text-properties style:font-name="Pericles" fo:font-size="8pt" officeooo:rsid="0061d4a3" officeooo:paragraph-rsid="0061d4a3" style:font-size-asian="8pt" style:font-size-complex="8pt"/>
    </style:style>
    <style:style style:name="P208" style:family="paragraph" style:parent-style-name="Normal">
      <style:text-properties style:font-name="Pericles" fo:font-size="8pt" officeooo:rsid="0063523d" officeooo:paragraph-rsid="0063523d" style:font-size-asian="8pt" style:font-size-complex="8pt"/>
    </style:style>
    <style:style style:name="P209" style:family="paragraph" style:parent-style-name="Normal">
      <style:text-properties style:font-name="Pericles" fo:font-size="8pt" officeooo:rsid="00a0703b" officeooo:paragraph-rsid="00a0703b" style:font-size-asian="8pt" style:font-size-complex="8pt"/>
    </style:style>
    <style:style style:name="P210" style:family="paragraph" style:parent-style-name="Normal">
      <style:text-properties officeooo:paragraph-rsid="005ad0a2"/>
    </style:style>
    <style:style style:name="P211" style:family="paragraph" style:parent-style-name="Table_20_Contents">
      <style:paragraph-properties style:writing-mode="page">
        <style:tab-stops/>
      </style:paragraph-properties>
      <style:text-properties style:font-name="Pericles" fo:font-size="8pt" officeooo:rsid="004f0fbb" officeooo:paragraph-rsid="00703b74" style:font-size-asian="8pt" style:font-size-complex="8pt"/>
    </style:style>
    <style:style style:name="P212" style:family="paragraph" style:parent-style-name="Standard" style:list-style-name="L1">
      <style:text-properties style:font-name="Pericles" fo:font-size="10pt" fo:font-weight="normal" officeooo:rsid="005befba" officeooo:paragraph-rsid="005befba" style:font-size-asian="8.75pt" style:font-weight-asian="normal" style:font-size-complex="10pt" style:font-weight-complex="normal"/>
    </style:style>
    <style:style style:name="P213" style:family="paragraph" style:parent-style-name="Standard" style:list-style-name="L1">
      <style:text-properties style:font-name="Pericles" fo:font-size="10pt" fo:font-weight="normal" officeooo:rsid="00570926" officeooo:paragraph-rsid="00570926" style:font-size-asian="8.75pt" style:font-weight-asian="normal" style:font-size-complex="10pt" style:font-weight-complex="normal"/>
    </style:style>
    <style:style style:name="P214" style:family="paragraph" style:parent-style-name="Standard" style:list-style-name="L4">
      <style:text-properties style:font-name="Pericles" fo:font-size="10pt" fo:font-weight="normal" officeooo:rsid="0018c977" officeooo:paragraph-rsid="0018c977" style:font-size-asian="8.75pt" style:font-weight-asian="normal" style:font-size-complex="10pt" style:font-weight-complex="normal"/>
    </style:style>
    <style:style style:name="P215" style:family="paragraph" style:parent-style-name="Standard" style:list-style-name="L4">
      <style:text-properties style:font-name="Pericles" fo:font-size="10pt" fo:font-weight="normal" officeooo:rsid="0018f23b" officeooo:paragraph-rsid="0018f23b" style:font-size-asian="8.75pt" style:font-weight-asian="normal" style:font-size-complex="10pt" style:font-weight-complex="normal"/>
    </style:style>
    <style:style style:name="P216" style:family="paragraph" style:parent-style-name="Standard" style:list-style-name="L4">
      <style:text-properties style:font-name="Pericles" fo:font-size="10pt" fo:font-weight="normal" officeooo:rsid="00194415" officeooo:paragraph-rsid="00194415" style:font-size-asian="8.75pt" style:font-weight-asian="normal" style:font-size-complex="10pt" style:font-weight-complex="normal"/>
    </style:style>
    <style:style style:name="P217" style:family="paragraph" style:parent-style-name="Standard" style:list-style-name="L5">
      <style:text-properties style:font-name="Pericles" fo:font-size="10pt" fo:font-weight="normal" officeooo:rsid="002188d9" officeooo:paragraph-rsid="002188d9" style:font-size-asian="8.75pt" style:font-weight-asian="normal" style:font-size-complex="10pt" style:font-weight-complex="normal"/>
    </style:style>
    <style:style style:name="P218" style:family="paragraph" style:parent-style-name="Standard" style:list-style-name="L4">
      <style:text-properties style:font-name="Pericles" fo:font-size="10pt" fo:font-weight="normal" officeooo:rsid="00a4f661" officeooo:paragraph-rsid="00a4f661" style:font-size-asian="8.75pt" style:font-weight-asian="normal" style:font-size-complex="10pt" style:font-weight-complex="normal"/>
    </style:style>
    <style:style style:name="P219" style:family="paragraph" style:parent-style-name="Standard" style:list-style-name="L2">
      <style:text-properties style:font-name="Pericles" fo:font-size="10pt" fo:font-style="italic" style:text-underline-style="solid" style:text-underline-width="auto" style:text-underline-color="font-color" fo:font-weight="bold" officeooo:rsid="00570926" officeooo:paragraph-rsid="00570926" style:font-size-asian="8.75pt" style:font-style-asian="italic" style:font-weight-asian="bold" style:font-size-complex="10pt" style:font-style-complex="italic" style:font-weight-complex="bold"/>
    </style:style>
    <style:style style:name="P220" style:family="paragraph" style:parent-style-name="Standard" style:list-style-name="L2">
      <style:text-properties style:font-name="Pericles" fo:font-size="10pt" fo:font-style="italic" style:text-underline-style="solid" style:text-underline-width="auto" style:text-underline-color="font-color" fo:font-weight="bold" officeooo:rsid="00570926" officeooo:paragraph-rsid="0058107d" style:font-size-asian="8.75pt" style:font-style-asian="italic" style:font-weight-asian="bold" style:font-size-complex="10pt" style:font-style-complex="italic" style:font-weight-complex="bold"/>
    </style:style>
    <style:style style:name="P221" style:family="paragraph" style:parent-style-name="Standard" style:list-style-name="L2">
      <style:text-properties style:font-name="Pericles" fo:font-size="10pt" fo:font-style="italic" style:text-underline-style="solid" style:text-underline-width="auto" style:text-underline-color="font-color" fo:font-weight="bold" officeooo:rsid="0058107d" officeooo:paragraph-rsid="0058107d" style:font-size-asian="8.75pt" style:font-style-asian="italic" style:font-weight-asian="bold" style:font-size-complex="10pt" style:font-style-complex="italic" style:font-weight-complex="bold"/>
    </style:style>
    <style:style style:name="P222" style:family="paragraph" style:parent-style-name="Standard" style:list-style-name="L7">
      <style:text-properties style:font-name="Pericles" fo:font-size="10pt" fo:font-style="normal" style:text-underline-style="none" fo:font-weight="normal" officeooo:rsid="00704ecc" officeooo:paragraph-rsid="00704ecc" style:font-size-asian="8.75pt" style:font-style-asian="normal" style:font-weight-asian="normal" style:font-size-complex="10pt" style:font-style-complex="normal" style:font-weight-complex="normal"/>
    </style:style>
    <style:style style:name="P223" style:family="paragraph" style:parent-style-name="Standard" style:list-style-name="L7">
      <style:text-properties style:font-name="Pericles" fo:font-size="10pt" fo:font-style="normal" style:text-underline-style="none" fo:font-weight="normal" officeooo:rsid="00724426" officeooo:paragraph-rsid="00724426" style:font-size-asian="8.75pt" style:font-style-asian="normal" style:font-weight-asian="normal" style:font-size-complex="10pt" style:font-style-complex="normal" style:font-weight-complex="normal"/>
    </style:style>
    <style:style style:name="P224" style:family="paragraph" style:parent-style-name="Standard" style:list-style-name="L8">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225" style:family="paragraph" style:parent-style-name="Standard" style:list-style-name="L8">
      <style:text-properties style:font-name="Pericles" fo:font-size="10pt" fo:font-style="normal" style:text-underline-style="none" fo:font-weight="normal" officeooo:rsid="00768e07" officeooo:paragraph-rsid="00768e07" style:font-size-asian="8.75pt" style:font-style-asian="normal" style:font-weight-asian="normal" style:font-size-complex="10pt" style:font-style-complex="normal" style:font-weight-complex="normal"/>
    </style:style>
    <style:style style:name="P226" style:family="paragraph" style:parent-style-name="Standard" style:list-style-name="L8">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227" style:family="paragraph" style:parent-style-name="Standard" style:list-style-name="L46">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228" style:family="paragraph" style:parent-style-name="Standard" style:list-style-name="L46">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229" style:family="paragraph" style:parent-style-name="Standard" style:list-style-name="L47">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230" style:family="paragraph" style:parent-style-name="Standard" style:list-style-name="L30">
      <style:text-properties style:font-name="Pericles" fo:font-size="8pt" fo:font-style="normal" style:text-underline-style="none" fo:font-weight="normal" officeooo:rsid="004b817d" officeooo:paragraph-rsid="008b6e31" style:font-size-asian="8pt" style:font-style-asian="normal" style:font-weight-asian="normal" style:font-size-complex="8pt" style:font-style-complex="normal" style:font-weight-complex="normal"/>
    </style:style>
    <style:style style:name="P231" style:family="paragraph" style:parent-style-name="Standard" style:list-style-name="L30">
      <style:text-properties style:font-name="Pericles" fo:font-size="8pt" fo:font-style="normal" style:text-underline-style="none" fo:font-weight="normal" officeooo:rsid="00907cdf" officeooo:paragraph-rsid="00907cdf" style:font-size-asian="8pt" style:font-style-asian="normal" style:font-weight-asian="normal" style:font-size-complex="8pt" style:font-style-complex="normal" style:font-weight-complex="normal"/>
    </style:style>
    <style:style style:name="P232" style:family="paragraph" style:parent-style-name="List_20_Paragraph" style:list-style-name="L3">
      <style:paragraph-properties fo:margin-top="0in" fo:margin-bottom="0in" loext:contextual-spacing="false" fo:line-height="100%"/>
      <style:text-properties style:font-name="Pericles" fo:font-size="8pt" officeooo:paragraph-rsid="005ad0a2" style:font-size-asian="8pt" style:font-size-complex="8pt"/>
    </style:style>
    <style:style style:name="P233" style:family="paragraph" style:parent-style-name="List_20_Paragraph" style:list-style-name="L3">
      <style:paragraph-properties fo:margin-top="0in" fo:margin-bottom="0in" loext:contextual-spacing="false" fo:line-height="100%"/>
      <style:text-properties style:font-name="Pericles" fo:font-size="8pt" officeooo:paragraph-rsid="005fc9a8" style:font-size-asian="8pt" style:font-size-complex="8pt"/>
    </style:style>
    <style:style style:name="P234" style:family="paragraph" style:parent-style-name="List_20_Paragraph" style:list-style-name="L3">
      <style:paragraph-properties fo:margin-top="0in" fo:margin-bottom="0in" loext:contextual-spacing="false" fo:line-height="100%"/>
      <style:text-properties style:font-name="Pericles" fo:font-size="8pt" officeooo:rsid="00a0703b" officeooo:paragraph-rsid="00a0703b" style:font-size-asian="8pt" style:font-size-complex="8pt"/>
    </style:style>
    <style:style style:name="P235" style:family="paragraph" style:parent-style-name="List_20_Paragraph" style:list-style-name="L3">
      <style:paragraph-properties fo:margin-top="0in" fo:margin-bottom="0in" loext:contextual-spacing="false" fo:line-height="100%"/>
      <style:text-properties style:font-name="Pericles" fo:font-size="8pt" officeooo:rsid="001d9dd2" officeooo:paragraph-rsid="005ad0a2" style:font-size-asian="8pt" style:font-size-complex="8pt"/>
    </style:style>
    <style:style style:name="P236" style:family="paragraph" style:parent-style-name="List_20_Paragraph" style:list-style-name="L3">
      <style:paragraph-properties fo:margin-top="0in" fo:margin-bottom="0in" loext:contextual-spacing="false" fo:line-height="100%"/>
      <style:text-properties style:font-name="Pericles" fo:font-size="8pt" officeooo:rsid="001a044b" officeooo:paragraph-rsid="005fc9a8" style:font-size-asian="8pt" style:font-size-complex="8pt"/>
    </style:style>
    <style:style style:name="P237" style:family="paragraph" style:parent-style-name="List_20_Paragraph" style:list-style-name="L3">
      <style:paragraph-properties fo:margin-top="0in" fo:margin-bottom="0in" loext:contextual-spacing="false" fo:line-height="100%"/>
      <style:text-properties style:font-name="Pericles" fo:font-size="8pt" officeooo:rsid="0060e2a9" officeooo:paragraph-rsid="0060e2a9" style:font-size-asian="8pt" style:font-size-complex="8pt"/>
    </style:style>
    <style:style style:name="P238" style:family="paragraph" style:parent-style-name="List_20_Paragraph" style:list-style-name="L3">
      <style:paragraph-properties fo:margin-top="0in" fo:margin-bottom="0in" loext:contextual-spacing="false" fo:line-height="100%"/>
      <style:text-properties style:font-name="Pericles" fo:font-size="8pt" officeooo:rsid="0063523d" officeooo:paragraph-rsid="0063523d" style:font-size-asian="8pt" style:font-size-complex="8pt"/>
    </style:style>
    <style:style style:name="P239" style:family="paragraph" style:parent-style-name="List_20_Paragraph" style:list-style-name="L3">
      <style:paragraph-properties fo:margin-top="0in" fo:margin-bottom="0in" loext:contextual-spacing="false" fo:line-height="100%"/>
      <style:text-properties officeooo:paragraph-rsid="005ad0a2"/>
    </style:style>
    <style:style style:name="P240" style:family="paragraph" style:parent-style-name="List_20_Paragraph" style:list-style-name="L3">
      <style:paragraph-properties fo:margin-top="0in" fo:margin-bottom="0in" loext:contextual-spacing="false" fo:line-height="100%"/>
      <style:text-properties officeooo:paragraph-rsid="005fc9a8"/>
    </style:style>
    <style:style style:name="P241" style:family="paragraph" style:parent-style-name="Table_20_Contents" style:list-style-name="L9">
      <style:text-properties style:font-name="Pericles" fo:font-size="8pt" officeooo:rsid="007836eb" officeooo:paragraph-rsid="007836eb" style:font-size-asian="8pt" style:font-size-complex="8pt"/>
    </style:style>
    <style:style style:name="P242" style:family="paragraph" style:parent-style-name="Table_20_Contents" style:list-style-name="L9">
      <style:text-properties style:font-name="Pericles" fo:font-size="8pt" officeooo:rsid="007836eb" officeooo:paragraph-rsid="009cfc23" style:font-size-asian="8pt" style:font-size-complex="8pt"/>
    </style:style>
    <style:style style:name="P243" style:family="paragraph" style:parent-style-name="Table_20_Contents" style:list-style-name="L9">
      <style:text-properties style:font-name="Pericles" fo:font-size="8pt" officeooo:rsid="007a1d40" officeooo:paragraph-rsid="007a1d40" style:font-size-asian="8pt" style:font-size-complex="8pt"/>
    </style:style>
    <style:style style:name="P244" style:family="paragraph" style:parent-style-name="Table_20_Contents" style:list-style-name="L9">
      <style:text-properties style:font-name="Pericles" fo:font-size="8pt" officeooo:rsid="007a1d40" officeooo:paragraph-rsid="009cfc23" style:font-size-asian="8pt" style:font-size-complex="8pt"/>
    </style:style>
    <style:style style:name="P245" style:family="paragraph" style:parent-style-name="Table_20_Contents" style:list-style-name="L9">
      <style:text-properties style:font-name="Pericles" fo:font-size="8pt" officeooo:rsid="007b5258" officeooo:paragraph-rsid="007b5258" style:font-size-asian="8pt" style:font-size-complex="8pt"/>
    </style:style>
    <style:style style:name="P246" style:family="paragraph" style:parent-style-name="Table_20_Contents" style:list-style-name="L9">
      <style:text-properties style:font-name="Pericles" fo:font-size="8pt" officeooo:rsid="00801f7f" officeooo:paragraph-rsid="00801f7f" style:font-size-asian="8pt" style:font-size-complex="8pt"/>
    </style:style>
    <style:style style:name="P247" style:family="paragraph" style:parent-style-name="Table_20_Contents" style:list-style-name="L9">
      <style:text-properties style:font-name="Pericles" fo:font-size="8pt" officeooo:rsid="00801f7f" officeooo:paragraph-rsid="00815b99" style:font-size-asian="8pt" style:font-size-complex="8pt"/>
    </style:style>
    <style:style style:name="P248" style:family="paragraph" style:parent-style-name="Table_20_Contents" style:list-style-name="L9">
      <style:text-properties style:font-name="Pericles" fo:font-size="8pt" officeooo:rsid="00840c27" officeooo:paragraph-rsid="00840c27" style:font-size-asian="8pt" style:font-size-complex="8pt"/>
    </style:style>
    <style:style style:name="P249" style:family="paragraph" style:parent-style-name="Table_20_Contents" style:list-style-name="L9">
      <style:text-properties style:font-name="Pericles" fo:font-size="8pt" officeooo:rsid="0096141f" officeooo:paragraph-rsid="0096141f" style:font-size-asian="8pt" style:font-size-complex="8pt"/>
    </style:style>
    <style:style style:name="P250" style:family="paragraph" style:parent-style-name="Table_20_Contents" style:list-style-name="L9">
      <style:text-properties style:font-name="Pericles" fo:font-size="8pt" officeooo:rsid="0096141f" officeooo:paragraph-rsid="009ac912" style:font-size-asian="8pt" style:font-size-complex="8pt"/>
    </style:style>
    <style:style style:name="P251" style:family="paragraph" style:parent-style-name="Table_20_Contents" style:list-style-name="L9">
      <style:text-properties style:font-name="Pericles" fo:font-size="8pt" officeooo:rsid="0096141f" officeooo:paragraph-rsid="009df196" style:font-size-asian="8pt" style:font-size-complex="8pt"/>
    </style:style>
    <style:style style:name="P252" style:family="paragraph" style:parent-style-name="Table_20_Contents" style:list-style-name="L9">
      <style:text-properties style:font-name="Pericles" fo:font-size="8pt" officeooo:rsid="0090c6dc" officeooo:paragraph-rsid="0090c6dc" style:font-size-asian="8pt" style:font-size-complex="8pt"/>
    </style:style>
    <style:style style:name="P253" style:family="paragraph" style:parent-style-name="Table_20_Contents" style:list-style-name="L48">
      <style:text-properties style:font-name="Pericles" fo:font-size="8pt" officeooo:rsid="006543d0" officeooo:paragraph-rsid="006543d0" style:font-size-asian="8pt" style:font-size-complex="8pt"/>
    </style:style>
    <style:style style:name="P254" style:family="paragraph" style:parent-style-name="Table_20_Contents" style:list-style-name="L48">
      <style:text-properties style:font-name="Pericles" fo:font-size="8pt" officeooo:rsid="00522abf" officeooo:paragraph-rsid="00522abf" style:font-size-asian="8pt" style:font-size-complex="8pt"/>
    </style:style>
    <style:style style:name="P255" style:family="paragraph" style:parent-style-name="Table_20_Contents" style:list-style-name="L48">
      <style:text-properties style:font-name="Pericles" fo:font-size="8pt" officeooo:rsid="00590adb" officeooo:paragraph-rsid="00590adb" style:font-size-asian="8pt" style:font-size-complex="8pt"/>
    </style:style>
    <style:style style:name="P256" style:family="paragraph" style:parent-style-name="Table_20_Contents" style:list-style-name="L48">
      <style:text-properties style:font-name="Pericles" fo:font-size="8pt" officeooo:rsid="005962cb" officeooo:paragraph-rsid="005962cb" style:font-size-asian="8pt" style:font-size-complex="8pt"/>
    </style:style>
    <style:style style:name="P257" style:family="paragraph" style:parent-style-name="Table_20_Contents" style:list-style-name="L48">
      <style:text-properties style:font-name="Pericles" fo:font-size="8pt" officeooo:rsid="0094871f" officeooo:paragraph-rsid="0094871f" style:font-size-asian="8pt" style:font-size-complex="8pt"/>
    </style:style>
    <style:style style:name="P258" style:family="paragraph" style:parent-style-name="Table_20_Contents" style:list-style-name="L48">
      <style:text-properties style:font-name="Pericles" fo:font-size="8pt" officeooo:rsid="004cdf03" officeooo:paragraph-rsid="004cdf03" style:font-size-asian="8pt" style:font-size-complex="8pt"/>
    </style:style>
    <style:style style:name="P259" style:family="paragraph" style:parent-style-name="Table_20_Contents" style:list-style-name="L48">
      <style:text-properties style:font-name="Pericles" fo:font-size="8pt" officeooo:rsid="0058107d" officeooo:paragraph-rsid="0058107d" style:font-size-asian="8pt" style:font-size-complex="8pt"/>
    </style:style>
    <style:style style:name="P260" style:family="paragraph" style:parent-style-name="Table_20_Contents" style:list-style-name="L48">
      <style:text-properties style:font-name="Pericles" fo:font-size="8pt" officeooo:rsid="004f0fbb" officeooo:paragraph-rsid="004f0fbb" style:font-size-asian="8pt" style:font-size-complex="8pt"/>
    </style:style>
    <style:style style:name="P261" style:family="paragraph" style:parent-style-name="Table_20_Contents" style:list-style-name="L48">
      <style:text-properties style:font-name="Pericles" fo:font-size="8pt" officeooo:rsid="004edf02" officeooo:paragraph-rsid="004edf02" style:font-size-asian="8pt" style:font-size-complex="8pt"/>
    </style:style>
    <style:style style:name="P262" style:family="paragraph" style:parent-style-name="Table_20_Contents" style:list-style-name="L48">
      <style:text-properties style:font-name="Pericles" fo:font-size="8pt" officeooo:rsid="0054edd0" officeooo:paragraph-rsid="0054edd0" style:font-size-asian="8pt" style:font-size-complex="8pt"/>
    </style:style>
    <style:style style:name="P263" style:family="paragraph" style:parent-style-name="Table_20_Contents" style:list-style-name="L48">
      <style:text-properties style:font-name="Pericles" fo:font-size="8pt" officeooo:rsid="008cbe70" officeooo:paragraph-rsid="008cbe70" style:font-size-asian="8pt" style:font-size-complex="8pt"/>
    </style:style>
    <style:style style:name="P264" style:family="paragraph" style:parent-style-name="Table_20_Contents" style:list-style-name="L48">
      <style:text-properties style:font-name="Pericles" fo:font-size="8pt" officeooo:rsid="0050717b" officeooo:paragraph-rsid="0050717b" style:font-size-asian="8pt" style:font-size-complex="8pt"/>
    </style:style>
    <style:style style:name="P265" style:family="paragraph" style:parent-style-name="Table_20_Contents" style:list-style-name="L48">
      <style:text-properties style:font-name="Pericles" fo:font-size="8pt" officeooo:rsid="0055f6a2" officeooo:paragraph-rsid="0055f6a2" style:font-size-asian="8pt" style:font-size-complex="8pt"/>
    </style:style>
    <style:style style:name="P266" style:family="paragraph" style:parent-style-name="Table_20_Contents" style:list-style-name="L10">
      <style:text-properties style:font-name="Pericles" fo:font-size="8pt" fo:font-weight="normal" officeooo:rsid="007836eb" officeooo:paragraph-rsid="007836eb" style:font-size-asian="8pt" style:font-weight-asian="normal" style:font-size-complex="8pt" style:font-weight-complex="normal"/>
    </style:style>
    <style:style style:name="P267" style:family="paragraph" style:parent-style-name="Table_20_Contents" style:list-style-name="L13">
      <style:text-properties style:font-name="Pericles" fo:font-size="8pt" fo:font-weight="normal" officeooo:rsid="007836eb" officeooo:paragraph-rsid="009cfc23" style:font-size-asian="8pt" style:font-weight-asian="normal" style:font-size-complex="8pt" style:font-weight-complex="normal"/>
    </style:style>
    <style:style style:name="P268" style:family="paragraph" style:parent-style-name="Table_20_Contents" style:list-style-name="L10">
      <style:text-properties style:font-name="Pericles" fo:font-size="8pt" fo:font-weight="normal" officeooo:rsid="007a1d40" officeooo:paragraph-rsid="007a1d40" style:font-size-asian="8pt" style:font-weight-asian="normal" style:font-size-complex="8pt" style:font-weight-complex="normal"/>
    </style:style>
    <style:style style:name="P269" style:family="paragraph" style:parent-style-name="Table_20_Contents" style:list-style-name="L11">
      <style:text-properties style:font-name="Pericles" fo:font-size="8pt" fo:font-weight="normal" officeooo:rsid="007a1d40" officeooo:paragraph-rsid="007a1d40" style:font-size-asian="8pt" style:font-weight-asian="normal" style:font-size-complex="8pt" style:font-weight-complex="normal"/>
    </style:style>
    <style:style style:name="P270" style:family="paragraph" style:parent-style-name="Table_20_Contents" style:list-style-name="L13">
      <style:text-properties style:font-name="Pericles" fo:font-size="8pt" fo:font-weight="normal" officeooo:rsid="007a1d40" officeooo:paragraph-rsid="009cfc23" style:font-size-asian="8pt" style:font-weight-asian="normal" style:font-size-complex="8pt" style:font-weight-complex="normal"/>
    </style:style>
    <style:style style:name="P271" style:family="paragraph" style:parent-style-name="Table_20_Contents" style:list-style-name="L12">
      <style:text-properties style:font-name="Pericles" fo:font-size="8pt" fo:font-weight="normal" officeooo:rsid="007a3eea" officeooo:paragraph-rsid="007a3eea" style:font-size-asian="8pt" style:font-weight-asian="normal" style:font-size-complex="8pt" style:font-weight-complex="normal"/>
    </style:style>
    <style:style style:name="P272" style:family="paragraph" style:parent-style-name="Table_20_Contents" style:list-style-name="L15">
      <style:text-properties style:font-name="Pericles" fo:font-size="8pt" fo:font-weight="normal" officeooo:rsid="007a3eea" officeooo:paragraph-rsid="009cfc23" style:font-size-asian="8pt" style:font-weight-asian="normal" style:font-size-complex="8pt" style:font-weight-complex="normal"/>
    </style:style>
    <style:style style:name="P273" style:family="paragraph" style:parent-style-name="Table_20_Contents" style:list-style-name="L14">
      <style:text-properties style:font-name="Pericles" fo:font-size="8pt" fo:font-weight="normal" officeooo:rsid="009cfc23" officeooo:paragraph-rsid="009cfc23" style:font-size-asian="8pt" style:font-weight-asian="normal" style:font-size-complex="8pt" style:font-weight-complex="normal"/>
    </style:style>
    <style:style style:name="P274" style:family="paragraph" style:parent-style-name="Table_20_Contents" style:list-style-name="L15">
      <style:text-properties style:font-name="Pericles" fo:font-size="8pt" fo:font-weight="normal" officeooo:rsid="009cfc23" officeooo:paragraph-rsid="009cfc23" style:font-size-asian="8pt" style:font-weight-asian="normal" style:font-size-complex="8pt" style:font-weight-complex="normal"/>
    </style:style>
    <style:style style:name="P275" style:family="paragraph" style:parent-style-name="Table_20_Contents" style:list-style-name="L15">
      <style:text-properties style:font-name="Pericles" fo:font-size="8pt" fo:font-weight="normal" officeooo:rsid="009df196" officeooo:paragraph-rsid="009df196" style:font-size-asian="8pt" style:font-weight-asian="normal" style:font-size-complex="8pt" style:font-weight-complex="normal"/>
    </style:style>
    <style:style style:name="P276" style:family="paragraph" style:parent-style-name="Table_20_Contents" style:list-style-name="L16">
      <style:text-properties style:font-name="Pericles" fo:font-size="8pt" fo:font-weight="normal" officeooo:rsid="007b5258" officeooo:paragraph-rsid="007b5258" style:font-size-asian="8pt" style:font-weight-asian="normal" style:font-size-complex="8pt" style:font-weight-complex="normal"/>
    </style:style>
    <style:style style:name="P277" style:family="paragraph" style:parent-style-name="Table_20_Contents" style:list-style-name="L16">
      <style:text-properties style:font-name="Pericles" fo:font-size="8pt" fo:font-weight="normal" officeooo:rsid="007cbbe7" officeooo:paragraph-rsid="007cbbe7" style:font-size-asian="8pt" style:font-weight-asian="normal" style:font-size-complex="8pt" style:font-weight-complex="normal"/>
    </style:style>
    <style:style style:name="P278" style:family="paragraph" style:parent-style-name="Table_20_Contents" style:list-style-name="L17">
      <style:text-properties style:font-name="Pericles" fo:font-size="8pt" fo:font-weight="normal" officeooo:rsid="007cbbe7" officeooo:paragraph-rsid="007cbbe7" style:font-size-asian="8pt" style:font-weight-asian="normal" style:font-size-complex="8pt" style:font-weight-complex="normal"/>
    </style:style>
    <style:style style:name="P279" style:family="paragraph" style:parent-style-name="Table_20_Contents" style:list-style-name="L16">
      <style:text-properties style:font-name="Pericles" fo:font-size="8pt" fo:font-weight="normal" officeooo:rsid="007cc2e9" officeooo:paragraph-rsid="007cc2e9" style:font-size-asian="8pt" style:font-weight-asian="normal" style:font-size-complex="8pt" style:font-weight-complex="normal"/>
    </style:style>
    <style:style style:name="P280" style:family="paragraph" style:parent-style-name="Table_20_Contents" style:list-style-name="L18">
      <style:text-properties style:font-name="Pericles" fo:font-size="8pt" fo:font-weight="normal" officeooo:rsid="007cc2e9" officeooo:paragraph-rsid="007cc2e9" style:font-size-asian="8pt" style:font-weight-asian="normal" style:font-size-complex="8pt" style:font-weight-complex="normal"/>
    </style:style>
    <style:style style:name="P281" style:family="paragraph" style:parent-style-name="Table_20_Contents" style:list-style-name="L18">
      <style:text-properties style:font-name="Pericles" fo:font-size="8pt" fo:font-weight="normal" officeooo:rsid="007e3ddd" officeooo:paragraph-rsid="007e3ddd" style:font-size-asian="8pt" style:font-weight-asian="normal" style:font-size-complex="8pt" style:font-weight-complex="normal"/>
    </style:style>
    <style:style style:name="P282" style:family="paragraph" style:parent-style-name="Table_20_Contents" style:list-style-name="L19">
      <style:text-properties style:font-name="Pericles" fo:font-size="8pt" fo:font-weight="normal" officeooo:rsid="00801f7f" officeooo:paragraph-rsid="00801f7f" style:font-size-asian="8pt" style:font-weight-asian="normal" style:font-size-complex="8pt" style:font-weight-complex="normal"/>
    </style:style>
    <style:style style:name="P283" style:family="paragraph" style:parent-style-name="Table_20_Contents" style:list-style-name="L20">
      <style:text-properties style:font-name="Pericles" fo:font-size="8pt" fo:font-weight="normal" officeooo:rsid="00801f7f" officeooo:paragraph-rsid="00801f7f" style:font-size-asian="8pt" style:font-weight-asian="normal" style:font-size-complex="8pt" style:font-weight-complex="normal"/>
    </style:style>
    <style:style style:name="P284" style:family="paragraph" style:parent-style-name="Table_20_Contents" style:list-style-name="L22">
      <style:text-properties style:font-name="Pericles" fo:font-size="8pt" fo:font-weight="normal" officeooo:rsid="00801f7f" officeooo:paragraph-rsid="00815b99" style:font-size-asian="8pt" style:font-weight-asian="normal" style:font-size-complex="8pt" style:font-weight-complex="normal"/>
    </style:style>
    <style:style style:name="P285" style:family="paragraph" style:parent-style-name="Table_20_Contents" style:list-style-name="L23">
      <style:text-properties style:font-name="Pericles" fo:font-size="8pt" fo:font-weight="normal" officeooo:rsid="00801f7f" officeooo:paragraph-rsid="00815b99" style:font-size-asian="8pt" style:font-weight-asian="normal" style:font-size-complex="8pt" style:font-weight-complex="normal"/>
    </style:style>
    <style:style style:name="P286" style:family="paragraph" style:parent-style-name="Table_20_Contents" style:list-style-name="L21">
      <style:text-properties style:font-name="Pericles" fo:font-size="8pt" fo:font-weight="normal" officeooo:rsid="00815b99" officeooo:paragraph-rsid="00815b99" style:font-size-asian="8pt" style:font-weight-asian="normal" style:font-size-complex="8pt" style:font-weight-complex="normal"/>
    </style:style>
    <style:style style:name="P287" style:family="paragraph" style:parent-style-name="Table_20_Contents" style:list-style-name="L24">
      <style:text-properties style:font-name="Pericles" fo:font-size="8pt" fo:font-weight="normal" officeooo:rsid="00815b99" officeooo:paragraph-rsid="00815b99" style:font-size-asian="8pt" style:font-weight-asian="normal" style:font-size-complex="8pt" style:font-weight-complex="normal"/>
    </style:style>
    <style:style style:name="P288" style:family="paragraph" style:parent-style-name="Table_20_Contents" style:list-style-name="L25">
      <style:text-properties style:font-name="Pericles" fo:font-size="8pt" fo:font-weight="normal" officeooo:rsid="00865ac4" officeooo:paragraph-rsid="00865ac4" style:font-size-asian="8pt" style:font-weight-asian="normal" style:font-size-complex="8pt" style:font-weight-complex="normal"/>
    </style:style>
    <style:style style:name="P289" style:family="paragraph" style:parent-style-name="Table_20_Contents" style:list-style-name="L27">
      <style:text-properties style:font-name="Pericles" fo:font-size="8pt" fo:font-weight="normal" officeooo:rsid="00854fb6" officeooo:paragraph-rsid="00854fb6" style:font-size-asian="8pt" style:font-weight-asian="normal" style:font-size-complex="8pt" style:font-weight-complex="normal"/>
    </style:style>
    <style:style style:name="P290" style:family="paragraph" style:parent-style-name="Table_20_Contents" style:list-style-name="L27">
      <style:text-properties style:font-name="Pericles" fo:font-size="8pt" fo:font-weight="normal" officeooo:rsid="00884d68" officeooo:paragraph-rsid="00884d68" style:font-size-asian="8pt" style:font-weight-asian="normal" style:font-size-complex="8pt" style:font-weight-complex="normal"/>
    </style:style>
    <style:style style:name="P291" style:family="paragraph" style:parent-style-name="Table_20_Contents" style:list-style-name="L27">
      <style:text-properties style:font-name="Pericles" fo:font-size="8pt" fo:font-weight="normal" officeooo:rsid="0089ebd5" officeooo:paragraph-rsid="0089ebd5" style:font-size-asian="8pt" style:font-weight-asian="normal" style:font-size-complex="8pt" style:font-weight-complex="normal"/>
    </style:style>
    <style:style style:name="P292" style:family="paragraph" style:parent-style-name="Table_20_Contents" style:list-style-name="L28">
      <style:text-properties style:font-name="Pericles" fo:font-size="8pt" fo:font-weight="normal" officeooo:rsid="0096141f" officeooo:paragraph-rsid="0096141f" style:font-size-asian="8pt" style:font-weight-asian="normal" style:font-size-complex="8pt" style:font-weight-complex="normal"/>
    </style:style>
    <style:style style:name="P293" style:family="paragraph" style:parent-style-name="Table_20_Contents" style:list-style-name="L29">
      <style:text-properties style:font-name="Pericles" fo:font-size="8pt" fo:font-weight="normal" officeooo:rsid="0096141f" officeooo:paragraph-rsid="0096141f" style:font-size-asian="8pt" style:font-weight-asian="normal" style:font-size-complex="8pt" style:font-weight-complex="normal"/>
    </style:style>
    <style:style style:name="P294" style:family="paragraph" style:parent-style-name="Table_20_Contents" style:list-style-name="L34">
      <style:text-properties style:font-name="Pericles" fo:font-size="8pt" fo:font-weight="normal" officeooo:rsid="0096141f" officeooo:paragraph-rsid="0096141f" style:font-size-asian="8pt" style:font-weight-asian="normal" style:font-size-complex="8pt" style:font-weight-complex="normal"/>
    </style:style>
    <style:style style:name="P295" style:family="paragraph" style:parent-style-name="Table_20_Contents" style:list-style-name="L35">
      <style:text-properties style:font-name="Pericles" fo:font-size="8pt" fo:font-weight="normal" officeooo:rsid="0096141f" officeooo:paragraph-rsid="0096141f" style:font-size-asian="8pt" style:font-weight-asian="normal" style:font-size-complex="8pt" style:font-weight-complex="normal"/>
    </style:style>
    <style:style style:name="P296" style:family="paragraph" style:parent-style-name="Table_20_Contents" style:list-style-name="L30">
      <style:text-properties style:font-name="Pericles" fo:font-size="8pt" fo:font-weight="normal" officeooo:rsid="008b6e31" officeooo:paragraph-rsid="008b6e31" style:font-size-asian="8pt" style:font-weight-asian="normal" style:font-size-complex="8pt" style:font-weight-complex="normal"/>
    </style:style>
    <style:style style:name="P297" style:family="paragraph" style:parent-style-name="Table_20_Contents" style:list-style-name="L30">
      <style:text-properties style:font-name="Pericles" fo:font-size="8pt" fo:font-weight="normal" officeooo:rsid="008ee1d3" officeooo:paragraph-rsid="008ee1d3" style:font-size-asian="8pt" style:font-weight-asian="normal" style:font-size-complex="8pt" style:font-weight-complex="normal"/>
    </style:style>
    <style:style style:name="P298" style:family="paragraph" style:parent-style-name="Table_20_Contents" style:list-style-name="L31">
      <style:text-properties style:font-name="Pericles" fo:font-size="8pt" fo:font-weight="normal" officeooo:rsid="0090c6dc" officeooo:paragraph-rsid="0090c6dc" style:font-size-asian="8pt" style:font-weight-asian="normal" style:font-size-complex="8pt" style:font-weight-complex="normal"/>
    </style:style>
    <style:style style:name="P299" style:family="paragraph" style:parent-style-name="Table_20_Contents" style:list-style-name="L32">
      <style:text-properties style:font-name="Pericles" fo:font-size="8pt" fo:font-weight="normal" officeooo:rsid="0090c6dc" officeooo:paragraph-rsid="0090c6dc" style:font-size-asian="8pt" style:font-weight-asian="normal" style:font-size-complex="8pt" style:font-weight-complex="normal"/>
    </style:style>
    <style:style style:name="P300" style:family="paragraph" style:parent-style-name="Table_20_Contents" style:list-style-name="L35">
      <style:text-properties style:font-name="Pericles" fo:font-size="8pt" fo:font-weight="normal" officeooo:rsid="0090c6dc" officeooo:paragraph-rsid="0096141f" style:font-size-asian="8pt" style:font-weight-asian="normal" style:font-size-complex="8pt" style:font-weight-complex="normal"/>
    </style:style>
    <style:style style:name="P301" style:family="paragraph" style:parent-style-name="Table_20_Contents" style:list-style-name="L37">
      <style:text-properties style:font-name="Pericles" fo:font-size="8pt" fo:font-weight="normal" officeooo:rsid="0097d7cf" officeooo:paragraph-rsid="0097d7cf" style:font-size-asian="8pt" style:font-weight-asian="normal" style:font-size-complex="8pt" style:font-weight-complex="normal"/>
    </style:style>
    <style:style style:name="P302" style:family="paragraph" style:parent-style-name="Table_20_Contents" style:list-style-name="L38">
      <style:text-properties style:font-name="Pericles" fo:font-size="8pt" fo:font-weight="normal" officeooo:rsid="0097d7cf" officeooo:paragraph-rsid="0097d7cf" style:font-size-asian="8pt" style:font-weight-asian="normal" style:font-size-complex="8pt" style:font-weight-complex="normal"/>
    </style:style>
    <style:style style:name="P303" style:family="paragraph" style:parent-style-name="Table_20_Contents" style:list-style-name="L40">
      <style:text-properties style:font-name="Pericles" fo:font-size="8pt" fo:font-weight="normal" officeooo:rsid="0097d7cf" officeooo:paragraph-rsid="009ac912" style:font-size-asian="8pt" style:font-weight-asian="normal" style:font-size-complex="8pt" style:font-weight-complex="normal"/>
    </style:style>
    <style:style style:name="P304" style:family="paragraph" style:parent-style-name="Table_20_Contents" style:list-style-name="L41">
      <style:text-properties style:font-name="Pericles" fo:font-size="8pt" fo:font-weight="normal" officeooo:rsid="0097d7cf" officeooo:paragraph-rsid="009ac912" style:font-size-asian="8pt" style:font-weight-asian="normal" style:font-size-complex="8pt" style:font-weight-complex="normal"/>
    </style:style>
    <style:style style:name="P305" style:family="paragraph" style:parent-style-name="Table_20_Contents" style:list-style-name="L43">
      <style:text-properties style:font-name="Pericles" fo:font-size="8pt" fo:font-weight="normal" officeooo:rsid="0097d7cf" officeooo:paragraph-rsid="009df196" style:font-size-asian="8pt" style:font-weight-asian="normal" style:font-size-complex="8pt" style:font-weight-complex="normal"/>
    </style:style>
    <style:style style:name="P306" style:family="paragraph" style:parent-style-name="Table_20_Contents" style:list-style-name="L44">
      <style:text-properties style:font-name="Pericles" fo:font-size="8pt" fo:font-weight="normal" officeooo:rsid="0097d7cf" officeooo:paragraph-rsid="009df196" style:font-size-asian="8pt" style:font-weight-asian="normal" style:font-size-complex="8pt" style:font-weight-complex="normal"/>
    </style:style>
    <style:style style:name="P307" style:family="paragraph" style:parent-style-name="Table_20_Contents" style:list-style-name="L26">
      <style:text-properties style:font-name="Pericles" fo:font-size="8pt" fo:font-weight="bold" officeooo:rsid="00884d68" officeooo:paragraph-rsid="00884d68" style:font-size-asian="8pt" style:font-weight-asian="bold" style:font-size-complex="8pt" style:font-weight-complex="bold"/>
    </style:style>
    <style:style style:name="P308" style:family="paragraph" style:parent-style-name="Table_20_Contents" style:list-style-name="L26">
      <style:text-properties style:font-name="Pericles" fo:font-size="8pt" fo:font-weight="bold" officeooo:rsid="0088daae" officeooo:paragraph-rsid="0088daae" style:font-size-asian="8pt" style:font-weight-asian="bold" style:font-size-complex="8pt" style:font-weight-complex="bold"/>
    </style:style>
    <style:style style:name="P309" style:family="paragraph" style:parent-style-name="Table_20_Contents" style:list-style-name="L33">
      <style:text-properties style:font-name="Pericles" fo:font-size="8pt" fo:font-style="normal" style:text-underline-style="none" fo:font-weight="normal" officeooo:rsid="0090c6dc" officeooo:paragraph-rsid="0090c6dc" style:font-size-asian="8pt" style:font-style-asian="normal" style:font-weight-asian="normal" style:font-size-complex="8pt" style:font-style-complex="normal" style:font-weight-complex="normal"/>
    </style:style>
    <style:style style:name="P310" style:family="paragraph" style:parent-style-name="Table_20_Contents" style:list-style-name="L36">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311" style:family="paragraph" style:parent-style-name="Table_20_Contents" style:list-style-name="L39">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312" style:family="paragraph" style:parent-style-name="Table_20_Contents" style:list-style-name="L42">
      <style:text-properties style:font-name="Pericles" fo:font-size="8pt" fo:font-style="normal" style:text-underline-style="none" fo:font-weight="normal" officeooo:rsid="009ac912" officeooo:paragraph-rsid="009ac912" style:font-size-asian="8pt" style:font-style-asian="normal" style:font-weight-asian="normal" style:font-size-complex="8pt" style:font-style-complex="normal" style:font-weight-complex="normal"/>
    </style:style>
    <style:style style:name="P313" style:family="paragraph" style:parent-style-name="Table_20_Contents" style:list-style-name="L45">
      <style:text-properties style:font-name="Pericles" fo:font-size="8pt" fo:font-style="normal" style:text-underline-style="none" fo:font-weight="normal" officeooo:rsid="009df196" officeooo:paragraph-rsid="009df196" style:font-size-asian="8pt" style:font-style-asian="normal" style:font-weight-asian="normal" style:font-size-complex="8pt" style:font-style-complex="normal" style:font-weight-complex="normal"/>
    </style:style>
    <style:style style:name="P314" style:family="paragraph" style:parent-style-name="Table_20_Contents" style:list-style-name="L6">
      <style:paragraph-properties style:writing-mode="page">
        <style:tab-stops/>
      </style:paragraph-properties>
      <style:text-properties style:font-name="Pericles" fo:font-size="8pt" officeooo:rsid="002ae041" officeooo:paragraph-rsid="002ae041" style:font-size-asian="8pt" style:font-size-complex="8pt"/>
    </style:style>
    <style:style style:name="P315" style:family="paragraph" style:parent-style-name="Table_20_Contents" style:list-style-name="L6">
      <style:paragraph-properties style:writing-mode="page">
        <style:tab-stops/>
      </style:paragraph-properties>
      <style:text-properties style:font-name="Pericles" fo:font-size="8pt" officeooo:rsid="001b11bf" officeooo:paragraph-rsid="001b11bf" style:font-size-asian="8pt" style:font-size-complex="8pt"/>
    </style:style>
    <style:style style:name="P316" style:family="paragraph" style:parent-style-name="Table_20_Contents" style:list-style-name="L6">
      <style:paragraph-properties style:writing-mode="page">
        <style:tab-stops/>
      </style:paragraph-properties>
      <style:text-properties style:font-name="Pericles" fo:font-size="8pt" officeooo:rsid="002188d9" officeooo:paragraph-rsid="002188d9" style:font-size-asian="8pt" style:font-size-complex="8pt"/>
    </style:style>
    <style:style style:name="P317" style:family="paragraph" style:parent-style-name="Table_20_Contents" style:list-style-name="L6">
      <style:paragraph-properties style:writing-mode="page">
        <style:tab-stops/>
      </style:paragraph-properties>
      <style:text-properties style:font-name="Pericles" fo:font-size="8pt" officeooo:rsid="0023f001" officeooo:paragraph-rsid="0023f001" style:font-size-asian="8pt" style:font-size-complex="8pt"/>
    </style:style>
    <style:style style:name="P318" style:family="paragraph" style:parent-style-name="Table_20_Contents" style:list-style-name="L6">
      <style:paragraph-properties style:writing-mode="page">
        <style:tab-stops/>
      </style:paragraph-properties>
      <style:text-properties style:font-name="Pericles" fo:font-size="8pt" officeooo:rsid="001dc464" officeooo:paragraph-rsid="001dc464" style:font-size-asian="8pt" style:font-size-complex="8pt"/>
    </style:style>
    <style:style style:name="P319" style:family="paragraph" style:parent-style-name="Table_20_Contents" style:list-style-name="L6">
      <style:paragraph-properties style:writing-mode="page">
        <style:tab-stops/>
      </style:paragraph-properties>
      <style:text-properties style:font-name="Pericles" fo:font-size="8pt" officeooo:rsid="00248658" officeooo:paragraph-rsid="00248658" style:font-size-asian="8pt" style:font-size-complex="8pt"/>
    </style:style>
    <style:style style:name="P320" style:family="paragraph" style:parent-style-name="Table_20_Contents" style:list-style-name="L6">
      <style:paragraph-properties style:writing-mode="page">
        <style:tab-stops/>
      </style:paragraph-properties>
      <style:text-properties style:font-name="Pericles" fo:font-size="8pt" officeooo:rsid="0039b81f" officeooo:paragraph-rsid="0039b81f" style:font-size-asian="8pt" style:font-size-complex="8pt"/>
    </style:style>
    <style:style style:name="P321" style:family="paragraph" style:parent-style-name="Table_20_Contents" style:list-style-name="L6">
      <style:paragraph-properties style:writing-mode="page">
        <style:tab-stops/>
      </style:paragraph-properties>
      <style:text-properties style:font-name="Pericles" fo:font-size="8pt" officeooo:rsid="001ad77a" officeooo:paragraph-rsid="001ad77a" style:font-size-asian="8pt" style:font-size-complex="8pt"/>
    </style:style>
    <style:style style:name="P322" style:family="paragraph" style:parent-style-name="Table_20_Contents" style:list-style-name="L6">
      <style:paragraph-properties style:writing-mode="page">
        <style:tab-stops/>
      </style:paragraph-properties>
      <style:text-properties style:font-name="Pericles" fo:font-size="8pt" officeooo:rsid="00703b74" officeooo:paragraph-rsid="00703b74" style:font-size-asian="8pt" style:font-size-complex="8pt"/>
    </style:style>
    <style:style style:name="P323" style:family="paragraph" style:parent-style-name="Table_20_Contents" style:list-style-name="L6">
      <style:paragraph-properties style:writing-mode="page">
        <style:tab-stops/>
      </style:paragraph-properties>
      <style:text-properties style:font-name="Pericles" fo:font-size="8pt" officeooo:rsid="003b4060" officeooo:paragraph-rsid="003b4060" style:font-size-asian="8pt" style:font-size-complex="8pt"/>
    </style:style>
    <style:style style:name="P324" style:family="paragraph" style:parent-style-name="Table_20_Contents" style:list-style-name="L6">
      <style:paragraph-properties style:writing-mode="page">
        <style:tab-stops/>
      </style:paragraph-properties>
      <style:text-properties style:font-name="Pericles" fo:font-size="8pt" officeooo:rsid="003b4060" officeooo:paragraph-rsid="006b8ce2" style:font-size-asian="8pt" style:font-size-complex="8pt"/>
    </style:style>
    <style:style style:name="P325" style:family="paragraph" style:parent-style-name="Table_20_Contents" style:list-style-name="L6">
      <style:paragraph-properties style:writing-mode="page">
        <style:tab-stops/>
      </style:paragraph-properties>
      <style:text-properties style:font-name="Pericles" fo:font-size="8pt" officeooo:rsid="003b4060" officeooo:paragraph-rsid="006a2ea1" style:font-size-asian="8pt" style:font-size-complex="8pt"/>
    </style:style>
    <style:style style:name="P326" style:family="paragraph" style:parent-style-name="Table_20_Contents" style:list-style-name="L6">
      <style:paragraph-properties style:writing-mode="page">
        <style:tab-stops/>
      </style:paragraph-properties>
      <style:text-properties style:font-name="Pericles" fo:font-size="8pt" officeooo:rsid="003b6ceb" officeooo:paragraph-rsid="003b6ceb" style:font-size-asian="8pt" style:font-size-complex="8pt"/>
    </style:style>
    <style:style style:name="P327" style:family="paragraph" style:parent-style-name="Table_20_Contents" style:list-style-name="L6">
      <style:paragraph-properties style:writing-mode="page">
        <style:tab-stops/>
      </style:paragraph-properties>
      <style:text-properties style:font-name="Pericles" fo:font-size="8pt" officeooo:rsid="003d6933" officeooo:paragraph-rsid="003d6933" style:font-size-asian="8pt" style:font-size-complex="8pt"/>
    </style:style>
    <style:style style:name="P328" style:family="paragraph" style:parent-style-name="Table_20_Contents" style:list-style-name="L6">
      <style:paragraph-properties style:writing-mode="page">
        <style:tab-stops/>
      </style:paragraph-properties>
      <style:text-properties style:font-name="Pericles" fo:font-size="8pt" officeooo:rsid="003bb19c" officeooo:paragraph-rsid="003bb19c" style:font-size-asian="8pt" style:font-size-complex="8pt"/>
    </style:style>
    <style:style style:name="P329" style:family="paragraph" style:parent-style-name="Table_20_Contents" style:list-style-name="L6">
      <style:paragraph-properties style:writing-mode="page">
        <style:tab-stops/>
      </style:paragraph-properties>
      <style:text-properties style:font-name="Pericles" fo:font-size="8pt" officeooo:rsid="006b8ce2" officeooo:paragraph-rsid="006b8ce2" style:font-size-asian="8pt" style:font-size-complex="8pt"/>
    </style:style>
    <style:style style:name="P330" style:family="paragraph" style:parent-style-name="Table_20_Contents" style:list-style-name="L6">
      <style:paragraph-properties style:writing-mode="page">
        <style:tab-stops/>
      </style:paragraph-properties>
      <style:text-properties style:font-name="Pericles" fo:font-size="8pt" officeooo:rsid="006c9056" officeooo:paragraph-rsid="006c9056" style:font-size-asian="8pt" style:font-size-complex="8pt"/>
    </style:style>
    <style:style style:name="P331" style:family="paragraph" style:parent-style-name="Table_20_Contents" style:list-style-name="L6">
      <style:paragraph-properties style:writing-mode="page">
        <style:tab-stops/>
      </style:paragraph-properties>
      <style:text-properties style:font-name="Pericles" fo:font-size="8pt" officeooo:rsid="006d2e33" officeooo:paragraph-rsid="006d2e33" style:font-size-asian="8pt" style:font-size-complex="8pt"/>
    </style:style>
    <style:style style:name="P332" style:family="paragraph" style:parent-style-name="Table_20_Contents" style:list-style-name="L6">
      <style:paragraph-properties style:writing-mode="page">
        <style:tab-stops/>
      </style:paragraph-properties>
      <style:text-properties style:font-name="Pericles" fo:font-size="8pt" officeooo:rsid="003ef09f" officeooo:paragraph-rsid="006a2ea1" style:font-size-asian="8pt" style:font-size-complex="8pt"/>
    </style:style>
    <style:style style:name="P333" style:family="paragraph" style:parent-style-name="Table_20_Contents" style:list-style-name="L6">
      <style:paragraph-properties style:writing-mode="page">
        <style:tab-stops/>
      </style:paragraph-properties>
      <style:text-properties style:font-name="Pericles" fo:font-size="8pt" officeooo:rsid="003ef09f" officeooo:paragraph-rsid="003ef09f" style:font-size-asian="8pt" style:font-size-complex="8pt"/>
    </style:style>
    <style:style style:name="P334" style:family="paragraph" style:parent-style-name="Table_20_Contents" style:list-style-name="L6">
      <style:paragraph-properties style:writing-mode="page">
        <style:tab-stops/>
      </style:paragraph-properties>
      <style:text-properties style:font-name="Pericles" fo:font-size="8pt" officeooo:rsid="005c6cd7" officeooo:paragraph-rsid="005c6cd7" style:font-size-asian="8pt" style:font-size-complex="8pt"/>
    </style:style>
    <style:style style:name="P335" style:family="paragraph" style:parent-style-name="Table_20_Contents" style:list-style-name="L48">
      <style:paragraph-properties style:writing-mode="page">
        <style:tab-stops/>
      </style:paragraph-properties>
      <style:text-properties style:font-name="Pericles" fo:font-size="8pt" officeooo:rsid="005c6cd7" officeooo:paragraph-rsid="005c6cd7" style:font-size-asian="8pt" style:font-size-complex="8pt"/>
    </style:style>
    <style:style style:name="P336" style:family="paragraph" style:parent-style-name="Table_20_Contents" style:list-style-name="L6">
      <style:paragraph-properties style:writing-mode="page">
        <style:tab-stops/>
      </style:paragraph-properties>
      <style:text-properties style:font-name="Pericles" fo:font-size="8pt" officeooo:rsid="00671f82" officeooo:paragraph-rsid="00671f82" style:font-size-asian="8pt" style:font-size-complex="8pt"/>
    </style:style>
    <style:style style:name="P337" style:family="paragraph" style:parent-style-name="Table_20_Contents" style:list-style-name="L6">
      <style:paragraph-properties style:writing-mode="page">
        <style:tab-stops/>
      </style:paragraph-properties>
      <style:text-properties style:font-name="Pericles" fo:font-size="8pt" officeooo:rsid="006a2ea1" officeooo:paragraph-rsid="006a2ea1" style:font-size-asian="8pt" style:font-size-complex="8pt"/>
    </style:style>
    <style:style style:name="P338" style:family="paragraph" style:parent-style-name="Table_20_Contents" style:list-style-name="L6">
      <style:paragraph-properties style:writing-mode="page">
        <style:tab-stops/>
      </style:paragraph-properties>
      <style:text-properties style:font-name="Pericles" fo:font-size="8pt" officeooo:rsid="0040a38e" officeooo:paragraph-rsid="0040a38e" style:font-size-asian="8pt" style:font-size-complex="8pt"/>
    </style:style>
    <style:style style:name="P339" style:family="paragraph" style:parent-style-name="Table_20_Contents" style:list-style-name="L6">
      <style:paragraph-properties style:writing-mode="page">
        <style:tab-stops/>
      </style:paragraph-properties>
      <style:text-properties style:font-name="Pericles" fo:font-size="8pt" officeooo:rsid="00534b4a" officeooo:paragraph-rsid="00534b4a" style:font-size-asian="8pt" style:font-size-complex="8pt"/>
    </style:style>
    <style:style style:name="P340" style:family="paragraph" style:parent-style-name="Table_20_Contents" style:list-style-name="L48">
      <style:paragraph-properties style:writing-mode="page">
        <style:tab-stops/>
      </style:paragraph-properties>
      <style:text-properties style:font-name="Pericles" fo:font-size="8pt" officeooo:rsid="00534b4a" officeooo:paragraph-rsid="00534b4a" style:font-size-asian="8pt" style:font-size-complex="8pt"/>
    </style:style>
    <style:style style:name="P341" style:family="paragraph" style:parent-style-name="Table_20_Contents" style:list-style-name="L6">
      <style:paragraph-properties style:writing-mode="page">
        <style:tab-stops/>
      </style:paragraph-properties>
      <style:text-properties style:font-name="Pericles" fo:font-size="8pt" officeooo:rsid="004edf02" officeooo:paragraph-rsid="00534b4a" style:font-size-asian="8pt" style:font-size-complex="8pt"/>
    </style:style>
    <style:style style:name="P342" style:family="paragraph" style:parent-style-name="Table_20_Contents" style:list-style-name="L48">
      <style:paragraph-properties style:writing-mode="page">
        <style:tab-stops/>
      </style:paragraph-properties>
      <style:text-properties style:font-name="Pericles" fo:font-size="8pt" officeooo:rsid="004edf02" officeooo:paragraph-rsid="004edf02" style:font-size-asian="8pt" style:font-size-complex="8pt"/>
    </style:style>
    <style:style style:name="P343" style:family="paragraph" style:parent-style-name="Table_20_Contents" style:list-style-name="L6">
      <style:paragraph-properties style:writing-mode="page">
        <style:tab-stops/>
      </style:paragraph-properties>
      <style:text-properties style:font-name="Pericles" fo:font-size="8pt" officeooo:rsid="004f0fbb" officeooo:paragraph-rsid="004f0fbb" style:font-size-asian="8pt" style:font-size-complex="8pt"/>
    </style:style>
    <style:style style:name="P344" style:family="paragraph" style:parent-style-name="Table_20_Contents" style:list-style-name="L48">
      <style:paragraph-properties style:writing-mode="page">
        <style:tab-stops/>
      </style:paragraph-properties>
      <style:text-properties style:font-name="Pericles" fo:font-size="8pt" officeooo:rsid="004f0fbb" officeooo:paragraph-rsid="004f0fbb" style:font-size-asian="8pt" style:font-size-complex="8pt"/>
    </style:style>
    <style:style style:name="P345" style:family="paragraph" style:parent-style-name="Table_20_Contents" style:list-style-name="L48">
      <style:paragraph-properties style:writing-mode="page">
        <style:tab-stops/>
      </style:paragraph-properties>
      <style:text-properties style:font-name="Pericles" fo:font-size="8pt" officeooo:rsid="006543d0" officeooo:paragraph-rsid="006543d0" style:font-size-asian="8pt" style:font-size-complex="8pt"/>
    </style:style>
    <style:style style:name="P346" style:family="paragraph" style:parent-style-name="Table_20_Contents" style:list-style-name="L48">
      <style:paragraph-properties style:writing-mode="page">
        <style:tab-stops/>
      </style:paragraph-properties>
      <style:text-properties style:font-name="Pericles" fo:font-size="8pt" officeooo:rsid="0053f8ee" officeooo:paragraph-rsid="0053f8ee" style:font-size-asian="8pt" style:font-size-complex="8pt"/>
    </style:style>
    <style:style style:name="P347" style:family="paragraph" style:parent-style-name="Table_20_Contents" style:list-style-name="L48">
      <style:paragraph-properties style:writing-mode="page">
        <style:tab-stops/>
      </style:paragraph-properties>
      <style:text-properties style:font-name="Pericles" fo:font-size="8pt" officeooo:rsid="0053f8ee" officeooo:paragraph-rsid="006577da" style:font-size-asian="8pt" style:font-size-complex="8pt"/>
    </style:style>
    <style:style style:name="P348" style:family="paragraph" style:parent-style-name="Table_20_Contents" style:list-style-name="L48">
      <style:paragraph-properties style:writing-mode="page">
        <style:tab-stops/>
      </style:paragraph-properties>
      <style:text-properties style:font-name="Pericles" fo:font-size="8pt" officeooo:rsid="005323e1" officeooo:paragraph-rsid="005323e1" style:font-size-asian="8pt" style:font-size-complex="8pt"/>
    </style:style>
    <style:style style:name="P349" style:family="paragraph" style:parent-style-name="Table_20_Contents" style:list-style-name="L48">
      <style:paragraph-properties style:writing-mode="page">
        <style:tab-stops/>
      </style:paragraph-properties>
      <style:text-properties style:font-name="Pericles" fo:font-size="8pt" officeooo:rsid="00522abf" officeooo:paragraph-rsid="00522abf" style:font-size-asian="8pt" style:font-size-complex="8pt"/>
    </style:style>
    <style:style style:name="P350" style:family="paragraph" style:parent-style-name="Table_20_Contents" style:list-style-name="L48">
      <style:paragraph-properties style:writing-mode="page">
        <style:tab-stops/>
      </style:paragraph-properties>
      <style:text-properties style:font-name="Pericles" fo:font-size="8pt" officeooo:rsid="004cdf03" officeooo:paragraph-rsid="004cdf03" style:font-size-asian="8pt" style:font-size-complex="8pt"/>
    </style:style>
    <style:style style:name="P351" style:family="paragraph" style:parent-style-name="Table_20_Contents" style:list-style-name="L48">
      <style:paragraph-properties style:writing-mode="page">
        <style:tab-stops/>
      </style:paragraph-properties>
      <style:text-properties style:font-name="Pericles" fo:font-size="8pt" officeooo:rsid="005befba" officeooo:paragraph-rsid="005befba" style:font-size-asian="8pt" style:font-size-complex="8pt"/>
    </style:style>
    <style:style style:name="P352" style:family="paragraph" style:parent-style-name="Table_20_Contents" style:list-style-name="L48">
      <style:paragraph-properties style:writing-mode="page">
        <style:tab-stops/>
      </style:paragraph-properties>
      <style:text-properties style:font-name="Pericles" fo:font-size="8pt" officeooo:rsid="005e2810" officeooo:paragraph-rsid="006577da" style:font-size-asian="8pt" style:font-size-complex="8pt"/>
    </style:style>
    <style:style style:name="P353" style:family="paragraph" style:parent-style-name="Table_20_Contents" style:list-style-name="L48">
      <style:paragraph-properties style:writing-mode="page">
        <style:tab-stops/>
      </style:paragraph-properties>
      <style:text-properties style:font-name="Pericles" fo:font-size="8pt" officeooo:rsid="00590adb" officeooo:paragraph-rsid="006577da" style:font-size-asian="8pt" style:font-size-complex="8pt"/>
    </style:style>
    <style:style style:name="P354" style:family="paragraph" style:parent-style-name="Table_20_Contents" style:list-style-name="L48">
      <style:paragraph-properties style:writing-mode="page">
        <style:tab-stops/>
      </style:paragraph-properties>
      <style:text-properties style:font-name="Pericles" fo:font-size="8pt" officeooo:rsid="005962cb" officeooo:paragraph-rsid="005962cb" style:font-size-asian="8pt" style:font-size-complex="8pt"/>
    </style:style>
    <style:style style:name="P355" style:family="paragraph" style:parent-style-name="Table_20_Contents" style:list-style-name="L48">
      <style:paragraph-properties style:writing-mode="page">
        <style:tab-stops/>
      </style:paragraph-properties>
      <style:text-properties style:font-name="Pericles" fo:font-size="8pt" officeooo:rsid="0058107d" officeooo:paragraph-rsid="0058107d" style:font-size-asian="8pt" style:font-size-complex="8pt"/>
    </style:style>
    <style:style style:name="P356" style:family="paragraph" style:parent-style-name="Table_20_Contents" style:list-style-name="L48">
      <style:paragraph-properties style:writing-mode="page">
        <style:tab-stops/>
      </style:paragraph-properties>
      <style:text-properties style:font-name="Pericles" fo:font-size="8pt" officeooo:rsid="0054edd0" officeooo:paragraph-rsid="0054edd0" style:font-size-asian="8pt" style:font-size-complex="8pt"/>
    </style:style>
    <style:style style:name="P357" style:family="paragraph" style:parent-style-name="Table_20_Contents" style:list-style-name="L48">
      <style:paragraph-properties style:writing-mode="page">
        <style:tab-stops/>
      </style:paragraph-properties>
      <style:text-properties style:font-name="Pericles" fo:font-size="8pt" officeooo:rsid="00517f93" officeooo:paragraph-rsid="00517f93" style:font-size-asian="8pt" style:font-size-complex="8pt"/>
    </style:style>
    <style:style style:name="P358" style:family="paragraph" style:parent-style-name="Table_20_Contents" style:list-style-name="L48">
      <style:paragraph-properties style:writing-mode="page">
        <style:tab-stops/>
      </style:paragraph-properties>
      <style:text-properties style:font-name="Pericles" fo:font-size="8pt" officeooo:rsid="008cbe70" officeooo:paragraph-rsid="008cbe70" style:font-size-asian="8pt" style:font-size-complex="8pt"/>
    </style:style>
    <style:style style:name="P359" style:family="paragraph" style:parent-style-name="Table_20_Contents" style:list-style-name="L48">
      <style:paragraph-properties style:writing-mode="page">
        <style:tab-stops/>
      </style:paragraph-properties>
      <style:text-properties style:font-name="Pericles" fo:font-size="8pt" officeooo:rsid="0050717b" officeooo:paragraph-rsid="0050717b" style:font-size-asian="8pt" style:font-size-complex="8pt"/>
    </style:style>
    <style:style style:name="P360" style:family="paragraph" style:parent-style-name="Table_20_Contents" style:list-style-name="L48">
      <style:paragraph-properties style:writing-mode="page">
        <style:tab-stops/>
      </style:paragraph-properties>
      <style:text-properties style:font-name="Pericles" fo:font-size="8pt" officeooo:rsid="0055f6a2" officeooo:paragraph-rsid="0055f6a2" style:font-size-asian="8pt" style:font-size-complex="8pt"/>
    </style:style>
    <style:style style:name="P361" style:family="paragraph" style:parent-style-name="Table_20_Contents" style:list-style-name="L6">
      <style:paragraph-properties style:writing-mode="page">
        <style:tab-stops/>
      </style:paragraph-properties>
      <style:text-properties style:font-name="Pericles" fo:font-size="8pt" fo:font-style="italic" officeooo:rsid="0034364e" officeooo:paragraph-rsid="0034364e" style:font-size-asian="8pt" style:font-style-asian="italic" style:font-size-complex="8pt" style:font-style-complex="italic"/>
    </style:style>
    <style:style style:name="P362" style:family="paragraph" style:parent-style-name="Table_20_Contents" style:list-style-name="L6">
      <style:paragraph-properties style:writing-mode="page">
        <style:tab-stops/>
      </style:paragraph-properties>
      <style:text-properties style:font-name="Pericles" fo:font-size="8pt" fo:font-style="italic" officeooo:rsid="001cd117" officeooo:paragraph-rsid="001cd117" style:font-size-asian="8pt" style:font-style-asian="italic" style:font-size-complex="8pt" style:font-style-complex="italic"/>
    </style:style>
    <style:style style:name="P363" style:family="paragraph" style:parent-style-name="Table_20_Contents" style:list-style-name="L6">
      <style:paragraph-properties style:writing-mode="page">
        <style:tab-stops/>
      </style:paragraph-properties>
      <style:text-properties style:font-name="Pericles" fo:font-size="8pt" fo:font-style="italic" officeooo:rsid="0038b14f" officeooo:paragraph-rsid="0038b14f" style:font-size-asian="8pt" style:font-style-asian="italic" style:font-size-complex="8pt" style:font-style-complex="italic"/>
    </style:style>
    <style:style style:name="P364" style:family="paragraph" style:parent-style-name="Table_20_Contents" style:list-style-name="L6">
      <style:paragraph-properties style:writing-mode="page">
        <style:tab-stops/>
      </style:paragraph-properties>
      <style:text-properties style:font-name="Pericles" fo:font-size="8pt" fo:font-style="italic" officeooo:rsid="001b11bf" officeooo:paragraph-rsid="001b11bf" style:font-size-asian="8pt" style:font-style-asian="italic" style:font-size-complex="8pt" style:font-style-complex="italic"/>
    </style:style>
    <style:style style:name="P365" style:family="paragraph" style:parent-style-name="Table_20_Contents" style:list-style-name="L6">
      <style:paragraph-properties style:writing-mode="page">
        <style:tab-stops/>
      </style:paragraph-properties>
      <style:text-properties style:font-name="Pericles" fo:font-size="8pt" fo:font-style="italic" officeooo:rsid="0036b1f5" officeooo:paragraph-rsid="0036b1f5" style:font-size-asian="8pt" style:font-style-asian="italic" style:font-size-complex="8pt" style:font-style-complex="italic"/>
    </style:style>
    <style:style style:name="T1" style:family="text">
      <style:text-properties officeooo:rsid="002188d9"/>
    </style:style>
    <style:style style:name="T2" style:family="text">
      <style:text-properties officeooo:rsid="0023f00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style:text-underline-style="none"/>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b9fb1" style:font-style-asian="normal" style:font-weight-asian="normal" style:font-style-complex="normal" style:font-weight-complex="normal"/>
    </style:style>
    <style:style style:name="T11" style:family="text">
      <style:text-properties fo:font-style="normal" style:text-underline-style="none" fo:font-weight="normal" officeooo:rsid="002ca550" style:font-style-asian="normal" style:font-weight-asian="normal" style:font-style-complex="normal" style:font-weight-complex="normal"/>
    </style:style>
    <style:style style:name="T12" style:family="text">
      <style:text-properties fo:font-style="normal" style:text-underline-style="none" fo:font-weight="normal" officeooo:rsid="002ccf7c" style:font-style-asian="normal" style:font-weight-asian="normal" style:font-style-complex="normal" style:font-weight-complex="normal"/>
    </style:style>
    <style:style style:name="T13" style:family="text">
      <style:text-properties fo:font-style="normal" style:text-underline-style="none" fo:font-weight="normal" officeooo:rsid="00337982" style:font-style-asian="normal" style:font-weight-asian="normal" style:font-style-complex="normal" style:font-weight-complex="normal"/>
    </style:style>
    <style:style style:name="T14" style:family="text">
      <style:text-properties fo:font-style="normal" style:text-underline-style="none" fo:font-weight="normal" officeooo:rsid="004b38d3" style:font-style-asian="normal" style:font-weight-asian="normal" style:font-style-complex="normal" style:font-weight-complex="normal"/>
    </style:style>
    <style:style style:name="T15" style:family="text">
      <style:text-properties fo:font-style="normal" style:text-underline-style="none" fo:font-weight="normal" officeooo:rsid="00570926" style:font-style-asian="normal" style:font-weight-asian="normal" style:font-style-complex="normal" style:font-weight-complex="normal"/>
    </style:style>
    <style:style style:name="T16" style:family="text">
      <style:text-properties fo:font-style="normal" style:text-underline-style="none" fo:font-weight="normal" officeooo:rsid="006651fc"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2a7f25"/>
    </style:style>
    <style:style style:name="T20" style:family="text">
      <style:text-properties officeooo:rsid="00317e72"/>
    </style:style>
    <style:style style:name="T21" style:family="text">
      <style:text-properties officeooo:rsid="003b6ceb"/>
    </style:style>
    <style:style style:name="T22" style:family="text">
      <style:text-properties officeooo:rsid="003bb19c"/>
    </style:style>
    <style:style style:name="T23" style:family="text">
      <style:text-properties officeooo:rsid="003e4b09"/>
    </style:style>
    <style:style style:name="T24" style:family="text">
      <style:text-properties officeooo:rsid="003ef09f"/>
    </style:style>
    <style:style style:name="T25" style:family="text">
      <style:text-properties style:font-name="Pericles" fo:font-size="8pt" style:font-size-asian="8pt" style:font-size-complex="8pt"/>
    </style:style>
    <style:style style:name="T26" style:family="text">
      <style:text-properties style:font-name="Pericles" fo:font-size="8pt" style:font-size-asian="8pt" style:font-name-complex="Arial" style:font-size-complex="8pt"/>
    </style:style>
    <style:style style:name="T27" style:family="text">
      <style:text-properties style:font-name="Pericles" fo:font-size="8pt" fo:font-style="italic" fo:font-weight="bold" style:font-size-asian="8pt" style:font-style-asian="italic" style:font-weight-asian="bold" style:font-size-complex="8pt"/>
    </style:style>
    <style:style style:name="T28" style:family="text">
      <style:text-properties style:font-name="Pericles" fo:font-size="8pt" fo:font-style="italic" style:font-size-asian="8pt" style:font-style-asian="italic" style:font-size-complex="8pt"/>
    </style:style>
    <style:style style:name="T29" style:family="text">
      <style:text-properties officeooo:rsid="004cdf03"/>
    </style:style>
    <style:style style:name="T30" style:family="text">
      <style:text-properties officeooo:rsid="004f0fbb"/>
    </style:style>
    <style:style style:name="T31" style:family="text">
      <style:text-properties officeooo:rsid="00570926"/>
    </style:style>
    <style:style style:name="T32" style:family="text">
      <style:text-properties officeooo:rsid="0058107d"/>
    </style:style>
    <style:style style:name="T33" style:family="text">
      <style:text-properties officeooo:rsid="00590adb"/>
    </style:style>
    <style:style style:name="T34" style:family="text">
      <style:text-properties style:font-name="Arial" fo:font-size="8pt" style:font-size-asian="8pt" style:font-name-complex="Arial" style:font-size-complex="8pt"/>
    </style:style>
    <style:style style:name="T35" style:family="text">
      <style:text-properties officeooo:rsid="001e5244"/>
    </style:style>
    <style:style style:name="T36" style:family="text">
      <style:text-properties officeooo:rsid="005c6cd7"/>
    </style:style>
    <style:style style:name="T37" style:family="text">
      <style:text-properties officeooo:rsid="001a044b"/>
    </style:style>
    <style:style style:name="T38" style:family="text">
      <style:text-properties officeooo:rsid="006577da"/>
    </style:style>
    <style:style style:name="T39" style:family="text">
      <style:text-properties officeooo:rsid="004edf02"/>
    </style:style>
    <style:style style:name="T40" style:family="text">
      <style:text-properties officeooo:rsid="006b8ce2"/>
    </style:style>
    <style:style style:name="T41" style:family="text">
      <style:text-properties officeooo:rsid="006d2e33"/>
    </style:style>
    <style:style style:name="T42" style:family="text">
      <style:text-properties officeooo:rsid="00704ecc"/>
    </style:style>
    <style:style style:name="T43" style:family="text">
      <style:text-properties officeooo:rsid="00724426"/>
    </style:style>
    <style:style style:name="T44" style:family="text">
      <style:text-properties officeooo:rsid="007368c6"/>
    </style:style>
    <style:style style:name="T45" style:family="text">
      <style:text-properties officeooo:rsid="00768e07"/>
    </style:style>
    <style:style style:name="T46" style:family="text">
      <style:text-properties officeooo:rsid="00780f1e"/>
    </style:style>
    <style:style style:name="T47" style:family="text">
      <style:text-properties fo:font-weight="normal" style:font-weight-asian="normal" style:font-weight-complex="normal"/>
    </style:style>
    <style:style style:name="T48" style:family="text">
      <style:text-properties fo:font-weight="normal" officeooo:rsid="0088daae" style:font-weight-asian="normal" style:font-weight-complex="normal"/>
    </style:style>
    <style:style style:name="T49" style:family="text">
      <style:text-properties officeooo:rsid="007cbbe7"/>
    </style:style>
    <style:style style:name="T50" style:family="text">
      <style:text-properties officeooo:rsid="007cc2e9"/>
    </style:style>
    <style:style style:name="T51" style:family="text">
      <style:text-properties officeooo:rsid="007e3ddd"/>
    </style:style>
    <style:style style:name="T52" style:family="text">
      <style:text-properties officeooo:rsid="00815b99"/>
    </style:style>
    <style:style style:name="T53" style:family="text">
      <style:text-properties officeooo:rsid="008327fd"/>
    </style:style>
    <style:style style:name="T54" style:family="text">
      <style:text-properties officeooo:rsid="00884d68"/>
    </style:style>
    <style:style style:name="T55" style:family="text">
      <style:text-properties officeooo:rsid="008b6e31"/>
    </style:style>
    <style:style style:name="T56" style:family="text">
      <style:text-properties officeooo:rsid="008cbe70"/>
    </style:style>
    <style:style style:name="T57" style:family="text">
      <style:text-properties officeooo:rsid="008d84bb"/>
    </style:style>
    <style:style style:name="T58" style:family="text">
      <style:text-properties officeooo:rsid="008ee1d3"/>
    </style:style>
    <style:style style:name="T59" style:family="text">
      <style:text-properties officeooo:rsid="00923fed"/>
    </style:style>
    <style:style style:name="T60" style:family="text">
      <style:text-properties officeooo:rsid="00943bc8"/>
    </style:style>
    <style:style style:name="T61" style:family="text">
      <style:text-properties officeooo:rsid="0096141f"/>
    </style:style>
    <style:style style:name="T62" style:family="text">
      <style:text-properties officeooo:rsid="009a1a82"/>
    </style:style>
    <style:style style:name="T63" style:family="text">
      <style:text-properties officeooo:rsid="009efae1"/>
    </style:style>
    <style:style style:name="T64" style:family="text">
      <style:text-properties officeooo:rsid="00a2ed8e"/>
    </style:style>
    <style:style style:name="T65" style:family="text">
      <style:text-properties officeooo:rsid="00a4f6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is Enclave</text:p>
      <text:p text:style-name="P95"/>
      <text:p text:style-name="P2">Starting Position</text:p>
      <text:p text:style-name="P12"/>
      <text:p text:style-name="P12">The enclave starts with the following:</text:p>
      <text:list xml:id="list474056341" text:style-name="L4">
        <text:list-item>
          <text:p text:style-name="P214"><text:span text:style-name="T65">2</text:span> free manpower -- used to take enclave actions</text:p>
        </text:list-item>
        <text:list-item>
          <text:p text:style-name="P214">A storehouse that can hold a hand of 10 resources</text:p>
        </text:list-item>
        <text:list-item>
          <text:p text:style-name="P215">2 food stored</text:p>
        </text:list-item>
        <text:list-item>
          <text:p text:style-name="P214">A crude shrine to one of the gods</text:p>
        </text:list-item>
        <text:list-item>
          <text:p text:style-name="P218">A hedge's hovel</text:p>
        </text:list-item>
        <text:list-item>
          <text:p text:style-name="P215">A set of NPCs</text:p>
          <text:list>
            <text:list-item>
              <text:p text:style-name="P215">King (Father of one of the Pcs)</text:p>
            </text:list-item>
            <text:list-item>
              <text:p text:style-name="P215">Brother (Uncle of one of the Pcs)</text:p>
            </text:list-item>
            <text:list-item>
              <text:p text:style-name="P215">3 Ministers (chosen based on roles the Pcs have/don't have)</text:p>
              <text:list>
                <text:list-item>
                  <text:p text:style-name="P215">War Master</text:p>
                </text:list-item>
                <text:list-item>
                  <text:p text:style-name="P215">Scholar</text:p>
                </text:list-item>
                <text:list-item>
                  <text:p text:style-name="P215">Hunt Master</text:p>
                </text:list-item>
                <text:list-item>
                  <text:p text:style-name="P215">Medicus</text:p>
                </text:list-item>
                <text:list-item>
                  <text:p text:style-name="P216">Scout</text:p>
                </text:list-item>
              </text:list>
            </text:list-item>
          </text:list>
        </text:list-item>
      </text:list>
      <text:p text:style-name="P14"/>
      <text:p text:style-name="P13"/>
      <text:p text:style-name="P6">Resources</text:p>
      <text:p text:style-name="P6"/>
      <text:p text:style-name="P15">There are several different types of resources we will track during the campaign:</text:p>
      <text:list xml:id="list415947961" text:style-name="L5">
        <text:list-item>
          <text:p text:style-name="P217">Food (F)</text:p>
        </text:list-item>
        <text:list-item>
          <text:p text:style-name="P217">Building Resources (B) <text:span text:style-name="T56">(includes wood and stone)</text:span></text:p>
        </text:list-item>
        <text:list-item>
          <text:p text:style-name="P217">Metal (M)</text:p>
        </text:list-item>
        <text:list-item>
          <text:p text:style-name="P217"><text:span text:style-name="T2">Trade/Luxury Goods/Gold</text:span> ($)</text:p>
        </text:list-item>
        <text:list-item>
          <text:p text:style-name="P217">Manpower</text:p>
        </text:list-item>
        <text:list-item>
          <text:p text:style-name="P217">Ministers</text:p>
        </text:list-item>
        <text:list-item>
          <text:p text:style-name="P217">Buildings and enclave improvements</text:p>
        </text:list-item>
        <text:list-item>
          <text:p text:style-name="P217">Ideas</text:p>
        </text:list-item>
      </text:list>
      <text:p text:style-name="P13"/>
      <text:p text:style-name="P5">Enclave Turns</text:p>
      <text:p text:style-name="P5"/>
      <text:p text:style-name="P13">Each enclave turn, the players get together and decide how to use their NPCs and their resources. Enclave turns can be used to build new enclave enhancements, train the population, gather resources, etc.</text:p>
      <text:p text:style-name="P13"/>
      <text:p text:style-name="P21">Note: Each enclave turn is approximately one month, though there isn't an exact timing.</text:p>
      <text:p text:style-name="P21"/>
      <text:p text:style-name="P22">Note: Who refers to who can perform the action. <text:s/>A "N" means a named character (either an NPC minister, or a PC) is required. An "M" means a manpower must be used.</text:p>
      <text:p text:style-name="P13"/>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1">Action</text:p>
          </table:table-cell>
          <table:table-cell table:style-name="Table1.A1" office:value-type="string">
            <text:p text:style-name="P141">Cost</text:p>
          </table:table-cell>
          <table:table-cell table:style-name="Table1.A1" office:value-type="string">
            <text:p text:style-name="P143">WHO</text:p>
          </table:table-cell>
          <table:table-cell table:style-name="Table1.A1" office:value-type="string">
            <text:p text:style-name="P142">Ch</text:p>
          </table:table-cell>
          <table:table-cell table:style-name="Table1.A1" office:value-type="string">
            <text:p text:style-name="P141">Skill</text:p>
          </table:table-cell>
          <table:table-cell table:style-name="Table1.F1" office:value-type="string">
            <text:p text:style-name="P141">Result</text:p>
          </table:table-cell>
        </table:table-row>
        <table:table-row>
          <table:table-cell table:style-name="Table1.A2" office:value-type="string">
            <text:p text:style-name="P106">Assist</text:p>
          </table:table-cell>
          <table:table-cell table:style-name="Table1.A2" office:value-type="string">
            <text:p text:style-name="P98"/>
          </table:table-cell>
          <table:table-cell table:style-name="Table1.A2" office:value-type="string">
            <text:p text:style-name="P107">P</text:p>
          </table:table-cell>
          <table:table-cell table:style-name="Table1.A2" office:value-type="string">
            <text:p text:style-name="P101"/>
          </table:table-cell>
          <table:table-cell table:style-name="Table1.A2" office:value-type="string">
            <text:p text:style-name="P106">Special</text:p>
          </table:table-cell>
          <table:table-cell table:style-name="Table1.F2" office:value-type="string">
            <text:list xml:id="list2064338704" text:style-name="L6">
              <text:list-item>
                <text:p text:style-name="P314">Can add to the supporting skill roll of the main minister in his attempt to increase the CH number of the action</text:p>
              </text:list-item>
              <text:list-item>
                <text:p text:style-name="P314">Or can roll a different skill than the main minister and thus add to the CH number of the action</text:p>
              </text:list-item>
            </text:list>
          </table:table-cell>
        </table:table-row>
        <text:soft-page-break/>
        <table:table-row>
          <table:table-cell table:style-name="Table1.A2" office:value-type="string">
            <text:p text:style-name="P98">Attract</text:p>
          </table:table-cell>
          <table:table-cell table:style-name="Table1.A2" office:value-type="string">
            <text:p text:style-name="P98">3F + 3<text:span text:style-name="T1">B</text:span></text:p>
            <text:p text:style-name="P98"/>
          </table:table-cell>
          <table:table-cell table:style-name="Table1.A2" office:value-type="string">
            <text:p text:style-name="P103">N</text:p>
          </table:table-cell>
          <table:table-cell table:style-name="Table1.A2" office:value-type="string">
            <text:p text:style-name="P140">1</text:p>
          </table:table-cell>
          <table:table-cell table:style-name="Table1.A2" office:value-type="string">
            <text:p text:style-name="P102">Administer</text:p>
            <text:p text:style-name="P102">Carouse</text:p>
          </table:table-cell>
          <table:table-cell table:style-name="Table1.F2" office:value-type="string">
            <text:list xml:id="list192121073620225" text:continue-numbering="true" text:style-name="L6">
              <text:list-item>
                <text:p text:style-name="P315">If an opportunity is presented, gain 1 manpower</text:p>
              </text:list-item>
              <text:list-item>
                <text:p text:style-name="P315">If no opportunity, you have a chance to spawn one for the next three turns</text:p>
              </text:list-item>
              <text:list-item>
                <text:p text:style-name="P315">Resources are consumed even if no new manpower is gained</text:p>
              </text:list-item>
              <text:list-item>
                <text:p text:style-name="P316">Note: there is about a 42% chance of gaining a new manpower</text:p>
              </text:list-item>
              <text:list-item>
                <text:p text:style-name="P317">May substitute trade goods for any/all of the 6 resources</text:p>
              </text:list-item>
            </text:list>
          </table:table-cell>
        </table:table-row>
        <table:table-row>
          <table:table-cell table:style-name="Table1.A2" office:value-type="string">
            <text:p text:style-name="P96">Build</text:p>
          </table:table-cell>
          <table:table-cell table:style-name="Table1.A2" office:value-type="string">
            <text:p text:style-name="P104">Varies</text:p>
          </table:table-cell>
          <table:table-cell table:style-name="Table1.A2" office:value-type="string">
            <text:p text:style-name="P103">NM</text:p>
          </table:table-cell>
          <table:table-cell table:style-name="Table1.A2" office:value-type="string">
            <text:p text:style-name="P101">4</text:p>
          </table:table-cell>
          <table:table-cell table:style-name="Table1.A2" office:value-type="string">
            <text:p text:style-name="P99">Administer</text:p>
            <text:p text:style-name="P99">Craftsman</text:p>
          </table:table-cell>
          <table:table-cell table:style-name="Table1.F2" office:value-type="string">
            <text:list xml:id="list192121231695266" text:continue-numbering="true" text:style-name="L6">
              <text:list-item>
                <text:p text:style-name="P318">Building roll made each turn</text:p>
              </text:list-item>
              <text:list-item>
                <text:p text:style-name="P318">Building appears at the end of the turn if the roll is made</text:p>
              </text:list-item>
              <text:list-item>
                <text:p text:style-name="P315">Cost depends on the building created</text:p>
              </text:list-item>
            </text:list>
          </table:table-cell>
        </table:table-row>
        <table:table-row>
          <table:table-cell table:style-name="Table1.A2" office:value-type="string">
            <text:p text:style-name="P104">Diplomacy</text:p>
          </table:table-cell>
          <table:table-cell table:style-name="Table1.A2" office:value-type="string">
            <text:p text:style-name="P104">Varies</text:p>
          </table:table-cell>
          <table:table-cell table:style-name="Table1.A2" office:value-type="string">
            <text:p text:style-name="P105">N</text:p>
          </table:table-cell>
          <table:table-cell table:style-name="Table1.A2" office:value-type="string">
            <text:p text:style-name="P101">?</text:p>
          </table:table-cell>
          <table:table-cell table:style-name="Table1.A2" office:value-type="string">
            <text:p text:style-name="P104">Diplomacy</text:p>
          </table:table-cell>
          <table:table-cell table:style-name="Table1.F2" office:value-type="string">
            <text:list xml:id="list192120298747212" text:continue-numbering="true" text:style-name="L6">
              <text:list-item>
                <text:p text:style-name="P319">Players state desired result and make diplomacy check</text:p>
              </text:list-item>
              <text:list-item>
                <text:p text:style-name="P319">Other party might make counter offer</text:p>
              </text:list-item>
              <text:list-item>
                <text:p text:style-name="P319">Desired results might not be attainable by NPC (the results of the diplo check might require an adventure)</text:p>
              </text:list-item>
            </text:list>
          </table:table-cell>
        </table:table-row>
        <table:table-row>
          <table:table-cell table:style-name="Table1.A2" office:value-type="string">
            <text:p text:style-name="P102">Explore</text:p>
          </table:table-cell>
          <table:table-cell table:style-name="Table1.A2" office:value-type="string">
            <text:p text:style-name="P102"/>
          </table:table-cell>
          <table:table-cell table:style-name="Table1.A2" office:value-type="string">
            <text:p text:style-name="P103">P</text:p>
          </table:table-cell>
          <table:table-cell table:style-name="Table1.A2" office:value-type="string">
            <text:p text:style-name="P101"/>
          </table:table-cell>
          <table:table-cell table:style-name="Table1.A2" office:value-type="string">
            <text:p text:style-name="P102">Special</text:p>
          </table:table-cell>
          <table:table-cell table:style-name="Table1.F2" office:value-type="string">
            <text:list xml:id="list192120827499347" text:continue-numbering="true" text:style-name="L6">
              <text:list-item>
                <text:p text:style-name="P319">Pcs explore <text:span text:style-name="T3">two hexes</text:span> on the map</text:p>
              </text:list-item>
              <text:list-item>
                <text:p text:style-name="P319">Navigate, survival and search are <text:span text:style-name="T19">possibly </text:span>used</text:p>
              </text:list-item>
              <text:list-item>
                <text:p text:style-name="P319">Pcs might have an adventure if there is anything of interest in the hex</text:p>
              </text:list-item>
            </text:list>
          </table:table-cell>
        </table:table-row>
        <table:table-row>
          <table:table-cell table:style-name="Table1.A2" office:value-type="string">
            <text:p text:style-name="P96">Gather</text:p>
          </table:table-cell>
          <table:table-cell table:style-name="Table1.A2" office:value-type="string">
            <text:p text:style-name="P96"/>
          </table:table-cell>
          <table:table-cell table:style-name="Table1.A2" office:value-type="string">
            <text:p text:style-name="P103">M</text:p>
          </table:table-cell>
          <table:table-cell table:style-name="Table1.A2" office:value-type="string">
            <text:p text:style-name="P101">3</text:p>
          </table:table-cell>
          <table:table-cell table:style-name="Table1.A2" office:value-type="string">
            <text:p text:style-name="P99">Agrigulture</text:p>
            <text:p text:style-name="P99">Mining</text:p>
            <text:p text:style-name="P99">Survival</text:p>
            <text:p text:style-name="P99">Woodsman</text:p>
          </table:table-cell>
          <table:table-cell table:style-name="Table1.F2" office:value-type="string">
            <text:list xml:id="list192121308362150" text:continue-numbering="true" text:style-name="L6">
              <text:list-item>
                <text:p text:style-name="P315">Roll gather chance to gain one resource</text:p>
              </text:list-item>
            </text:list>
          </table:table-cell>
        </table:table-row>
        <table:table-row>
          <table:table-cell table:style-name="Table1.A2" office:value-type="string">
            <text:p text:style-name="P109">Investigate</text:p>
          </table:table-cell>
          <table:table-cell table:style-name="Table1.A2" office:value-type="string">
            <text:p text:style-name="P96"/>
          </table:table-cell>
          <table:table-cell table:style-name="Table1.A2" office:value-type="string">
            <text:p text:style-name="P110">P</text:p>
          </table:table-cell>
          <table:table-cell table:style-name="Table1.A2" office:value-type="string">
            <text:p text:style-name="P97"/>
          </table:table-cell>
          <table:table-cell table:style-name="Table1.A2" office:value-type="string">
            <text:p text:style-name="P96"/>
          </table:table-cell>
          <table:table-cell table:style-name="Table1.F2" office:value-type="string">
            <text:list xml:id="list192121818495385" text:continue-numbering="true" text:style-name="L6">
              <text:list-item>
                <text:p text:style-name="P320">When a gathering task fails two times in a row, the players can choose to investigate the situation at the site</text:p>
              </text:list-item>
              <text:list-item>
                <text:p text:style-name="P320">This takes the players' entire turn</text:p>
              </text:list-item>
              <text:list-item>
                <text:p text:style-name="P320">There is a 1/12 chance that the reason is that the site is depleted</text:p>
              </text:list-item>
              <text:list-item>
                <text:p text:style-name="P320">There is a 2/12 chance that the reason is unavoidable delays</text:p>
              </text:list-item>
              <text:list-item>
                <text:p text:style-name="P320">The rest of the results mean that there is some extraordinary circumstance that the Pcs can remediate by completing an encounter</text:p>
              </text:list-item>
            </text:list>
          </table:table-cell>
        </table:table-row>
        <table:table-row>
          <table:table-cell table:style-name="Table1.A2" office:value-type="string">
            <text:p text:style-name="P96">Move</text:p>
          </table:table-cell>
          <table:table-cell table:style-name="Table1.A2" office:value-type="string">
            <text:p text:style-name="P96">1F</text:p>
          </table:table-cell>
          <table:table-cell table:style-name="Table1.A2" office:value-type="string">
            <text:p text:style-name="P103">M</text:p>
          </table:table-cell>
          <table:table-cell table:style-name="Table1.A2" office:value-type="string">
            <text:p text:style-name="P97"/>
          </table:table-cell>
          <table:table-cell table:style-name="Table1.A2" office:value-type="string">
            <text:p text:style-name="P96"/>
          </table:table-cell>
          <table:table-cell table:style-name="Table1.F2" office:value-type="string">
            <text:list xml:id="list192121239817584" text:continue-numbering="true" text:style-name="L6">
              <text:list-item>
                <text:p text:style-name="P321">Move one manpower to new site</text:p>
              </text:list-item>
            </text:list>
          </table:table-cell>
        </table:table-row>
        <table:table-row>
          <table:table-cell table:style-name="Table1.A2" office:value-type="string">
            <text:p text:style-name="P104">Move Minister</text:p>
          </table:table-cell>
          <table:table-cell table:style-name="Table1.A2" office:value-type="string">
            <text:p text:style-name="P96"/>
          </table:table-cell>
          <table:table-cell table:style-name="Table1.A2" office:value-type="string">
            <text:p text:style-name="P105">N</text:p>
          </table:table-cell>
          <table:table-cell table:style-name="Table1.A2" office:value-type="string">
            <text:p text:style-name="P97">?</text:p>
          </table:table-cell>
          <table:table-cell table:style-name="Table1.A2" office:value-type="string">
            <text:p text:style-name="P104">Navigate</text:p>
            <text:p text:style-name="P104">Survival</text:p>
          </table:table-cell>
          <table:table-cell table:style-name="Table1.F2" office:value-type="string">
            <text:list xml:id="list192120652825360" text:continue-numbering="true" text:style-name="L6">
              <text:list-item>
                <text:p text:style-name="P319">If an NPC has to cross dangerous territory to get to his mission, and must travel alone, he has to make a roll to arrive without incident</text:p>
              </text:list-item>
              <text:list-item>
                <text:p text:style-name="P319">The general chance for a mishap is 1/12, but that can increase if the area moved through is dangerous due to terrain, or creatures in the vicinity</text:p>
              </text:list-item>
              <text:list-item>
                <text:p text:style-name="P319">Once a minister moves, he can still take an action</text:p>
              </text:list-item>
            </text:list>
          </table:table-cell>
        </table:table-row>
        <table:table-row>
          <table:table-cell table:style-name="Table1.A2" office:value-type="string">
            <text:p text:style-name="P100">Research</text:p>
          </table:table-cell>
          <table:table-cell table:style-name="Table1.A2" office:value-type="string">
            <text:p text:style-name="P100">1<text:span text:style-name="T20">F + 1B</text:span></text:p>
          </table:table-cell>
          <table:table-cell table:style-name="Table1.A2" office:value-type="string">
            <text:p text:style-name="P103">N</text:p>
          </table:table-cell>
          <table:table-cell table:style-name="Table1.A2" office:value-type="string">
            <text:p text:style-name="P101"/>
          </table:table-cell>
          <table:table-cell table:style-name="Table1.A2" office:value-type="string">
            <text:p text:style-name="P108">Scholar</text:p>
          </table:table-cell>
          <table:table-cell table:style-name="Table1.F2" office:value-type="string">
            <text:list xml:id="list192121487345727" text:continue-numbering="true" text:style-name="L6">
              <text:list-item>
                <text:p text:style-name="P318">Character makes a skill roll to gain a draw from the deck of ideas</text:p>
              </text:list-item>
              <text:list-item>
                <text:p text:style-name="P318">Each idea enacted makes skill rolls higher to gain new ideas</text:p>
              </text:list-item>
            </text:list>
          </table:table-cell>
        </table:table-row>
        <table:table-row>
          <table:table-cell table:style-name="Table1.A2" office:value-type="string">
            <text:p text:style-name="P194">Tools</text:p>
          </table:table-cell>
          <table:table-cell table:style-name="Table1.A2" office:value-type="string">
            <text:p text:style-name="P194">2<text:span text:style-name="T1">B</text:span></text:p>
          </table:table-cell>
          <table:table-cell table:style-name="Table1.A2" office:value-type="string">
            <text:p text:style-name="P193">N</text:p>
          </table:table-cell>
          <table:table-cell table:style-name="Table1.A2" office:value-type="string">
            <text:p text:style-name="P195"/>
          </table:table-cell>
          <table:table-cell table:style-name="Table1.A2" office:value-type="string">
            <text:p text:style-name="P194">Craftsman</text:p>
          </table:table-cell>
          <table:table-cell table:style-name="Table1.F2" office:value-type="string">
            <text:list xml:id="list192120503811018" text:continue-numbering="true" text:style-name="L6">
              <text:list-item>
                <text:p text:style-name="P361">Unlocked by an idea</text:p>
              </text:list-item>
              <text:list-item>
                <text:p text:style-name="P362">Creates tools for one manpower to give them a +1 to gathering chance for a specific resource</text:p>
              </text:list-item>
              <text:list-item>
                <text:p text:style-name="P363">No CH roll, but the minister must make a craftsman check DL 12</text:p>
              </text:list-item>
            </text:list>
          </table:table-cell>
        </table:table-row>
        <table:table-row>
          <table:table-cell table:style-name="Table1.A2" office:value-type="string">
            <text:p text:style-name="P192">Train</text:p>
          </table:table-cell>
          <table:table-cell table:style-name="Table1.A2" office:value-type="string">
            <text:p text:style-name="P197">2f</text:p>
          </table:table-cell>
          <table:table-cell table:style-name="Table1.A2" office:value-type="string">
            <text:p text:style-name="P193">NM</text:p>
          </table:table-cell>
          <table:table-cell table:style-name="Table1.A2" office:value-type="string">
            <text:p text:style-name="P196">4</text:p>
          </table:table-cell>
          <table:table-cell table:style-name="Table1.A2" office:value-type="string">
            <text:p text:style-name="P191">Agrigulture</text:p>
            <text:p text:style-name="P191">Mining</text:p>
            <text:p text:style-name="P191">Woodsman</text:p>
          </table:table-cell>
          <table:table-cell table:style-name="Table1.F2" office:value-type="string">
            <text:list xml:id="list192121468566419" text:continue-numbering="true" text:style-name="L6">
              <text:list-item>
                <text:p text:style-name="P361">Unlocked by an idea</text:p>
              </text:list-item>
              <text:list-item>
                <text:p text:style-name="P364">Creates a specialized manpower that gets a +1 to gathering rolls for the specific resource</text:p>
              </text:list-item>
              <text:list-item>
                <text:p text:style-name="P365">Roll for success each turn until the unit is trained</text:p>
              </text:list-item>
            </text:list>
          </table:table-cell>
        </table:table-row>
      </table:table>
      <text:p text:style-name="P16"/>
      <text:p text:style-name="P8">Action Tests</text:p>
      <text:p text:style-name="P8"><text:soft-page-break/></text:p>
      <text:p text:style-name="P17">The success of enclave actions is determined by a d12 roll. You want to roll less than or equal to the CH number to succeed. Base CH numbers are farily low, but there are many ways to modify them.</text:p>
      <text:p text:style-name="P17"/>
      <text:p text:style-name="P28">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49"/>
      <text:p text:style-name="P49">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49"/>
      <text:p text:style-name="P50">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49"/>
      <text:p text:style-name="P46">Note: Only Pcs can assist enclave actions. NPC ministers cannot assist.</text:p>
      <text:p text:style-name="P46"/>
      <text:p text:style-name="P28">Training and Tools<text:span text:style-name="T7"> – Manpower units can be trained and equipped with tools to give them benefits to certain actions. Manpower can only specialize in a single action.</text:span></text:p>
      <text:p text:style-name="P7"/>
      <text:p text:style-name="P7">Explanation of Actions</text:p>
      <text:p text:style-name="P7"/>
      <text:p text:style-name="P48"><text:span text:style-name="T3">Attract</text:span><text:span text:style-name="T6">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93"/>
      <text:p text:style-name="P93">You can also take the attract action with no opportunity. In this case, you are building homes and stockpiling food in an attempt to convince people to settle in your enclave. Once the cost is paid, you have a chance (<text:span text:style-name="T64">1</text:span>/12) to gain a manpower each turn for three turns.</text:p>
      <text:p text:style-name="P94"/>
      <text:p text:style-name="P23">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4/12) is rolled, the building is completed at the end of that turn.</text:span></text:p>
      <text:p text:style-name="P51"/>
      <text:p text:style-name="P47">Note: With no skill modifiers, the chance to complete the building is 33% after one turn, 56% after two turns, and 70% after three turns.</text:p>
      <text:p text:style-name="P51"/>
      <text:p text:style-name="P24">Diplomacy<text:span text:style-name="T7"> – You can negotiate with other groups on the map using this action. The players state their objectives and make a diplomacy skill test against a DL determined by the GM.</text:span></text:p>
      <text:p text:style-name="P52"/>
      <text:p text:style-name="P25"><text:span text:style-name="T7">Every diplomacy check is modified by the </text:span>Relations Modifier<text:span text:style-name="T17">.</text:span><text:span text:style-name="T7"> </text:span><text:span text:style-name="T8">This is a modifier (ranging from -10 to +10) that is determined as soon as the group is encountered on the strategic </text:span><text:soft-page-break/><text:span text:style-name="T8">map. It is determined by the GM based on a number of factors, including racial makeups of both parties, alignment, and possibly a randomizer.</text:span></text:p>
      <text:p text:style-name="P52"/>
      <text:p text:style-name="P53">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53"/>
      <text:p text:style-name="P25"><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54"/>
      <text:p text:style-name="P26"><text:span text:style-name="T8">P</text:span><text:span text:style-name="T7">cs will have a better chance here, as they will be able to make their case, react to counter-offers more effectively, and possibly have an adventure segment to make their mission successful.</text:span></text:p>
      <text:p text:style-name="P92"/>
      <text:p text:style-name="P26">Explore<text:span text:style-name="T18"> </text:span><text:span text:style-name="T7">– Pcs pick two hexes on the strategic map, and the GM determines what encounters are there. If nothing of interest exists in the hexes, the GM just relays any stats/sites that are there.</text:span></text:p>
      <text:p text:style-name="P55"/>
      <text:p text:style-name="P55">However, if there are any monsters, or adventure locations in the hexes, the Pcs will have to deal with them appropriately. This might lead to combat, a quick encounter, or an entire dungeon crawl.</text:p>
      <text:p text:style-name="P55"/>
      <text:p text:style-name="P27">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1">these gathering sites are valuable indeed </text:span><text:span text:style-name="T12">and should be protected and upgraded whenever possible.</text:span></text:p>
      <text:p text:style-name="P56"/>
      <text:p text:style-name="P29"><text:span text:style-name="T7">If a minister is present, they may roll a skill test to increase the chance of gathering. </text:span><text:span text:style-name="T10">The specific skill tested depends on what type of resource you are trying to gather.</text:span></text:p>
      <text:p text:style-name="P57"/>
      <text:p text:style-name="P30"><text:span text:style-name="T10">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58"/>
      <text:p text:style-name="P34"><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59"/>
      <text:p text:style-name="P33"><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59"/>
      <text:p text:style-name="P31">Move (Manpower)<text:span text:style-name="T17"> –</text:span><text:span text:style-name="T7"> If a unit of manpower needs to move to a new site, then it costs 1F and takes 1 turn to do so. This represents the logistics of moving a large number of people to the site and preparing it for the next task.</text:span></text:p>
      <text:p text:style-name="P60"/>
      <text:p text:style-name="P31"><text:soft-page-break/>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60"/>
      <text:p text:style-name="P32">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text:span></text:p>
      <text:p text:style-name="P61"/>
      <text:p text:style-name="P61">Researching requires a scholar test vs a DL 8. A successful test allows the enclave to draw from the ideas deck. Each idea has an implementation cost and once that is paid (and skill rolls made?), new capabilities are unlocked for the enclave.</text:p>
      <text:p text:style-name="P61"/>
      <text:p text:style-name="P32"><text:span text:style-name="T7">Every implemented idea increases the DL of </text:span><text:span text:style-name="T13">subsequent</text:span><text:span text:style-name="T7"> scholar tests by one.</text:span></text:p>
      <text:p text:style-name="P61"/>
      <text:p text:style-name="P87">Buildings</text:p>
      <text:p text:style-name="P62"/>
      <text:p text:style-name="P76">To build a building, use the build action and pay the buiding's cost. Every turn afterwards, your workers have a chance of completing the building.</text:p>
      <text:p text:style-name="P76"/>
      <text:p text:style-name="P77"/>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148">Gathering</text:p>
          </table:table-cell>
          <table:covered-table-cell/>
          <table:covered-table-cell/>
          <table:covered-table-cell/>
        </table:table-row>
        <table:table-row>
          <table:table-cell table:style-name="Table12.A2" office:value-type="string">
            <text:p text:style-name="P138">Camp</text:p>
          </table:table-cell>
          <table:table-cell table:style-name="Table12.A2" office:value-type="string">
            <text:p text:style-name="P138">A small camp where your men can set up a gathering operation</text:p>
          </table:table-cell>
          <table:table-cell table:style-name="Table12.A2" office:value-type="string">
            <text:p text:style-name="P138">1B + 1F</text:p>
          </table:table-cell>
          <table:table-cell table:style-name="Table12.D2" office:value-type="string">
            <text:list xml:id="list192121825375525" text:continue-numbering="true" text:style-name="L6">
              <text:list-item>
                <text:p text:style-name="P322">Creates a CH 2 site from appropriate terrain</text:p>
              </text:list-item>
            </text:list>
            <text:p text:style-name="P211"/>
          </table:table-cell>
        </table:table-row>
        <table:table-row>
          <table:table-cell table:style-name="Table12.A2" office:value-type="string">
            <text:p text:style-name="P138">Crude Facility</text:p>
          </table:table-cell>
          <table:table-cell table:style-name="Table12.A2" office:value-type="string">
            <text:p text:style-name="P138">Some basic structures that make work more efficient</text:p>
          </table:table-cell>
          <table:table-cell table:style-name="Table12.A2" office:value-type="string">
            <text:p text:style-name="P138">2B + 1F</text:p>
          </table:table-cell>
          <table:table-cell table:style-name="Table12.D2" office:value-type="string">
            <text:list xml:id="list192121605043555" text:continue-numbering="true" text:style-name="L6">
              <text:list-item>
                <text:p text:style-name="P322">Increases the CH of an existing site by 1</text:p>
              </text:list-item>
            </text:list>
          </table:table-cell>
        </table:table-row>
      </table:table>
      <text:p text:style-name="P63"/>
      <text:p text:style-name="P63"/>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44">Temples</text:p>
          </table:table-cell>
          <table:covered-table-cell/>
          <table:covered-table-cell/>
          <table:covered-table-cell/>
        </table:table-row>
        <table:table-row>
          <table:table-cell table:style-name="Table2.A2" office:value-type="string">
            <text:p text:style-name="P111">Crude Shrine</text:p>
          </table:table-cell>
          <table:table-cell table:style-name="Table2.A2" office:value-type="string">
            <text:p text:style-name="P111">A small, makeshift site honoring one of the lantern gods</text:p>
          </table:table-cell>
          <table:table-cell table:style-name="Table2.A2" office:value-type="string">
            <text:p text:style-name="P111"><text:span text:style-name="T22">1</text:span>B</text:p>
          </table:table-cell>
          <table:table-cell table:style-name="Table2.D2" office:value-type="string">
            <text:list xml:id="list192120945869348" text:continue-numbering="true" text:style-name="L6">
              <text:list-item>
                <text:p text:style-name="P323">Enclaves start with a crude shrine to their patron god</text:p>
              </text:list-item>
              <text:list-item>
                <text:p text:style-name="P323">Allows priest characters</text:p>
              </text:list-item>
              <text:list-item>
                <text:p text:style-name="P323">Allows first tier <text:span text:style-name="T21">divine invocations</text:span></text:p>
              </text:list-item>
            </text:list>
          </table:table-cell>
        </table:table-row>
        <table:table-row>
          <table:table-cell table:style-name="Table2.A2" office:value-type="string">
            <text:p text:style-name="P115">Shrine</text:p>
          </table:table-cell>
          <table:table-cell table:style-name="Table2.A2" office:value-type="string">
            <text:p text:style-name="P111"/>
          </table:table-cell>
          <table:table-cell table:style-name="Table2.A2" office:value-type="string">
            <text:p text:style-name="P116">2B</text:p>
          </table:table-cell>
          <table:table-cell table:style-name="Table2.D2" office:value-type="string">
            <text:list xml:id="list192122031767751" text:continue-numbering="true" text:style-name="L6">
              <text:list-item>
                <text:p text:style-name="P326">Priest Pcs can earn divine favor</text:p>
              </text:list-item>
              <text:list-item>
                <text:p text:style-name="P326">Allows second tier divine invocations</text:p>
              </text:list-item>
            </text:list>
          </table:table-cell>
        </table:table-row>
        <table:table-row>
          <table:table-cell table:style-name="Table2.A2" office:value-type="string">
            <text:p text:style-name="P115">Humble Temple</text:p>
          </table:table-cell>
          <table:table-cell table:style-name="Table2.A2" office:value-type="string">
            <text:p text:style-name="P111"/>
          </table:table-cell>
          <table:table-cell table:style-name="Table2.A2" office:value-type="string">
            <text:p text:style-name="P116">3B + 1F</text:p>
          </table:table-cell>
          <table:table-cell table:style-name="Table2.D2" office:value-type="string">
            <text:list xml:id="list192121834634569" text:continue-numbering="true" text:style-name="L6">
              <text:list-item>
                <text:p text:style-name="P326">All Pcs can earn divine favor</text:p>
              </text:list-item>
              <text:list-item>
                <text:p text:style-name="P326">Allows strategic level invocations</text:p>
              </text:list-item>
              <text:list-item>
                <text:p text:style-name="P326">Allows third tier divine invocations</text:p>
              </text:list-item>
              <text:list-item>
                <text:p text:style-name="P327">Autogather(1) $</text:p>
              </text:list-item>
            </text:list>
          </table:table-cell>
        </table:table-row>
        <table:table-row>
          <table:table-cell table:style-name="Table2.A2" office:value-type="string">
            <text:p text:style-name="P115">Temple</text:p>
          </table:table-cell>
          <table:table-cell table:style-name="Table2.A2" office:value-type="string">
            <text:p text:style-name="P111"/>
          </table:table-cell>
          <table:table-cell table:style-name="Table2.A2" office:value-type="string">
            <text:p text:style-name="P116">3B + 2$ + 1F</text:p>
          </table:table-cell>
          <table:table-cell table:style-name="Table2.D2" office:value-type="string">
            <text:list xml:id="list192121732343872" text:continue-numbering="true" text:style-name="L6">
              <text:list-item>
                <text:p text:style-name="P328">Attracts priestly followers</text:p>
              </text:list-item>
              <text:list-item>
                <text:p text:style-name="P326">Allows fourth tier divine invocations</text:p>
              </text:list-item>
              <text:list-item>
                <text:p text:style-name="P327">Autogather(2) $</text:p>
              </text:list-item>
            </text:list>
          </table:table-cell>
        </table:table-row>
        <table:table-row>
          <table:table-cell table:style-name="Table2.A2" office:value-type="string">
            <text:p text:style-name="P115">Grand Temple</text:p>
          </table:table-cell>
          <table:table-cell table:style-name="Table2.A2" office:value-type="string">
            <text:p text:style-name="P111"/>
          </table:table-cell>
          <table:table-cell table:style-name="Table2.A2" office:value-type="string">
            <text:p text:style-name="P116">4B + <text:span text:style-name="T23">3</text:span>$ + <text:span text:style-name="T23">2</text:span>F</text:p>
          </table:table-cell>
          <table:table-cell table:style-name="Table2.D2" office:value-type="string">
            <text:list xml:id="list192121402749247" text:continue-numbering="true" text:style-name="L6">
              <text:list-item>
                <text:p text:style-name="P326">Provides the enclave with a permanent divine boon</text:p>
              </text:list-item>
              <text:list-item>
                <text:p text:style-name="P327">Autogather(3) $</text:p>
              </text:list-item>
            </text:list>
          </table:table-cell>
        </table:table-row>
      </table:table>
      <text:p text:style-name="P65"/>
      <text:p text:style-name="P65"/>
      <text:p text:style-name="P68"/>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147">Sorcery Buildings</text:p>
          </table:table-cell>
          <table:covered-table-cell/>
          <table:covered-table-cell/>
          <table:covered-table-cell/>
        </table:table-row>
        <table:table-row>
          <table:table-cell table:style-name="Table11.A2" office:value-type="string">
            <text:p text:style-name="P137">Hedge's Hovel</text:p>
          </table:table-cell>
          <table:table-cell table:style-name="Table11.A2" office:value-type="string">
            <text:p text:style-name="P137">A small dwelling fitted for studying the sorcerous arts</text:p>
          </table:table-cell>
          <table:table-cell table:style-name="Table11.A2" office:value-type="string">
            <text:p text:style-name="P114"><text:span text:style-name="T22">1</text:span>B</text:p>
          </table:table-cell>
          <table:table-cell table:style-name="Table11.D2" office:value-type="string">
            <text:list xml:id="list192122043001305" text:continue-numbering="true" text:style-name="L6">
              <text:list-item>
                <text:p text:style-name="P324">Enclaves start with a <text:span text:style-name="T40">wuzard's hovel if they have a character with sorcery</text:span></text:p>
              </text:list-item>
              <text:list-item>
                <text:p text:style-name="P329"><text:soft-page-break/>Allows sorcerer character</text:p>
              </text:list-item>
              <text:list-item>
                <text:p text:style-name="P329">Allows first tier sorcery spells</text:p>
              </text:list-item>
            </text:list>
          </table:table-cell>
        </table:table-row>
        <table:table-row>
          <table:table-cell table:style-name="Table11.A2" office:value-type="string">
            <text:p text:style-name="P137">Mage's Hut</text:p>
          </table:table-cell>
          <table:table-cell table:style-name="Table11.A2" office:value-type="string">
            <text:p text:style-name="P137"/>
          </table:table-cell>
          <table:table-cell table:style-name="Table11.A2" office:value-type="string">
            <text:p text:style-name="P137">2B</text:p>
          </table:table-cell>
          <table:table-cell table:style-name="Table11.D2" office:value-type="string">
            <text:list xml:id="list192122306090240" text:continue-numbering="true" text:style-name="L6">
              <text:list-item>
                <text:p text:style-name="P329">Second tier sorcery spells</text:p>
              </text:list-item>
            </text:list>
          </table:table-cell>
        </table:table-row>
        <table:table-row>
          <table:table-cell table:style-name="Table11.A2" office:value-type="string">
            <text:p text:style-name="P137">Sorcerer's Lab</text:p>
          </table:table-cell>
          <table:table-cell table:style-name="Table11.A2" office:value-type="string">
            <text:p text:style-name="P137"/>
          </table:table-cell>
          <table:table-cell table:style-name="Table11.A2" office:value-type="string">
            <text:p text:style-name="P137">4B</text:p>
          </table:table-cell>
          <table:table-cell table:style-name="Table11.D2" office:value-type="string">
            <text:list xml:id="list192120860000237" text:continue-numbering="true" text:style-name="L6">
              <text:list-item>
                <text:p text:style-name="P329">Third tier spells</text:p>
              </text:list-item>
              <text:list-item>
                <text:p text:style-name="P329">Autogather(1) mana</text:p>
              </text:list-item>
              <text:list-item>
                <text:p text:style-name="P330">One free custom spell</text:p>
              </text:list-item>
              <text:list-item>
                <text:p text:style-name="P330">Can take custom spell talents <text:span text:style-name="T41">for more</text:span></text:p>
              </text:list-item>
              <text:list-item>
                <text:p text:style-name="P331">+1 spell lore tests</text:p>
              </text:list-item>
            </text:list>
          </table:table-cell>
        </table:table-row>
        <table:table-row>
          <table:table-cell table:style-name="Table11.A2" office:value-type="string">
            <text:p text:style-name="P137">Wizard's Sanctuary</text:p>
          </table:table-cell>
          <table:table-cell table:style-name="Table11.A2" office:value-type="string">
            <text:p text:style-name="P137"/>
          </table:table-cell>
          <table:table-cell table:style-name="Table11.A2" office:value-type="string">
            <text:p text:style-name="P137">4B + 2$</text:p>
          </table:table-cell>
          <table:table-cell table:style-name="Table11.D2" office:value-type="string">
            <text:list xml:id="list192120499463072" text:continue-numbering="true" text:style-name="L6">
              <text:list-item>
                <text:p text:style-name="P329">Fourth tier spells</text:p>
              </text:list-item>
              <text:list-item>
                <text:p text:style-name="P329">Autogather(2) mana</text:p>
              </text:list-item>
              <text:list-item>
                <text:p text:style-name="P331">One free custom spell</text:p>
              </text:list-item>
              <text:list-item>
                <text:p text:style-name="P331">+2 spell lore tests</text:p>
              </text:list-item>
            </text:list>
          </table:table-cell>
        </table:table-row>
      </table:table>
      <text:p text:style-name="P68"/>
      <text:p text:style-name="P6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146">Scholarly Buildings</text:p>
          </table:table-cell>
          <table:covered-table-cell/>
          <table:covered-table-cell/>
          <table:covered-table-cell/>
        </table:table-row>
        <table:table-row>
          <table:table-cell table:style-name="Table8.A2" office:value-type="string">
            <text:p text:style-name="P118">Scholar's Hut</text:p>
          </table:table-cell>
          <table:table-cell table:style-name="Table8.A2" office:value-type="string">
            <text:p text:style-name="P118">A small dwelling fit for a man of learning</text:p>
          </table:table-cell>
          <table:table-cell table:style-name="Table8.A2" office:value-type="string">
            <text:p text:style-name="P113"><text:span text:style-name="T22">1</text:span>B</text:p>
          </table:table-cell>
          <table:table-cell table:style-name="Table8.D2" office:value-type="string">
            <text:list xml:id="list192120710529110" text:continue-numbering="true" text:style-name="L6">
              <text:list-item>
                <text:p text:style-name="P325">E<text:span text:style-name="T24">nclaves start with this building if they have any character with the scholar skill</text:span></text:p>
              </text:list-item>
              <text:list-item>
                <text:p text:style-name="P332">Allows scholar rolls and draws from the idea deck</text:p>
              </text:list-item>
            </text:list>
          </table:table-cell>
        </table:table-row>
        <table:table-row>
          <table:table-cell table:style-name="Table8.A2" office:value-type="string">
            <text:p text:style-name="P134">Library</text:p>
          </table:table-cell>
          <table:table-cell table:style-name="Table8.A2" office:value-type="string">
            <text:p text:style-name="P134">A collection of scrolls and tablets</text:p>
          </table:table-cell>
          <table:table-cell table:style-name="Table8.A2" office:value-type="string">
            <text:p text:style-name="P134">2B</text:p>
          </table:table-cell>
          <table:table-cell table:style-name="Table8.D2" office:value-type="string">
            <text:list xml:id="list192121689923190" text:continue-numbering="true" text:style-name="L6">
              <text:list-item>
                <text:p text:style-name="P334">+1 scholar tests for the enclave</text:p>
              </text:list-item>
              <text:list-item>
                <text:p text:style-name="P336">+1 lore tests for the enclave</text:p>
              </text:list-item>
            </text:list>
          </table:table-cell>
        </table:table-row>
      </table:table>
      <text:p text:style-name="P66"/>
      <text:p text:style-name="P6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46">Alchemy Buildings</text:p>
          </table:table-cell>
          <table:covered-table-cell/>
          <table:covered-table-cell/>
          <table:covered-table-cell/>
        </table:table-row>
        <table:table-row>
          <table:table-cell table:style-name="Table3.A2" office:value-type="string">
            <text:p text:style-name="P117">Crude Laboratory</text:p>
          </table:table-cell>
          <table:table-cell table:style-name="Table3.A2" office:value-type="string">
            <text:p text:style-name="P117">An alchemy bench with crude equipment</text:p>
          </table:table-cell>
          <table:table-cell table:style-name="Table3.A2" office:value-type="string">
            <text:p text:style-name="P117">2B</text:p>
          </table:table-cell>
          <table:table-cell table:style-name="Table3.A1" office:value-type="string">
            <text:list xml:id="list192121400031840" text:continue-numbering="true" text:style-name="L6">
              <text:list-item>
                <text:p text:style-name="P333">Hut can be used as an alchemy workshop</text:p>
              </text:list-item>
              <text:list-item>
                <text:p text:style-name="P333">Allows first tier alchemy spells</text:p>
              </text:list-item>
            </text:list>
          </table:table-cell>
        </table:table-row>
        <table:table-row>
          <table:table-cell table:style-name="Table3.A3" office:value-type="string">
            <text:p text:style-name="P117">Laboratory</text:p>
          </table:table-cell>
          <table:table-cell table:style-name="Table3.A3" office:value-type="string">
            <text:p text:style-name="P117">An upgrade to the basic alchemy setup</text:p>
          </table:table-cell>
          <table:table-cell table:style-name="Table3.A3" office:value-type="string">
            <text:p text:style-name="P117">3B</text:p>
          </table:table-cell>
          <table:table-cell table:style-name="Table3.D3" office:value-type="string">
            <text:list xml:id="list192120605045112" text:continue-numbering="true" text:style-name="L6">
              <text:list-item>
                <text:p text:style-name="P333">Allows the processing and use of exotics</text:p>
              </text:list-item>
              <text:list-item>
                <text:p text:style-name="P333">Allows second tier alchemy spells</text:p>
              </text:list-item>
              <text:list-item>
                <text:p text:style-name="P333">Allows third tier alchemy spells</text:p>
              </text:list-item>
              <text:list-item>
                <text:p text:style-name="P337">Autogather(1) exotics</text:p>
              </text:list-item>
            </text:list>
          </table:table-cell>
        </table:table-row>
        <table:table-row>
          <table:table-cell table:style-name="Table3.A3" office:value-type="string">
            <text:p text:style-name="P119">Advanced Lab</text:p>
          </table:table-cell>
          <table:table-cell table:style-name="Table3.A3" office:value-type="string">
            <text:p text:style-name="P117"/>
          </table:table-cell>
          <table:table-cell table:style-name="Table3.A3" office:value-type="string">
            <text:p text:style-name="P119">4B + 2$</text:p>
          </table:table-cell>
          <table:table-cell table:style-name="Table3.D3" office:value-type="string">
            <text:list xml:id="list192120759217021" text:continue-numbering="true" text:style-name="L6">
              <text:list-item>
                <text:p text:style-name="P338">+1 to all alchemy tests</text:p>
              </text:list-item>
              <text:list-item>
                <text:p text:style-name="P338">Allows fourth tier alchemy spells</text:p>
              </text:list-item>
              <text:list-item>
                <text:p text:style-name="P338">Autogather(2) exotics</text:p>
              </text:list-item>
            </text:list>
          </table:table-cell>
        </table:table-row>
      </table:table>
      <text:p text:style-name="P67"/>
      <text:p text:style-name="P6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146">Medical Buildings</text:p>
          </table:table-cell>
          <table:covered-table-cell/>
          <table:covered-table-cell/>
          <table:covered-table-cell/>
        </table:table-row>
        <table:table-row>
          <table:table-cell table:style-name="Table10.A2" office:value-type="string">
            <text:p text:style-name="P136">Infirmary</text:p>
          </table:table-cell>
          <table:table-cell table:style-name="Table10.A2" office:value-type="string">
            <text:p text:style-name="P136">A small building with beds and crude medical equipment used to treat the injured and infirm</text:p>
          </table:table-cell>
          <table:table-cell table:style-name="Table10.A2" office:value-type="string">
            <text:p text:style-name="P136">1B + 1F</text:p>
          </table:table-cell>
          <table:table-cell table:style-name="Table10.D2" office:value-type="string">
            <text:list xml:id="list192120914119828" text:continue-numbering="true" text:style-name="L6">
              <text:list-item>
                <text:p text:style-name="P337">Medical skill rolls +1</text:p>
              </text:list-item>
              <text:list-item>
                <text:p text:style-name="P337">Allows treatment of enclave-wide afflictions</text:p>
              </text:list-item>
            </text:list>
          </table:table-cell>
        </table:table-row>
        <table:table-row>
          <table:table-cell table:style-name="Table10.A2" office:value-type="string">
            <text:p text:style-name="P135">Physician's Office</text:p>
          </table:table-cell>
          <table:table-cell table:style-name="Table10.A2" office:value-type="string">
            <text:p text:style-name="P135">A small building with a crude surgery</text:p>
          </table:table-cell>
          <table:table-cell table:style-name="Table10.A2" office:value-type="string">
            <text:p text:style-name="P136">2B</text:p>
          </table:table-cell>
          <table:table-cell table:style-name="Table10.D2" office:value-type="string">
            <text:list xml:id="list192121905824757" text:continue-numbering="true" text:style-name="L6">
              <text:list-item>
                <text:p text:style-name="P339">The character initially assigned to the office can choose a free talent from the physician tree, and can purchase into that tree if desired</text:p>
              </text:list-item>
              <text:list-item>
                <text:p text:style-name="P339">Other characters can use the office and can buy into the tree as normal</text:p>
              </text:list-item>
              <text:list-item>
                <text:p text:style-name="P341">Medical skill can now be used to diagnose diseases and poisons</text:p>
              </text:list-item>
            </text:list>
          </table:table-cell>
        </table:table-row>
      </table:table>
      <text:p text:style-name="P66"/>
      <text:p text:style-name="P6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46">Herb Lore Buildings</text:p>
          </table:table-cell>
          <table:covered-table-cell/>
          <table:covered-table-cell/>
          <table:covered-table-cell/>
        </table:table-row>
        <table:table-row>
          <table:table-cell table:style-name="Table9.A2" office:value-type="string">
            <text:p text:style-name="P119">Herbalist's Bench</text:p>
          </table:table-cell>
          <table:table-cell table:style-name="Table9.A2" office:value-type="string">
            <text:p text:style-name="P117"/>
          </table:table-cell>
          <table:table-cell table:style-name="Table9.A2" office:value-type="string">
            <text:p text:style-name="P119">1B + 1F</text:p>
          </table:table-cell>
          <table:table-cell table:style-name="Table9.D2" office:value-type="string">
            <text:list xml:id="list192122286249600" text:continue-numbering="true" text:style-name="L6">
              <text:list-item>
                <text:p text:style-name="P338">Allows the use of herb lore to gather and process herbal remedies</text:p>
              </text:list-item>
            </text:list>
          </table:table-cell>
        </table:table-row>
        <table:table-row>
          <table:table-cell table:style-name="Table9.A2" office:value-type="string">
            <text:p text:style-name="P119">Herb Garden</text:p>
          </table:table-cell>
          <table:table-cell table:style-name="Table9.A2" office:value-type="string">
            <text:p text:style-name="P117"/>
          </table:table-cell>
          <table:table-cell table:style-name="Table9.A2" office:value-type="string">
            <text:p text:style-name="P119">1B + 1F</text:p>
          </table:table-cell>
          <table:table-cell table:style-name="Table9.D2" office:value-type="string">
            <text:list xml:id="list192120895221346" text:continue-numbering="true" text:style-name="L6">
              <text:list-item>
                <text:p text:style-name="P338">Allows an herbalist to grow up to four different herbs</text:p>
              </text:list-item>
            </text:list>
          </table:table-cell>
        </table:table-row>
      </table:table>
      <text:p text:style-name="P66"><text:soft-page-break/></text:p>
      <text:p text:style-name="P64"/>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45">Workshops</text:p>
          </table:table-cell>
          <table:covered-table-cell/>
          <table:covered-table-cell/>
          <table:covered-table-cell/>
        </table:table-row>
        <table:table-row>
          <table:table-cell table:style-name="Table5.A2" office:value-type="string">
            <text:p text:style-name="P122">Bronze Smithy</text:p>
          </table:table-cell>
          <table:table-cell table:style-name="Table5.A2" office:value-type="string">
            <text:p text:style-name="P122">A metalshop equipped for working with bronze and making simple weapons and tools</text:p>
          </table:table-cell>
          <table:table-cell table:style-name="Table5.A2" office:value-type="string">
            <text:p text:style-name="P122">3B</text:p>
          </table:table-cell>
          <table:table-cell table:style-name="Table5.D2" office:value-type="string">
            <text:list xml:id="list192121045470794" text:continue-numbering="true" text:style-name="L6">
              <text:list-item>
                <text:p text:style-name="P343">Allows bronze armor and weapons</text:p>
              </text:list-item>
              <text:list-item>
                <text:p text:style-name="P343">Allows the creation of tools</text:p>
              </text:list-item>
            </text:list>
          </table:table-cell>
        </table:table-row>
        <table:table-row>
          <table:table-cell table:style-name="Table5.A2" office:value-type="string">
            <text:p text:style-name="P122">Tanner's Hut</text:p>
          </table:table-cell>
          <table:table-cell table:style-name="Table5.A2" office:value-type="string">
            <text:p text:style-name="P122">A workshop with simple equipment for tanning and hardening leather</text:p>
          </table:table-cell>
          <table:table-cell table:style-name="Table5.A2" office:value-type="string">
            <text:p text:style-name="P112"><text:span text:style-name="T22">1</text:span>B <text:span text:style-name="T30">+ 1F</text:span></text:p>
          </table:table-cell>
          <table:table-cell table:style-name="Table5.D2" office:value-type="string">
            <text:list xml:id="list192121412469181" text:continue-numbering="true" text:style-name="L6">
              <text:list-item>
                <text:p text:style-name="P343">Allows leather armor</text:p>
              </text:list-item>
            </text:list>
          </table:table-cell>
        </table:table-row>
      </table:table>
      <text:p text:style-name="P64"/>
      <text:p text:style-name="P64"/>
      <text:p text:style-name="P90">Surveying and Exploring</text:p>
      <text:p text:style-name="P64"/>
      <text:p text:style-name="P78">Much of the game will be surveying the terrain around the enclave as players try to secure the resources needed to build their domain. Each hex aside from the starting hexes must be surveyed to be used.</text:p>
      <text:p text:style-name="P78"/>
      <text:p text:style-name="P79">Players can survey 2 hexes each enclave turn. Each hex, you perform the following <text:span text:style-name="T42">sequence:</text:span></text:p>
      <text:p text:style-name="P79"/>
      <text:list xml:id="list4014263305" text:style-name="L7">
        <text:list-item>
          <text:p text:style-name="P222">PC choose to use track or navigate to increase their encounter chance</text:p>
        </text:list-item>
        <text:list-item>
          <text:p text:style-name="P222">Base chance of an encounter is <text:span text:style-name="T44">4</text:span>/12</text:p>
          <text:list>
            <text:list-item>
              <text:p text:style-name="P222">Improved by the result of the assist</text:p>
            </text:list-item>
          </text:list>
        </text:list-item>
        <text:list-item>
          <text:p text:style-name="P222">If no encounter, the hex is considered surveyed, but empty</text:p>
        </text:list-item>
        <text:list-item>
          <text:p text:style-name="P222">If an encounter is rolled, draw an encounter from the deck</text:p>
          <text:list>
            <text:list-item>
              <text:p text:style-name="P222">Each encounter has a list of skills/tests that must be made in order</text:p>
              <text:list>
                <text:list-item>
                  <text:p text:style-name="P223">Any character in the scouting party can attempt skill tests</text:p>
                </text:list-item>
                <text:list-item>
                  <text:p text:style-name="P223">But each characte can only act once during the </text:p>
                </text:list-item>
              </text:list>
            </text:list-item>
            <text:list-item>
              <text:p text:style-name="P222">Based on the success or failure of the tests, apply the appropriate effect</text:p>
              <text:list>
                <text:list-item>
                  <text:p text:style-name="P222">Failure typically means a mishap, <text:span text:style-name="T43">and might put the card back into the deck, or might start the encounter</text:span></text:p>
                </text:list-item>
                <text:list-item>
                  <text:p text:style-name="P223">Success puts the card on the map and starts the encounter</text:p>
                </text:list-item>
              </text:list>
            </text:list-item>
          </text:list>
        </text:list-item>
      </text:list>
      <text:p text:style-name="P64"/>
      <text:p text:style-name="P88">Encounters</text:p>
      <text:p text:style-name="P69"/>
      <text:p text:style-name="P80">Each encounter card has the following stats:</text:p>
      <text:p text:style-name="P80"/>
      <text:list xml:id="list215888294" text:style-name="L8">
        <text:list-item>
          <text:p text:style-name="P224"><text:span text:style-name="T4">Skill Tests</text:span> – Each card requires between 1-4 skill tests the <text:span text:style-name="T45">margin of success/failure for each test is recorded. Each of the tests can contribute up to plus/minus 4 to the overall test.</text:span></text:p>
        </text:list-item>
        <text:list-item>
          <text:p text:style-name="P225"><text:span text:style-name="T4">Mishap</text:span> – Failing the aggregate test leads to suffering a mishap. This could mean anything from failing to find the <text:span text:style-name="T46">encounter, to falling into a trap, to being ambushed.</text:span></text:p>
        </text:list-item>
        <text:list-item>
          <text:p text:style-name="P226"><text:span text:style-name="T4">Success</text:span> – Generally, success just means finding the encounter from a position of advantage. However, certain cards might give bonuses if certain degrees of success are met.</text:p>
        </text:list-item>
      </text:list>
      <text:p text:style-name="P81"/>
      <text:p text:style-name="P86">(note: I have described 13 cards so far. I need at least 30 to start, and 52 to fill out a playing card deck.)</text:p>
      <text:p text:style-name="P81"/>
      <table:table table:name="Table13" table:style-name="Table13">
        <table:table-column table:style-name="Table13.A"/>
        <table:table-row>
          <table:table-cell table:style-name="Table13.A1" office:value-type="string">
            <text:p text:style-name="P149">Shadow Jackals <text:span text:style-name="T61">(DL 12)</text:span></text:p>
          </table:table-cell>
        </table:table-row>
        <table:table-row>
          <table:table-cell table:style-name="Table13.A2" office:value-type="string">
            <text:p text:style-name="P149">Skill Tests</text:p>
            <text:list xml:id="list2716092936" text:style-name="L9">
              <text:list-item>
                <text:p text:style-name="P241"><text:soft-page-break/>Animal Handler</text:p>
              </text:list-item>
              <text:list-item>
                <text:p text:style-name="P241">Survival</text:p>
              </text:list-item>
              <text:list-item>
                <text:p text:style-name="P243">Track</text:p>
              </text:list-item>
            </text:list>
          </table:table-cell>
        </table:table-row>
        <table:table-row>
          <table:table-cell table:style-name="Table13.A2" office:value-type="string">
            <text:p text:style-name="P149">Success</text:p>
            <text:list xml:id="list2789475449" text:style-name="L10">
              <text:list-item>
                <text:p text:style-name="P266">You discover signs of a large pack of wild beasts in the area</text:p>
              </text:list-item>
              <text:list-item>
                <text:p text:style-name="P268">Their sign is fresh, but they do not seem to be nearby</text:p>
              </text:list-item>
              <text:list-item>
                <text:p text:style-name="P268">You might be able to track them back to their lair</text:p>
              </text:list-item>
              <text:list-item>
                <text:p text:style-name="P268">The creatures seem to be jackals, but something is wrong here, these creatures seem to be stronger and more vicious than normal</text:p>
              </text:list-item>
            </text:list>
          </table:table-cell>
        </table:table-row>
        <table:table-row>
          <table:table-cell table:style-name="Table13.A2" office:value-type="string">
            <text:p text:style-name="P160">Failure</text:p>
            <text:list xml:id="list2585219658" text:style-name="L11">
              <text:list-item>
                <text:p text:style-name="P269">You discover the grizzly site of a kill ripped apart by predators...</text:p>
                <text:list>
                  <text:list-item>
                    <text:p text:style-name="P269">As you search, you get the worrying feeling that something is watching you intently</text:p>
                  </text:list-item>
                </text:list>
              </text:list-item>
            </text:list>
          </table:table-cell>
        </table:table-row>
        <table:table-row>
          <table:table-cell table:style-name="Table13.A2" office:value-type="string">
            <text:p text:style-name="P171">General</text:p>
            <text:list xml:id="list3206491502" text:style-name="L12">
              <text:list-item>
                <text:p text:style-name="P271">This hex and the surrounding hexes are now dangerous</text:p>
              </text:list-item>
              <text:list-item>
                <text:p text:style-name="P271">The jackals will only be defeated once their lair is destroyed</text:p>
              </text:list-item>
              <text:list-item>
                <text:p text:style-name="P271">The source of their strength and cruelty is a spring of Shadow in their lair</text:p>
              </text:list-item>
            </text:list>
          </table:table-cell>
        </table:table-row>
      </table:table>
      <text:p text:style-name="P81"/>
      <text:p text:style-name="P82"/>
      <text:p text:style-name="P83"/>
      <table:table table:name="Table25" table:style-name="Table25">
        <table:table-column table:style-name="Table25.A"/>
        <table:table-row>
          <table:table-cell table:style-name="Table25.A1" office:value-type="string">
            <text:p text:style-name="P189">Pack of Wolves (DL 9)</text:p>
          </table:table-cell>
        </table:table-row>
        <table:table-row>
          <table:table-cell table:style-name="Table25.A2" office:value-type="string">
            <text:p text:style-name="P158">Skill Tests</text:p>
            <text:list xml:id="list192120326012861" text:continue-list="list2716092936" text:style-name="L9">
              <text:list-item>
                <text:p text:style-name="P242">Animal Handler</text:p>
              </text:list-item>
              <text:list-item>
                <text:p text:style-name="P242">Survival</text:p>
              </text:list-item>
              <text:list-item>
                <text:p text:style-name="P244">Track</text:p>
              </text:list-item>
            </text:list>
          </table:table-cell>
        </table:table-row>
        <table:table-row>
          <table:table-cell table:style-name="Table25.A2" office:value-type="string">
            <text:p text:style-name="P158">Success</text:p>
            <text:list xml:id="list231816023" text:style-name="L13">
              <text:list-item>
                <text:p text:style-name="P267">You discover signs of a large pack of wild beasts in the area</text:p>
              </text:list-item>
              <text:list-item>
                <text:p text:style-name="P270">Their sign is fresh, but they do not seem to be nearby</text:p>
              </text:list-item>
              <text:list-item>
                <text:p text:style-name="P270">You might be able to track them back to their lair</text:p>
              </text:list-item>
            </text:list>
          </table:table-cell>
        </table:table-row>
        <table:table-row>
          <table:table-cell table:style-name="Table25.A2" office:value-type="string">
            <text:p text:style-name="P169">Failure</text:p>
            <text:list xml:id="list2277577658" text:style-name="L14">
              <text:list-item>
                <text:p text:style-name="P273">That night your rest is interrupted by the howl of wolves... by the sounds of it they are close and you are surrounded!</text:p>
              </text:list-item>
            </text:list>
          </table:table-cell>
        </table:table-row>
        <table:table-row>
          <table:table-cell table:style-name="Table25.A2" office:value-type="string">
            <text:p text:style-name="P180">General</text:p>
            <text:list xml:id="list1341032684" text:style-name="L15">
              <text:list-item>
                <text:p text:style-name="P272">This hex and the surrounding hexes are now dangerous</text:p>
              </text:list-item>
              <text:list-item>
                <text:p text:style-name="P275">They will also roam and kill herds nearby, or cause trouble for nearby farms</text:p>
              </text:list-item>
              <text:list-item>
                <text:p text:style-name="P274">Hunting down this pack will require tracking and one or two battles</text:p>
              </text:list-item>
              <text:list-item>
                <text:p text:style-name="P275">But it might be possible to hunt them, but leave them alive, or maybe even domesticate them</text:p>
              </text:list-item>
            </text:list>
          </table:table-cell>
        </table:table-row>
      </table:table>
      <text:p text:style-name="P83"/>
      <text:p text:style-name="P82"/>
      <table:table table:name="Table14" table:style-name="Table14">
        <table:table-column table:style-name="Table14.A"/>
        <table:table-row>
          <table:table-cell table:style-name="Table14.A1" office:value-type="string">
            <text:p text:style-name="P182">The Old Quarry <text:span text:style-name="T61">(DL 9)</text:span></text:p>
          </table:table-cell>
        </table:table-row>
        <table:table-row>
          <table:table-cell table:style-name="Table14.A2" office:value-type="string">
            <text:p text:style-name="P150">Skill Tests</text:p>
            <text:list xml:id="list192120847443078" text:continue-list="list192120326012861" text:style-name="L9">
              <text:list-item>
                <text:p text:style-name="P245">Navigate</text:p>
              </text:list-item>
              <text:list-item>
                <text:p text:style-name="P245">Stealth</text:p>
              </text:list-item>
              <text:list-item>
                <text:p text:style-name="P245">Search</text:p>
              </text:list-item>
            </text:list>
          </table:table-cell>
        </table:table-row>
        <table:table-row>
          <table:table-cell table:style-name="Table14.A2" office:value-type="string">
            <text:p text:style-name="P150">Success</text:p>
            <text:list xml:id="list3996785060" text:style-name="L16">
              <text:list-item>
                <text:p text:style-name="P276">From a nearby hill, you spot <text:span text:style-name="T49">an old stone quarry</text:span></text:p>
              </text:list-item>
              <text:list-item>
                <text:p text:style-name="P277">However, it seems to be inhabited, you see smoke rising</text:p>
              </text:list-item>
              <text:list-item>
                <text:p text:style-name="P277">??? <text:span text:style-name="T50">is there an indicator of giants being there?</text:span></text:p>
              </text:list-item>
              <text:list-item>
                <text:p text:style-name="P279">Carts and dwarf corpses all over</text:p>
              </text:list-item>
            </text:list>
          </table:table-cell>
        </table:table-row>
        <table:table-row>
          <table:table-cell table:style-name="Table14.A2" office:value-type="string">
            <text:p text:style-name="P161">Failure</text:p>
            <text:list xml:id="list263778509" text:style-name="L17">
              <text:list-item>
                <text:p text:style-name="P278">As you wander through the woods, you hear thunderous footsteps and before you can react, an angry howl – a giant pushes a tree over and swings his massive club at you!!!</text:p>
                <text:list>
                  <text:list-item>
                    <text:p text:style-name="P278">The party is ambushed and surprised</text:p>
                  </text:list-item>
                </text:list>
              </text:list-item>
            </text:list>
          </table:table-cell>
        </table:table-row>
        <table:table-row>
          <table:table-cell table:style-name="Table14.A2" office:value-type="string">
            <text:p text:style-name="P172">General</text:p>
            <text:list xml:id="list3740235262" text:style-name="L18">
              <text:list-item>
                <text:p text:style-name="P280">There is a pair of nasty giants here</text:p>
              </text:list-item>
              <text:list-item>
                <text:p text:style-name="P280">They do speak human and could theortically be negotiated with, and even be treated as a faction if they are left</text:p>
              </text:list-item>
              <text:list-item>
                <text:p text:style-name="P280">The dwarven corpses have lots of tools which can be used to equip a unit, or they can be brought <text:soft-page-break/><text:span text:style-name="T51">back to a scholar for study – that will put a new technology on the board (maybe metal working)</text:span></text:p>
              </text:list-item>
              <text:list-item>
                <text:p text:style-name="P281">If secured, this is a <text:span text:style-name="T5">stone(5)</text:span> site</text:p>
              </text:list-item>
            </text:list>
          </table:table-cell>
        </table:table-row>
      </table:table>
      <text:p text:style-name="P84"/>
      <text:p text:style-name="P85"/>
      <table:table table:name="Table15" table:style-name="Table15">
        <table:table-column table:style-name="Table15.A"/>
        <table:table-row>
          <table:table-cell table:style-name="Table15.A1" office:value-type="string">
            <text:p text:style-name="P184">Logging Site <text:span text:style-name="T61">(Two cards, one is DL 10 and wood(3), the other is DL 14 and wood(4))</text:span></text:p>
          </table:table-cell>
        </table:table-row>
        <table:table-row>
          <table:table-cell table:style-name="Table15.A2" office:value-type="string">
            <text:p text:style-name="P151">Skill Tests</text:p>
            <text:list xml:id="list192120582456764" text:continue-list="list192120847443078" text:style-name="L9">
              <text:list-item>
                <text:p text:style-name="P246">Navigat<text:span text:style-name="T61">e</text:span></text:p>
              </text:list-item>
              <text:list-item>
                <text:p text:style-name="P246">Logging</text:p>
              </text:list-item>
              <text:list-item>
                <text:p text:style-name="P246">Search</text:p>
              </text:list-item>
            </text:list>
          </table:table-cell>
        </table:table-row>
        <table:table-row>
          <table:table-cell table:style-name="Table15.A2" office:value-type="string">
            <text:p text:style-name="P151">Success</text:p>
            <text:list xml:id="list219935068" text:style-name="L19">
              <text:list-item>
                <text:p text:style-name="P282">This place would be a perfect <text:span text:style-name="T52">place to start a logging operation</text:span></text:p>
              </text:list-item>
            </text:list>
          </table:table-cell>
        </table:table-row>
        <table:table-row>
          <table:table-cell table:style-name="Table15.A2" office:value-type="string">
            <text:p text:style-name="P162">Failure</text:p>
            <text:list xml:id="list3012278603" text:style-name="L20">
              <text:list-item>
                <text:p text:style-name="P283">Put this card back into the deck, this hex is empty</text:p>
              </text:list-item>
            </text:list>
          </table:table-cell>
        </table:table-row>
        <table:table-row>
          <table:table-cell table:style-name="Table15.A2" office:value-type="string">
            <text:p text:style-name="P173">General</text:p>
            <text:list xml:id="list3320433855" text:style-name="L21">
              <text:list-item>
                <text:p text:style-name="P286">This card will be replicated a number of times</text:p>
              </text:list-item>
              <text:list-item>
                <text:p text:style-name="P286"><text:span text:style-name="T53">Possibly </text:span>wood(3), wood(4)</text:p>
              </text:list-item>
            </text:list>
          </table:table-cell>
        </table:table-row>
      </table:table>
      <text:p text:style-name="P38"/>
      <text:p text:style-name="P38"/>
      <table:table table:name="Table18" table:style-name="Table18">
        <table:table-column table:style-name="Table18.A"/>
        <table:table-row>
          <table:table-cell table:style-name="Table18.A1" office:value-type="string">
            <text:p text:style-name="P183"><text:span text:style-name="T52">Food</text:span> Site <text:span text:style-name="T61">(Two cards, one is DL 10 and food(3), the other is DL 14 and food(4))</text:span></text:p>
          </table:table-cell>
        </table:table-row>
        <table:table-row>
          <table:table-cell table:style-name="Table18.A2" office:value-type="string">
            <text:p text:style-name="P152">Skill Tests</text:p>
            <text:list xml:id="list192121241136138" text:continue-list="list192120582456764" text:style-name="L9">
              <text:list-item>
                <text:p text:style-name="P247">Navigate(10)</text:p>
              </text:list-item>
              <text:list-item>
                <text:p text:style-name="P247"><text:span text:style-name="T52">Agriculture</text:span>(10)</text:p>
              </text:list-item>
              <text:list-item>
                <text:p text:style-name="P247">Search(10)</text:p>
              </text:list-item>
            </text:list>
          </table:table-cell>
        </table:table-row>
        <table:table-row>
          <table:table-cell table:style-name="Table18.A2" office:value-type="string">
            <text:p text:style-name="P152">Success</text:p>
            <text:list xml:id="list4245357401" text:style-name="L22">
              <text:list-item>
                <text:p text:style-name="P284">This place would be a perfect <text:span text:style-name="T52">place to start a farming operation</text:span></text:p>
              </text:list-item>
            </text:list>
          </table:table-cell>
        </table:table-row>
        <table:table-row>
          <table:table-cell table:style-name="Table18.A2" office:value-type="string">
            <text:p text:style-name="P163">Failure</text:p>
            <text:list xml:id="list1275569381" text:style-name="L23">
              <text:list-item>
                <text:p text:style-name="P285">Put this card back into the deck, this hex is empty</text:p>
              </text:list-item>
            </text:list>
          </table:table-cell>
        </table:table-row>
        <table:table-row>
          <table:table-cell table:style-name="Table18.A2" office:value-type="string">
            <text:p text:style-name="P174">General</text:p>
            <text:list xml:id="list865171437" text:style-name="L24">
              <text:list-item>
                <text:p text:style-name="P287">This card will be replicated a number of times</text:p>
              </text:list-item>
              <text:list-item>
                <text:p text:style-name="P287"><text:span text:style-name="T53">Possibly</text:span> food(3), food(4)</text:p>
              </text:list-item>
            </text:list>
          </table:table-cell>
        </table:table-row>
      </table:table>
      <text:p text:style-name="P39"/>
      <text:p text:style-name="P40"/>
      <table:table table:name="Table19" table:style-name="Table19">
        <table:table-column table:style-name="Table19.A"/>
        <table:table-row>
          <table:table-cell table:style-name="Table19.A1" office:value-type="string">
            <text:p text:style-name="P185">Theyd Bandits <text:span text:style-name="T61">(DL 8)</text:span></text:p>
          </table:table-cell>
        </table:table-row>
        <table:table-row>
          <table:table-cell table:style-name="Table19.A2" office:value-type="string">
            <text:p text:style-name="P153">Skill Tests</text:p>
            <text:list xml:id="list192120932101759" text:continue-list="list192121241136138" text:style-name="L9">
              <text:list-item>
                <text:p text:style-name="P248">Search</text:p>
              </text:list-item>
              <text:list-item>
                <text:p text:style-name="P248">Stealth</text:p>
              </text:list-item>
              <text:list-item>
                <text:p text:style-name="P248">Traps</text:p>
              </text:list-item>
            </text:list>
          </table:table-cell>
        </table:table-row>
        <table:table-row>
          <table:table-cell table:style-name="Table19.A2" office:value-type="string">
            <text:p text:style-name="P153">Success</text:p>
            <text:list xml:id="list2047847155" text:style-name="L25">
              <text:list-item>
                <text:p text:style-name="P288">You come across a patrol of theyd bandits and they don't notice you</text:p>
              </text:list-item>
              <text:list-item>
                <text:p text:style-name="P288">(5+) You have <text:span text:style-name="T54">come upon a camp of ruffians. They seem unaware of your presence, giving you the opportunity to scout their position</text:span></text:p>
              </text:list-item>
            </text:list>
          </table:table-cell>
        </table:table-row>
        <table:table-row>
          <table:table-cell table:style-name="Table19.A2" office:value-type="string">
            <text:p text:style-name="P164">Failure</text:p>
            <text:list xml:id="list1513942139" text:style-name="L26">
              <text:list-item>
                <text:p text:style-name="P307"><text:span text:style-name="T47">You come unexpect</text:span><text:span text:style-name="T48">edly come</text:span><text:span text:style-name="T47"> upon a patrol of theyd. </text:span><text:span text:style-name="T48">Before you know it, you are staring them down</text:span></text:p>
              </text:list-item>
              <text:list-item>
                <text:p text:style-name="P308"><text:span text:style-name="T48">(</text:span><text:span text:style-name="T47">5-) You are suddenly enveloped in a net and theyd are all around you</text:span></text:p>
              </text:list-item>
            </text:list>
          </table:table-cell>
        </table:table-row>
        <table:table-row>
          <table:table-cell table:style-name="Table19.A2" office:value-type="string">
            <text:p text:style-name="P175">General</text:p>
            <text:list xml:id="list2983407385" text:style-name="L27">
              <text:list-item>
                <text:p text:style-name="P289">These bandits make the hex and up to two hexes away dangerous</text:p>
              </text:list-item>
              <text:list-item>
                <text:p text:style-name="P290">The bandits number 16 – at any given time, one patrol of 6-8 is out</text:p>
              </text:list-item>
              <text:list-item>
                <text:p text:style-name="P289">Any resource sites within this radius get a -1 to gathering, and might be raided(?)</text:p>
              </text:list-item>
              <text:list-item>
                <text:p text:style-name="P291">The raiders do have a camp and if the camp is destroyed, the bandits will disperse</text:p>
              </text:list-item>
            </text:list>
          </table:table-cell>
        </table:table-row>
      </table:table>
      <text:p text:style-name="P40"/>
      <text:p text:style-name="P40"/>
      <table:table table:name="Table20" table:style-name="Table20">
        <table:table-column table:style-name="Table20.A"/>
        <table:table-row>
          <table:table-cell table:style-name="Table20.A1" office:value-type="string">
            <text:p text:style-name="P186">Raider <text:span text:style-name="T55">Enclave (DL 12)</text:span></text:p>
          </table:table-cell>
        </table:table-row>
        <table:table-row>
          <table:table-cell table:style-name="Table20.A2" office:value-type="string">
            <text:p text:style-name="P154">Skill Tests</text:p>
            <text:list xml:id="list192121294031955" text:continue-list="list192120932101759" text:style-name="L9">
              <text:list-item>
                <text:p text:style-name="P249">Navigate</text:p>
              </text:list-item>
              <text:list-item>
                <text:p text:style-name="P249"><text:soft-page-break/>Stealth</text:p>
              </text:list-item>
            </text:list>
          </table:table-cell>
        </table:table-row>
        <table:table-row>
          <table:table-cell table:style-name="Table20.A2" office:value-type="string">
            <text:p text:style-name="P154">Success</text:p>
            <text:list xml:id="list1370792995" text:style-name="L28">
              <text:list-item>
                <text:p text:style-name="P292">You spot patrols from a distance and perhaps can track the scouts back to their enclave</text:p>
              </text:list-item>
            </text:list>
          </table:table-cell>
        </table:table-row>
        <table:table-row>
          <table:table-cell table:style-name="Table20.A2" office:value-type="string">
            <text:p text:style-name="P165">Failure</text:p>
            <text:list xml:id="list3779503692" text:style-name="L29">
              <text:list-item>
                <text:p text:style-name="P293">The party is unaware they are travelling through hostile lands</text:p>
              </text:list-item>
              <text:list-item>
                <text:p text:style-name="P293">(5-) They are discovered, ambushed and at a disadvantage</text:p>
              </text:list-item>
            </text:list>
          </table:table-cell>
        </table:table-row>
        <table:table-row>
          <table:table-cell table:style-name="Table20.A2" office:value-type="string">
            <text:p text:style-name="P176">General</text:p>
            <text:list xml:id="list862261483" text:style-name="L30">
              <text:list-item>
                <text:p text:style-name="P296">This encounter represents an enclave of raiders – representing at least one military unit</text:p>
              </text:list-item>
              <text:list-item>
                <text:p text:style-name="P297">They have no resource sites, and instead raid surrounding territory to get what they need</text:p>
              </text:list-item>
              <text:list-item>
                <text:p text:style-name="P297">Once they appear, they will target a nearby site and attack (on a 2/12 each turn), taking resources and reducing the value of the site</text:p>
              </text:list-item>
              <text:list-item>
                <text:p text:style-name="P296"><text:span text:style-name="T58">Since this is an entire enclave, a</text:span> direct attack by the Pcs will be disastrous</text:p>
                <text:list>
                  <text:list-item>
                    <text:p text:style-name="P230">Obviously, military action would work, but that would require that at least one unit be equipped for war, which will take some doing. The end result would be a big battle, with the Pcs at the fore</text:p>
                  </text:list-item>
                  <text:list-item>
                    <text:p text:style-name="P230">Diplomacy will be hard (diplo -4), and the raiders will want tribute, not even deals. However, they do know about the surrounding land, and will be able to tell the Pcs about several nearby encounters (including other enclaves)</text:p>
                  </text:list-item>
                  <text:list-item>
                    <text:p text:style-name="P230">If the Pcs could manage to defeat the <text:span text:style-name="T4">enemy</text:span> leader, the raiders would fall into squabbling and eventually disband</text:p>
                  </text:list-item>
                  <text:list-item>
                    <text:p text:style-name="P231">Beating the raiders will return the resources stolen, but will not restore the value of the sites raided</text:p>
                  </text:list-item>
                </text:list>
              </text:list-item>
            </text:list>
          </table:table-cell>
        </table:table-row>
      </table:table>
      <text:p text:style-name="P41"/>
      <text:p text:style-name="P41"/>
      <text:p text:style-name="P42"/>
      <table:table table:name="Table21" table:style-name="Table21">
        <table:table-column table:style-name="Table21.A"/>
        <table:table-row>
          <table:table-cell table:style-name="Table21.A1" office:value-type="string">
            <text:p text:style-name="P186">Grazing Herd – <text:span text:style-name="T61">3 cards, DL 8, 10 and 12</text:span></text:p>
          </table:table-cell>
        </table:table-row>
        <table:table-row>
          <table:table-cell table:style-name="Table21.A2" office:value-type="string">
            <text:p text:style-name="P155">Skill Tests</text:p>
            <text:list xml:id="list192121038396224" text:continue-list="list192121294031955" text:style-name="L9">
              <text:list-item>
                <text:p text:style-name="P252">Animal Lore</text:p>
              </text:list-item>
              <text:list-item>
                <text:p text:style-name="P252">Survive</text:p>
              </text:list-item>
              <text:list-item>
                <text:p text:style-name="P252">Track</text:p>
              </text:list-item>
            </text:list>
          </table:table-cell>
        </table:table-row>
        <table:table-row>
          <table:table-cell table:style-name="Table21.A2" office:value-type="string">
            <text:p text:style-name="P155">Success</text:p>
            <text:list xml:id="list2037557157" text:style-name="L31">
              <text:list-item>
                <text:p text:style-name="P298">You have located a herd of grazers. <text:span text:style-name="T59">They can provide you with meat and hides.</text:span></text:p>
              </text:list-item>
            </text:list>
          </table:table-cell>
        </table:table-row>
        <table:table-row>
          <table:table-cell table:style-name="Table21.A2" office:value-type="string">
            <text:p text:style-name="P166">Failure</text:p>
            <text:list xml:id="list1909139578" text:style-name="L32">
              <text:list-item>
                <text:p text:style-name="P299">The herd has moved on, but they will be back as the seasons pass</text:p>
              </text:list-item>
              <text:list-item>
                <text:p text:style-name="P299">(5-) The herd was here, but you spooked them. <text:span text:style-name="T60">It will be some time before they return, if ever.</text:span></text:p>
              </text:list-item>
            </text:list>
          </table:table-cell>
        </table:table-row>
        <table:table-row>
          <table:table-cell table:style-name="Table21.A2" office:value-type="string">
            <text:p text:style-name="P177">General</text:p>
            <text:list xml:id="list4187728481" text:style-name="L33">
              <text:list-item>
                <text:p text:style-name="P309">The herd can be used different ways</text:p>
                <text:list>
                  <text:list-item>
                    <text:p text:style-name="P309">A hunting site – food/<text:span text:style-name="T62">hides</text:span>(3)</text:p>
                  </text:list-item>
                  <text:list-item>
                    <text:p text:style-name="P309">If animal pens can constructed, and an animal lore test made, the beasts can be captured and used to increase the value of an existing farm by 1 <text:span text:style-name="T59">(and also provide hides)</text:span></text:p>
                  </text:list-item>
                </text:list>
              </text:list-item>
            </text:list>
          </table:table-cell>
        </table:table-row>
      </table:table>
      <text:p text:style-name="P42"/>
      <text:p text:style-name="P43"/>
      <table:table table:name="Table22" table:style-name="Table22">
        <table:table-column table:style-name="Table22.A"/>
        <table:table-row>
          <table:table-cell table:style-name="Table22.A1" office:value-type="string">
            <text:p text:style-name="P187">Event – Storm (DL 9)</text:p>
          </table:table-cell>
        </table:table-row>
        <table:table-row>
          <table:table-cell table:style-name="Table22.A2" office:value-type="string">
            <text:p text:style-name="P156">Skill Tests</text:p>
            <text:list xml:id="list192121302837784" text:continue-list="list192121038396224" text:style-name="L9">
              <text:list-item>
                <text:p text:style-name="P249">Navigate</text:p>
              </text:list-item>
              <text:list-item>
                <text:p text:style-name="P249">Survive</text:p>
              </text:list-item>
            </text:list>
          </table:table-cell>
        </table:table-row>
        <table:table-row>
          <table:table-cell table:style-name="Table22.A2" office:value-type="string">
            <text:p text:style-name="P156">Success</text:p>
            <text:list xml:id="list3906562288" text:style-name="L34">
              <text:list-item>
                <text:p text:style-name="P294">A storm is brewing, you should find shelter before it hits</text:p>
              </text:list-item>
            </text:list>
          </table:table-cell>
        </table:table-row>
        <table:table-row>
          <table:table-cell table:style-name="Table22.A2" office:value-type="string">
            <text:p text:style-name="P167">Failure</text:p>
            <text:list xml:id="list114930959" text:style-name="L35">
              <text:list-item>
                <text:p text:style-name="P295">You are caught in a brutal storm and suffer a hazard</text:p>
              </text:list-item>
              <text:list-item>
                <text:p text:style-name="P300">(5-) <text:span text:style-name="T61">You are caught in a storm, suffer a hazard, and are lost</text:span></text:p>
              </text:list-item>
            </text:list>
          </table:table-cell>
        </table:table-row>
        <table:table-row>
          <table:table-cell table:style-name="Table22.A2" office:value-type="string">
            <text:p text:style-name="P178">General</text:p>
            <text:list xml:id="list1020467864" text:style-name="L36">
              <text:list-item>
                <text:p text:style-name="P310">This card is removed from the deck once it is drawn</text:p>
              </text:list-item>
              <text:list-item>
                <text:p text:style-name="P310">The GM can add this card back in after some time has passed</text:p>
              </text:list-item>
            </text:list>
          </table:table-cell>
        </table:table-row>
      </table:table>
      <text:p text:style-name="P43"/>
      <text:p text:style-name="P43"/>
      <table:table table:name="Table23" table:style-name="Table23">
        <table:table-column table:style-name="Table23.A"/>
        <text:soft-page-break/>
        <table:table-row>
          <table:table-cell table:style-name="Table23.A1" office:value-type="string">
            <text:p text:style-name="P187">Event – Old Age</text:p>
          </table:table-cell>
        </table:table-row>
        <table:table-row>
          <table:table-cell table:style-name="Table23.A2" office:value-type="string">
            <text:p text:style-name="P156">Skill Tests</text:p>
            <text:list xml:id="list192121544984850" text:continue-list="list192121302837784" text:style-name="L9">
              <text:list-item>
                <text:p text:style-name="P249">None</text:p>
              </text:list-item>
            </text:list>
          </table:table-cell>
        </table:table-row>
        <table:table-row>
          <table:table-cell table:style-name="Table23.A2" office:value-type="string">
            <text:p text:style-name="P156">Success</text:p>
            <text:list xml:id="list1572934135" text:style-name="L37">
              <text:list-item>
                <text:p text:style-name="P301">None</text:p>
              </text:list-item>
            </text:list>
          </table:table-cell>
        </table:table-row>
        <table:table-row>
          <table:table-cell table:style-name="Table23.A2" office:value-type="string">
            <text:p text:style-name="P167">Failure</text:p>
            <text:list xml:id="list1996109846" text:style-name="L38">
              <text:list-item>
                <text:p text:style-name="P302">None</text:p>
              </text:list-item>
            </text:list>
          </table:table-cell>
        </table:table-row>
        <table:table-row>
          <table:table-cell table:style-name="Table23.A2" office:value-type="string">
            <text:p text:style-name="P178">General</text:p>
            <text:list xml:id="list1874162170" text:style-name="L39">
              <text:list-item>
                <text:p text:style-name="P311">The hex is empty, put this card aside when drawn</text:p>
              </text:list-item>
              <text:list-item>
                <text:p text:style-name="P311">When Pcs return to the enclave, any character who has the age trait, must roll or go take ill</text:p>
              </text:list-item>
              <text:list-item>
                <text:p text:style-name="P311">Any character that is ill must save or go into crisis</text:p>
              </text:list-item>
            </text:list>
          </table:table-cell>
        </table:table-row>
      </table:table>
      <text:p text:style-name="P43"/>
      <text:p text:style-name="P43"/>
      <text:p text:style-name="P44"/>
      <table:table table:name="Table24" table:style-name="Table24">
        <table:table-column table:style-name="Table24.A"/>
        <table:table-row>
          <table:table-cell table:style-name="Table24.A1" office:value-type="string">
            <text:p text:style-name="P188">Event – Food Crisis</text:p>
          </table:table-cell>
        </table:table-row>
        <table:table-row>
          <table:table-cell table:style-name="Table24.A2" office:value-type="string">
            <text:p text:style-name="P157">Skill Tests</text:p>
            <text:list xml:id="list192121206582542" text:continue-list="list192121544984850" text:style-name="L9">
              <text:list-item>
                <text:p text:style-name="P250">None</text:p>
              </text:list-item>
            </text:list>
          </table:table-cell>
        </table:table-row>
        <table:table-row>
          <table:table-cell table:style-name="Table24.A2" office:value-type="string">
            <text:p text:style-name="P157">Success</text:p>
            <text:list xml:id="list2512734825" text:style-name="L40">
              <text:list-item>
                <text:p text:style-name="P303">None</text:p>
              </text:list-item>
            </text:list>
          </table:table-cell>
        </table:table-row>
        <table:table-row>
          <table:table-cell table:style-name="Table24.A2" office:value-type="string">
            <text:p text:style-name="P168">Failure</text:p>
            <text:list xml:id="list2034641359" text:style-name="L41">
              <text:list-item>
                <text:p text:style-name="P304">None</text:p>
              </text:list-item>
            </text:list>
          </table:table-cell>
        </table:table-row>
        <table:table-row>
          <table:table-cell table:style-name="Table24.A2" office:value-type="string">
            <text:p text:style-name="P179">General</text:p>
            <text:list xml:id="list1575676445" text:style-name="L42">
              <text:list-item>
                <text:p text:style-name="P312">The hex is empty, put this card aside when drawn</text:p>
              </text:list-item>
              <text:list-item>
                <text:p text:style-name="P312">When Pcs return to the enclave, they get grave news</text:p>
                <text:list>
                  <text:list-item>
                    <text:p text:style-name="P312">The food stores have rotted and animals have succumbed to disease</text:p>
                  </text:list-item>
                  <text:list-item>
                    <text:p text:style-name="P312">Remove 2-5 food from the enclave's hand</text:p>
                    <text:list>
                      <text:list-item>
                        <text:p text:style-name="P312">If that takes them negative, the enclave enters a crisis</text:p>
                        <text:list>
                          <text:list-item>
                            <text:p text:style-name="P312">The enclave suffers a -2 to all skill tests and -1 to all CH tests</text:p>
                          </text:list-item>
                          <text:list-item>
                            <text:p text:style-name="P312">If they cannot get at least one food stored within 4 turns, they will lose one manpower unit</text:p>
                          </text:list-item>
                        </text:list>
                      </text:list-item>
                    </text:list>
                  </text:list-item>
                </text:list>
              </text:list-item>
              <text:list-item>
                <text:p text:style-name="P312">The reason for this particular event is up to the GM</text:p>
                <text:list>
                  <text:list-item>
                    <text:p text:style-name="P312">Could be enemy activity</text:p>
                  </text:list-item>
                  <text:list-item>
                    <text:p text:style-name="P312">A curse caused by a recent find (an artifact or crypt)</text:p>
                  </text:list-item>
                  <text:list-item>
                    <text:p text:style-name="P312">Perhaps evil spirits, or shadow has moved into the area</text:p>
                  </text:list-item>
                  <text:list-item>
                    <text:p text:style-name="P312">Could just be bad luck, or bad infrastructure</text:p>
                    <text:list>
                      <text:list-item>
                        <text:p text:style-name="P312">Perhaps there is a technology/building that could be built to avoid this in the future?</text:p>
                      </text:list-item>
                    </text:list>
                  </text:list-item>
                </text:list>
              </text:list-item>
            </text:list>
          </table:table-cell>
        </table:table-row>
      </table:table>
      <text:p text:style-name="P44"/>
      <text:p text:style-name="P44"/>
      <text:p text:style-name="P45"/>
      <table:table table:name="Table26" table:style-name="Table26">
        <table:table-column table:style-name="Table26.A"/>
        <table:table-row>
          <table:table-cell table:style-name="Table26.A1" office:value-type="string">
            <text:p text:style-name="P190">Domain of Sava</text:p>
          </table:table-cell>
        </table:table-row>
        <table:table-row>
          <table:table-cell table:style-name="Table26.A2" office:value-type="string">
            <text:p text:style-name="P159">Skill Tests</text:p>
            <text:list xml:id="list192122052522073" text:continue-list="list192121206582542" text:style-name="L9">
              <text:list-item>
                <text:p text:style-name="P251">??</text:p>
              </text:list-item>
            </text:list>
          </table:table-cell>
        </table:table-row>
        <table:table-row>
          <table:table-cell table:style-name="Table26.A2" office:value-type="string">
            <text:p text:style-name="P159">Success</text:p>
            <text:list xml:id="list3281378876" text:style-name="L43">
              <text:list-item>
                <text:p text:style-name="P305">??</text:p>
              </text:list-item>
            </text:list>
          </table:table-cell>
        </table:table-row>
        <table:table-row>
          <table:table-cell table:style-name="Table26.A2" office:value-type="string">
            <text:p text:style-name="P170">Failure</text:p>
            <text:list xml:id="list62088249" text:style-name="L44">
              <text:list-item>
                <text:p text:style-name="P306">??</text:p>
              </text:list-item>
            </text:list>
          </table:table-cell>
        </table:table-row>
        <table:table-row>
          <table:table-cell table:style-name="Table26.A2" office:value-type="string">
            <text:p text:style-name="P181">General</text:p>
            <text:list xml:id="list4192203367" text:style-name="L45">
              <text:list-item>
                <text:p text:style-name="P313">Sava is a powerful shadow naga that has set herself up as a queen and goddess to her followers</text:p>
              </text:list-item>
              <text:list-item>
                <text:p text:style-name="P313">She controls a distant, but powerful enclave on the border of the player's lands</text:p>
              </text:list-item>
              <text:list-item>
                <text:p text:style-name="P313">???</text:p>
              </text:list-item>
            </text:list>
          </table:table-cell>
        </table:table-row>
      </table:table>
      <text:p text:style-name="P45"/>
      <text:p text:style-name="P44"/>
      <text:p text:style-name="P35">Giant Statues<text:span text:style-name="T7"> – A garden of giant statues are found. These could be studied, mined for their stone, or both:</text:span></text:p>
      <text:list xml:id="list188127981" text:style-name="L46">
        <text:list-item>
          <text:p text:style-name="P227">A scholar could study the statues, getting a tech draw with a scholar skill test.</text:p>
        </text:list-item>
        <text:list-item>
          <text:p text:style-name="P228"><text:soft-page-break/>Pcs could study the statues for free checks in history.</text:p>
        </text:list-item>
        <text:list-item>
          <text:p text:style-name="P227">A unit could mine the stone here, with a 3 chance for a one-time gain of 2B.</text:p>
        </text:list-item>
      </text:list>
      <text:p text:style-name="P70"/>
      <text:p text:style-name="P36">The Fallen Enclave<text:span text:style-name="T7"> – </text:span><text:span text:style-name="T14">This small cave complex houses a enclave of Fallen, and their Ashen slaves. The Fallen here have survived the coming of the Lantern Gods, and hope to hide from contact for as long as possible.</text:span></text:p>
      <text:p text:style-name="P72"/>
      <text:p text:style-name="P71">This encounter will probably have 2-4 parts:</text:p>
      <text:list xml:id="list3130836800" text:style-name="L47">
        <text:list-item>
          <text:p text:style-name="P229">Pcs encounter a patrol, or see evidence of the enclave.</text:p>
        </text:list-item>
        <text:list-item>
          <text:p text:style-name="P229">Pcs locate the enclave and have their first encounter with the Fallen, learning about them and their slaves.</text:p>
        </text:list-item>
        <text:list-item>
          <text:p text:style-name="P229">The PC enclave decides how to deal with these shadow-kin.</text:p>
        </text:list-item>
        <text:list-item>
          <text:p text:style-name="P229">The situation is resolved, with normalized relations, continued hostility, or the destruction of the Fallen Enclave (and then dealing with the slaves).</text:p>
        </text:list-item>
      </text:list>
      <text:p text:style-name="P73"/>
      <text:p text:style-name="P37">Sava's Domain<text:span text:style-name="T7"> – Sava is a remnant of Shadow that survived the purge and set herself up with the local populace as a snake goddess. When players discover this encounter, </text:span></text:p>
      <text:p text:style-name="P73"/>
      <text:p text:style-name="P73"><text:s/></text:p>
      <text:p text:style-name="P89">Technologies and Ideas</text:p>
      <text:p text:style-name="P89"/>
      <table:table table:name="Table4" table:style-name="Table4">
        <table:table-column table:style-name="Table4.A"/>
        <table:table-column table:style-name="Table4.B"/>
        <table:table-column table:style-name="Table4.C"/>
        <table:table-row>
          <table:table-cell table:style-name="Table4.A1" office:value-type="string">
            <text:p text:style-name="P121">Alchemy</text:p>
          </table:table-cell>
          <table:table-cell table:style-name="Table4.A1" office:value-type="string">
            <text:list xml:id="list1725713167" text:style-name="L48">
              <text:list-item>
                <text:p text:style-name="P345">1B</text:p>
              </text:list-item>
              <text:list-item>
                <text:p text:style-name="P344">Must find a potion, or an exotic while adventuring</text:p>
              </text:list-item>
              <text:list-item>
                <text:p text:style-name="P342">Scholar Test</text:p>
              </text:list-item>
            </text:list>
          </table:table-cell>
          <table:table-cell table:style-name="Table4.C1" office:value-type="string">
            <text:list xml:id="list192121460602047" text:continue-numbering="true" text:style-name="L48">
              <text:list-item>
                <text:p text:style-name="P342">Characters <text:span text:style-name="T38">with</text:span> scholar skill <text:span text:style-name="T38">can learn </text:span>alchemy and gain 4 random recipies from their chosen list</text:p>
              </text:list-item>
              <text:list-item>
                <text:p text:style-name="P342">Alchemy buildings are unlocked</text:p>
              </text:list-item>
            </text:list>
          </table:table-cell>
        </table:table-row>
        <table:table-row>
          <table:table-cell table:style-name="Table4.A2" office:value-type="string">
            <text:p text:style-name="P127">Blood Magic</text:p>
          </table:table-cell>
          <table:table-cell table:style-name="Table4.A2" office:value-type="string">
            <text:list xml:id="list192122220260693" text:continue-numbering="true" text:style-name="L48">
              <text:list-item>
                <text:p text:style-name="P346">1F</text:p>
              </text:list-item>
              <text:list-item>
                <text:p text:style-name="P346">Must have found coins (at least 1000 g)</text:p>
              </text:list-item>
              <text:list-item>
                <text:p text:style-name="P346">Scholar or Spell Lore test</text:p>
              </text:list-item>
            </text:list>
          </table:table-cell>
          <table:table-cell table:style-name="Table4.C2" office:value-type="string">
            <text:list xml:id="list192122397677271" text:continue-numbering="true" text:style-name="L48">
              <text:list-item>
                <text:p text:style-name="P347"><text:span text:style-name="T39">Characters with scholar skill can learn</text:span> blood magic and gain 4 random blood magic spells from the list</text:p>
              </text:list-item>
            </text:list>
          </table:table-cell>
        </table:table-row>
        <table:table-row>
          <table:table-cell table:style-name="Table4.A2" office:value-type="string">
            <text:p text:style-name="P126">Bowing and Fletching</text:p>
          </table:table-cell>
          <table:table-cell table:style-name="Table4.A2" office:value-type="string">
            <text:list xml:id="list192122052260222" text:continue-numbering="true" text:style-name="L48">
              <text:list-item>
                <text:p text:style-name="P348">1B</text:p>
              </text:list-item>
              <text:list-item>
                <text:p text:style-name="P348">Craftsman test</text:p>
              </text:list-item>
            </text:list>
          </table:table-cell>
          <table:table-cell table:style-name="Table4.C2" office:value-type="string">
            <text:list xml:id="list192122429064038" text:continue-numbering="true" text:style-name="L48">
              <text:list-item>
                <text:p text:style-name="P348">Allows 2nd tier bows</text:p>
              </text:list-item>
            </text:list>
          </table:table-cell>
        </table:table-row>
        <table:table-row>
          <table:table-cell table:style-name="Table4.A2" office:value-type="string">
            <text:p text:style-name="P122">Cultivation</text:p>
          </table:table-cell>
          <table:table-cell table:style-name="Table4.A2" office:value-type="string">
            <text:list xml:id="list192121049664326" text:continue-numbering="true" text:style-name="L48">
              <text:list-item>
                <text:p text:style-name="P344">Herb Lore Test</text:p>
              </text:list-item>
              <text:list-item>
                <text:p text:style-name="P349">Herbalist Bench built</text:p>
              </text:list-item>
            </text:list>
          </table:table-cell>
          <table:table-cell table:style-name="Table4.C2" office:value-type="string">
            <text:list xml:id="list192120563365829" text:continue-numbering="true" text:style-name="L48">
              <text:list-item>
                <text:p text:style-name="P344">Unlocks the herb garden, allowing characters to gather seeds and grow herbs</text:p>
              </text:list-item>
            </text:list>
          </table:table-cell>
        </table:table-row>
        <table:table-row>
          <table:table-cell table:style-name="Table4.A2" office:value-type="string">
            <text:p text:style-name="P120">Currency</text:p>
          </table:table-cell>
          <table:table-cell table:style-name="Table4.A2" office:value-type="string">
            <text:list xml:id="list192121618635983" text:continue-numbering="true" text:style-name="L48">
              <text:list-item>
                <text:p text:style-name="P345">1B</text:p>
              </text:list-item>
              <text:list-item>
                <text:p text:style-name="P350">Must have found coins (at least 1000 g)</text:p>
              </text:list-item>
              <text:list-item>
                <text:p text:style-name="P350">Must have any source of metal</text:p>
              </text:list-item>
              <text:list-item>
                <text:p text:style-name="P350">Administrate Test</text:p>
              </text:list-item>
            </text:list>
          </table:table-cell>
          <table:table-cell table:style-name="Table4.C2" office:value-type="string">
            <text:list xml:id="list192122007485329" text:continue-numbering="true" text:style-name="L48">
              <text:list-item>
                <text:p text:style-name="P350">Unlocks trade goods ($)</text:p>
              </text:list-item>
              <text:list-item>
                <text:p text:style-name="P350">When meeting resource requirements, can sub trade goods for any other single category of resource</text:p>
              </text:list-item>
              <text:list-item>
                <text:p text:style-name="P350">Trade goods do not count against your resource storage</text:p>
              </text:list-item>
              <text:list-item>
                <text:p text:style-name="P335">Traders will start to come to the enclave</text:p>
              </text:list-item>
            </text:list>
          </table:table-cell>
        </table:table-row>
        <table:table-row>
          <table:table-cell table:style-name="Table4.A2" office:value-type="string">
            <text:p text:style-name="P133">Dungeon Lore</text:p>
          </table:table-cell>
          <table:table-cell table:style-name="Table4.A2" office:value-type="string">
            <text:list xml:id="list192121149538991" text:continue-numbering="true" text:style-name="L48">
              <text:list-item>
                <text:p text:style-name="P345">1f</text:p>
              </text:list-item>
              <text:list-item>
                <text:p text:style-name="P351">Must have entered a dungeon</text:p>
              </text:list-item>
              <text:list-item>
                <text:p text:style-name="P351">Scholar Test</text:p>
              </text:list-item>
            </text:list>
          </table:table-cell>
          <table:table-cell table:style-name="Table4.C2" office:value-type="string">
            <text:list xml:id="list192121847646992" text:continue-numbering="true" text:style-name="L48">
              <text:list-item>
                <text:p text:style-name="P352"><text:span text:style-name="T39">Characters with scholar skill can learn</text:span> dungeon lore</text:p>
              </text:list-item>
            </text:list>
          </table:table-cell>
        </table:table-row>
        <table:table-row>
          <table:table-cell table:style-name="Table4.A2" office:value-type="string">
            <text:p text:style-name="P125">Herbal Medicine</text:p>
          </table:table-cell>
          <table:table-cell table:style-name="Table4.A2" office:value-type="string">
            <text:list xml:id="list192121297833482" text:continue-numbering="true" text:style-name="L48">
              <text:list-item>
                <text:p text:style-name="P253">1F</text:p>
              </text:list-item>
              <text:list-item>
                <text:p text:style-name="P254">Herb Lore test</text:p>
              </text:list-item>
            </text:list>
          </table:table-cell>
          <table:table-cell table:style-name="Table4.C2" office:value-type="string">
            <text:list xml:id="list192122111128390" text:continue-numbering="true" text:style-name="L48">
              <text:list-item>
                <text:p text:style-name="P349">Unlocks Herbalist's Bench</text:p>
              </text:list-item>
            </text:list>
          </table:table-cell>
        </table:table-row>
        <table:table-row>
          <table:table-cell table:style-name="Table4.A2" office:value-type="string">
            <text:p text:style-name="P131">History</text:p>
          </table:table-cell>
          <table:table-cell table:style-name="Table4.A2" office:value-type="string">
            <text:list xml:id="list192122060546518" text:continue-numbering="true" text:style-name="L48">
              <text:list-item>
                <text:p text:style-name="P255">1F</text:p>
              </text:list-item>
              <text:list-item>
                <text:p text:style-name="P255">Must have found a historical site</text:p>
              </text:list-item>
              <text:list-item>
                <text:p text:style-name="P255">Scholar Test</text:p>
              </text:list-item>
            </text:list>
          </table:table-cell>
          <table:table-cell table:style-name="Table4.C2" office:value-type="string">
            <text:list xml:id="list192122109374659" text:continue-numbering="true" text:style-name="L48">
              <text:list-item>
                <text:p text:style-name="P353"><text:span text:style-name="T39">Characters with scholar skill can learn</text:span> history, with a specialization in the subject of their historical find</text:p>
              </text:list-item>
              <text:list-item>
                <text:p text:style-name="P354">Item Lore gets put into the idea deck</text:p>
              </text:list-item>
            </text:list>
          </table:table-cell>
        </table:table-row>
        <table:table-row>
          <table:table-cell table:style-name="Table4.A2" office:value-type="string">
            <text:p text:style-name="P132">Item Lore</text:p>
          </table:table-cell>
          <table:table-cell table:style-name="Table4.A2" office:value-type="string">
            <text:list xml:id="list192121106849300" text:continue-numbering="true" text:style-name="L48">
              <text:list-item>
                <text:p text:style-name="P253">1B + 1F</text:p>
              </text:list-item>
              <text:list-item>
                <text:p text:style-name="P256">Must have history learned</text:p>
              </text:list-item>
              <text:list-item>
                <text:p text:style-name="P256">Must have access to a magic item</text:p>
              </text:list-item>
              <text:list-item>
                <text:p text:style-name="P256">Scholar Test</text:p>
              </text:list-item>
            </text:list>
          </table:table-cell>
          <table:table-cell table:style-name="Table4.C2" office:value-type="string">
            <text:list xml:id="list192121213778558" text:continue-numbering="true" text:style-name="L48">
              <text:list-item>
                <text:p text:style-name="P354">Characters can morph scholar skill into item lore</text:p>
              </text:list-item>
            </text:list>
          </table:table-cell>
        </table:table-row>
        <table:table-row>
          <table:table-cell table:style-name="Table4.A2" office:value-type="string">
            <text:p text:style-name="P120">Leather Armor</text:p>
          </table:table-cell>
          <table:table-cell table:style-name="Table4.A2" office:value-type="string">
            <text:list xml:id="list192121502285689" text:continue-numbering="true" text:style-name="L48">
              <text:list-item>
                <text:p text:style-name="P253">1B</text:p>
              </text:list-item>
              <text:list-item>
                <text:p text:style-name="P257">Source of hides</text:p>
              </text:list-item>
              <text:list-item>
                <text:p text:style-name="P258">Craftsman Test</text:p>
              </text:list-item>
            </text:list>
          </table:table-cell>
          <table:table-cell table:style-name="Table4.C2" office:value-type="string">
            <text:list xml:id="list192121064320007" text:continue-numbering="true" text:style-name="L48">
              <text:list-item>
                <text:p text:style-name="P344">Unlocks Tanner's Hut and thus<text:span text:style-name="T29"> cured leather armors (AV 2)</text:span></text:p>
              </text:list-item>
            </text:list>
          </table:table-cell>
        </table:table-row>
        <text:soft-page-break/>
        <table:table-row>
          <table:table-cell table:style-name="Table4.A2" office:value-type="string">
            <text:p text:style-name="P130">Literacy</text:p>
          </table:table-cell>
          <table:table-cell table:style-name="Table4.A2" office:value-type="string">
            <text:list xml:id="list192120951304556" text:continue-numbering="true" text:style-name="L48">
              <text:list-item>
                <text:p text:style-name="P259">2F</text:p>
              </text:list-item>
            </text:list>
          </table:table-cell>
          <table:table-cell table:style-name="Table4.C2" office:value-type="string">
            <text:list xml:id="list192122251389960" text:continue-numbering="true" text:style-name="L48">
              <text:list-item>
                <text:p text:style-name="P355">Literacy is scarce in this age – <text:span text:style-name="T33">with this idea, you start teaching the masses to read</text:span></text:p>
              </text:list-item>
              <text:list-item>
                <text:p text:style-name="P355">Increases chance of <text:span text:style-name="T36">attract action to 3/12</text:span></text:p>
              </text:list-item>
              <text:list-item>
                <text:p text:style-name="P355">Unlocks advanced scholarly upgrades</text:p>
              </text:list-item>
            </text:list>
          </table:table-cell>
        </table:table-row>
        <table:table-row>
          <table:table-cell table:style-name="Table4.A2" office:value-type="string">
            <text:p text:style-name="P120">Metalworking</text:p>
          </table:table-cell>
          <table:table-cell table:style-name="Table4.A2" office:value-type="string">
            <text:list xml:id="list192121358923989" text:continue-numbering="true" text:style-name="L48">
              <text:list-item>
                <text:p text:style-name="P253">2B</text:p>
              </text:list-item>
              <text:list-item>
                <text:p text:style-name="P258">Must have any source of metal</text:p>
              </text:list-item>
              <text:list-item>
                <text:p text:style-name="P258">Craftsman Test</text:p>
              </text:list-item>
            </text:list>
          </table:table-cell>
          <table:table-cell table:style-name="Table4.C2" office:value-type="string">
            <text:list xml:id="list192120726670348" text:continue-numbering="true" text:style-name="L48">
              <text:list-item>
                <text:p text:style-name="P344">Unlocks bronze smithy and the creation of bronze weapons, armor and tools</text:p>
              </text:list-item>
            </text:list>
          </table:table-cell>
        </table:table-row>
        <table:table-row>
          <table:table-cell table:style-name="Table4.A2" office:value-type="string">
            <text:p text:style-name="P122">Mushroom Lore</text:p>
          </table:table-cell>
          <table:table-cell table:style-name="Table4.A2" office:value-type="string">
            <text:list xml:id="list192122357970555" text:continue-numbering="true" text:style-name="L48">
              <text:list-item>
                <text:p text:style-name="P253">1F</text:p>
              </text:list-item>
              <text:list-item>
                <text:p text:style-name="P260">Herb Lore Test</text:p>
              </text:list-item>
              <text:list-item>
                <text:p text:style-name="P260">Access to swamp or cave site</text:p>
              </text:list-item>
            </text:list>
            <text:p text:style-name="P124"/>
          </table:table-cell>
          <table:table-cell table:style-name="Table4.C2" office:value-type="string">
            <text:list xml:id="list192121952302332" text:continue-numbering="true" text:style-name="L48">
              <text:list-item>
                <text:p text:style-name="P344">Characters can use herb lore to gather 1F from certain hexes and adventure sites</text:p>
              </text:list-item>
            </text:list>
          </table:table-cell>
        </table:table-row>
        <table:table-row>
          <table:table-cell table:style-name="Table4.A2" office:value-type="string">
            <text:p text:style-name="P121">Physician</text:p>
          </table:table-cell>
          <table:table-cell table:style-name="Table4.A2" office:value-type="string">
            <text:list xml:id="list192121694443655" text:continue-numbering="true" text:style-name="L48">
              <text:list-item>
                <text:p text:style-name="P253">1B</text:p>
              </text:list-item>
              <text:list-item>
                <text:p text:style-name="P261">Medical Test</text:p>
              </text:list-item>
            </text:list>
          </table:table-cell>
          <table:table-cell table:style-name="Table4.C2" office:value-type="string">
            <text:list xml:id="list192122460584348" text:continue-numbering="true" text:style-name="L48">
              <text:list-item>
                <text:p text:style-name="P340">Unlocks the Physician's Office</text:p>
              </text:list-item>
            </text:list>
          </table:table-cell>
        </table:table-row>
        <table:table-row>
          <table:table-cell table:style-name="Table4.A2" office:value-type="string">
            <text:p text:style-name="P128">Riding</text:p>
          </table:table-cell>
          <table:table-cell table:style-name="Table4.A2" office:value-type="string">
            <text:list xml:id="list192120640648688" text:continue-numbering="true" text:style-name="L48">
              <text:list-item>
                <text:p text:style-name="P262">1B + 1F</text:p>
              </text:list-item>
              <text:list-item>
                <text:p text:style-name="P262">Animal Lore test</text:p>
              </text:list-item>
            </text:list>
          </table:table-cell>
          <table:table-cell table:style-name="Table4.C2" office:value-type="string">
            <text:list xml:id="list192122417552622" text:continue-numbering="true" text:style-name="L48">
              <text:list-item>
                <text:p text:style-name="P356">Characters can buy the riding skill</text:p>
              </text:list-item>
              <text:list-item>
                <text:p text:style-name="P356">A personal stable is built for the mounts of named characters</text:p>
              </text:list-item>
              <text:list-item>
                <text:p text:style-name="P356">Stable is unlocked</text:p>
              </text:list-item>
            </text:list>
          </table:table-cell>
        </table:table-row>
        <table:table-row>
          <table:table-cell table:style-name="Table4.A2" office:value-type="string">
            <text:p text:style-name="P121">Sovereign Territory</text:p>
          </table:table-cell>
          <table:table-cell table:style-name="Table4.A2" office:value-type="string">
            <text:list xml:id="list192121570310253" text:continue-numbering="true" text:style-name="L48">
              <text:list-item>
                <text:p text:style-name="P261">2F</text:p>
              </text:list-item>
              <text:list-item>
                <text:p text:style-name="P261">Administrate Test</text:p>
              </text:list-item>
              <text:list-item>
                <text:p text:style-name="P261">Diplomacy Test</text:p>
              </text:list-item>
            </text:list>
          </table:table-cell>
          <table:table-cell table:style-name="Table4.C2" office:value-type="string">
            <text:list xml:id="list192122183878166" text:continue-numbering="true" text:style-name="L48">
              <text:list-item>
                <text:p text:style-name="P342">Enclave can draw borders around its holdings and the surrounding hexes</text:p>
              </text:list-item>
              <text:list-item>
                <text:p text:style-name="P342">Other enclaves will not be able to operate within your borders without permission, subterfuge, or a war declaration</text:p>
              </text:list-item>
              <text:list-item>
                <text:p text:style-name="P344">Gives characters the initiative when dealing with incursions, or hostile events within their borders – they will (9/12) have a chance to react before damage is done</text:p>
              </text:list-item>
              <text:list-item>
                <text:p text:style-name="P357">No hex within your borders is considered dangerous and no food is required to move worker units within your borders</text:p>
              </text:list-item>
            </text:list>
          </table:table-cell>
        </table:table-row>
        <table:table-row>
          <table:table-cell table:style-name="Table4.A2" office:value-type="string">
            <text:p text:style-name="P139">Stone Working</text:p>
          </table:table-cell>
          <table:table-cell table:style-name="Table4.A2" office:value-type="string">
            <text:list xml:id="list192122195545698" text:continue-numbering="true" text:style-name="L48">
              <text:list-item>
                <text:p text:style-name="P263">2B</text:p>
              </text:list-item>
              <text:list-item>
                <text:p text:style-name="P263">Craftsman Test</text:p>
              </text:list-item>
              <text:list-item>
                <text:p text:style-name="P263">Must have a source of stone <text:span text:style-name="T57">or have encountered dwarves</text:span></text:p>
              </text:list-item>
            </text:list>
          </table:table-cell>
          <table:table-cell table:style-name="Table4.C2" office:value-type="string">
            <text:list xml:id="list192121425061176" text:continue-numbering="true" text:style-name="L48">
              <text:list-item>
                <text:p text:style-name="P358">Allows gathering from stone sites</text:p>
              </text:list-item>
              <text:list-item>
                <text:p text:style-name="P358">Allows stone to be used as a building resource</text:p>
              </text:list-item>
            </text:list>
          </table:table-cell>
        </table:table-row>
        <table:table-row>
          <table:table-cell table:style-name="Table4.A2" office:value-type="string">
            <text:p text:style-name="P123">Training</text:p>
          </table:table-cell>
          <table:table-cell table:style-name="Table4.A2" office:value-type="string">
            <text:list xml:id="list192121438010818" text:continue-numbering="true" text:style-name="L48">
              <text:list-item>
                <text:p text:style-name="P264">1F</text:p>
              </text:list-item>
              <text:list-item>
                <text:p text:style-name="P264">Administrate Test</text:p>
              </text:list-item>
            </text:list>
          </table:table-cell>
          <table:table-cell table:style-name="Table4.C2" office:value-type="string">
            <text:list xml:id="list192121276604965" text:continue-numbering="true" text:style-name="L48">
              <text:list-item>
                <text:p text:style-name="P359">Unlocks the train enclave action, allowing for specialized worker units</text:p>
              </text:list-item>
            </text:list>
          </table:table-cell>
        </table:table-row>
        <table:table-row>
          <table:table-cell table:style-name="Table4.A2" office:value-type="string">
            <text:p text:style-name="P129">Weapon Styles</text:p>
          </table:table-cell>
          <table:table-cell table:style-name="Table4.A2" office:value-type="string">
            <text:list xml:id="list192120539662952" text:continue-numbering="true" text:style-name="L48">
              <text:list-item>
                <text:p text:style-name="P253">1B</text:p>
              </text:list-item>
              <text:list-item>
                <text:p text:style-name="P265">Must have sample of weapon with style</text:p>
              </text:list-item>
              <text:list-item>
                <text:p text:style-name="P265">Must have access to correct technology/resources</text:p>
              </text:list-item>
              <text:list-item>
                <text:p text:style-name="P265">Craftsman Test</text:p>
              </text:list-item>
            </text:list>
          </table:table-cell>
          <table:table-cell table:style-name="Table4.C2" office:value-type="string">
            <text:list xml:id="list192120730283855" text:continue-numbering="true" text:style-name="L48">
              <text:list-item>
                <text:p text:style-name="P360">Your craftsmen can create weapons in the learned style</text:p>
              </text:list-item>
            </text:list>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M7S</meta:editing-duration>
    <meta:editing-cycles>92</meta:editing-cycles>
    <meta:generator>LibreOffice/5.4.2.2$Windows_X86_64 LibreOffice_project/22b09f6418e8c2d508a9eaf86b2399209b0990f4</meta:generator>
    <dc:date>2018-09-15T19:21:02.855000000</dc:date>
    <meta:document-statistic meta:table-count="22" meta:image-count="0" meta:object-count="0" meta:page-count="13" meta:paragraph-count="587" meta:word-count="5160" meta:character-count="27049" meta:non-whitespace-character-count="22774"/>
    <meta:user-defined meta:name="Info 1"/>
    <meta:user-defined meta:name="Info 2"/>
    <meta:user-defined meta:name="Info 3"/>
    <meta:user-defined meta:name="Info 4"/>
  </office:meta>
</office:document-meta>
</file>